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52.5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79mm"/>
    </style:style>
    <style:style style:name="co4" style:family="table-column">
      <style:table-column-properties fo:break-before="auto" style:column-width="9.86mm"/>
    </style:style>
    <style:style style:name="co5" style:family="table-column">
      <style:table-column-properties fo:break-before="auto" style:column-width="18.63mm"/>
    </style:style>
    <style:style style:name="co6" style:family="table-column">
      <style:table-column-properties fo:break-before="auto" style:column-width="20.74mm"/>
    </style:style>
    <style:style style:name="co7" style:family="table-column">
      <style:table-column-properties fo:break-before="auto" style:column-width="5.31mm"/>
    </style:style>
    <style:style style:name="co8" style:family="table-column">
      <style:table-column-properties fo:break-before="auto" style:column-width="14.39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4.99mm"/>
    </style:style>
    <style:style style:name="co11" style:family="table-column">
      <style:table-column-properties fo:break-before="auto" style:column-width="22.56mm"/>
    </style:style>
    <style:style style:name="co12" style:family="table-column">
      <style:table-column-properties fo:break-before="auto" style:column-width="8.34mm"/>
    </style:style>
    <style:style style:name="co13" style:family="table-column">
      <style:table-column-properties fo:break-before="auto" style:column-width="74mm"/>
    </style:style>
    <style:style style:name="co14" style:family="table-column">
      <style:table-column-properties fo:break-before="auto" style:column-width="62.19mm"/>
    </style:style>
    <style:style style:name="co15" style:family="table-column">
      <style:table-column-properties fo:break-before="auto" style:column-width="13.18mm"/>
    </style:style>
    <style:style style:name="co16" style:family="table-column">
      <style:table-column-properties fo:break-before="auto" style:column-width="19.84mm"/>
    </style:style>
    <style:style style:name="co17" style:family="table-column">
      <style:table-column-properties fo:break-before="auto" style:column-width="25.28mm"/>
    </style:style>
    <style:style style:name="co18" style:family="table-column">
      <style:table-column-properties fo:break-before="auto" style:column-width="23.48mm"/>
    </style:style>
    <style:style style:name="co19" style:family="table-column">
      <style:table-column-properties fo:break-before="auto" style:column-width="23.78mm"/>
    </style:style>
    <style:style style:name="co20" style:family="table-column">
      <style:table-column-properties fo:break-before="auto" style:column-width="28.01mm"/>
    </style:style>
    <style:style style:name="co21" style:family="table-column">
      <style:table-column-properties fo:break-before="auto" style:column-width="29.21mm"/>
    </style:style>
    <style:style style:name="co22" style:family="table-column">
      <style:table-column-properties fo:break-before="auto" style:column-width="217.56mm"/>
    </style:style>
    <style:style style:name="co23" style:family="table-column">
      <style:table-column-properties fo:break-before="auto" style:column-width="16.51mm"/>
    </style:style>
    <style:style style:name="co24" style:family="table-column">
      <style:table-column-properties fo:break-before="auto" style:column-width="32.54mm"/>
    </style:style>
    <style:style style:name="co25" style:family="table-column">
      <style:table-column-properties fo:break-before="auto" style:column-width="35.58mm"/>
    </style:style>
    <style:style style:name="co26" style:family="table-column">
      <style:table-column-properties fo:break-before="auto" style:column-width="33.46mm"/>
    </style:style>
    <style:style style:name="co27" style:family="table-column">
      <style:table-column-properties fo:break-before="auto" style:column-width="203.82mm"/>
    </style:style>
    <style:style style:name="co28" style:family="table-column">
      <style:table-column-properties fo:break-before="auto" style:column-width="9.07mm"/>
    </style:style>
    <style:style style:name="co29" style:family="table-column">
      <style:table-column-properties fo:break-before="auto" style:column-width="57.54mm"/>
    </style:style>
    <style:style style:name="co30" style:family="table-column">
      <style:table-column-properties fo:break-before="auto" style:column-width="12.07mm"/>
    </style:style>
    <style:style style:name="co31" style:family="table-column">
      <style:table-column-properties fo:break-before="auto" style:column-width="62.99mm"/>
    </style:style>
    <style:style style:name="co32" style:family="table-column">
      <style:table-column-properties fo:break-before="auto" style:column-width="24.85mm"/>
    </style:style>
    <style:style style:name="co33" style:family="table-column">
      <style:table-column-properties fo:break-before="auto" style:column-width="40.11mm"/>
    </style:style>
    <style:style style:name="co34" style:family="table-column">
      <style:table-column-properties fo:break-before="auto" style:column-width="8.71mm"/>
    </style:style>
    <style:style style:name="co35" style:family="table-column">
      <style:table-column-properties fo:break-before="auto" style:column-width="251.94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cfe7f5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999999" style:text-align-source="fix" style:repeat-content="false" fo:border="0.06pt solid #000000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cfe7f5" style:text-align-source="fix" style:repeat-content="false" fo:border="0.06pt solid #000000" style:vertical-align="top"/>
      <style:paragraph-properties fo:text-align="center" fo:margin-left="0mm"/>
    </style:style>
    <style:style style:name="ce7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8" style:family="table-cell" style:parent-style-name="Default" style:data-style-name="N100">
      <style:table-cell-properties fo:background-color="#cfe7f5" style:text-align-source="fix" style:repeat-content="false" fo:border="0.06pt solid #000000" style:vertical-align="to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style:font-name-asian="Noto Sans CJK SC DemiLight" style:font-name-complex="FreeSans"/>
    </style:style>
    <style:style style:name="ce10" style:family="table-cell" style:parent-style-name="Default">
      <style:table-cell-properties fo:background-color="#cfe7f5" style:text-align-source="fix" style:repeat-content="false" fo:border="0.06pt solid #000000" style:vertical-align="top"/>
      <style:paragraph-properties fo:text-align="center" fo:margin-left="0mm"/>
      <style:text-properties style:font-name="Liberation Sans" style:font-name-asian="Noto Sans CJK SC DemiLight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cfe7f5"/>
    </style:style>
    <style:style style:name="ce13" style:family="table-cell" style:parent-style-name="Default">
      <style:text-properties style:font-name="Liberation Sans" style:font-name-asian="Noto Sans CJK SC DemiLight" style:font-name-complex="FreeSans"/>
    </style:style>
  </office:automatic-styles>
  <office:body>
    <office:spreadsheet>
      <table:calculation-settings table:automatic-find-labels="false"/>
      <table:table table:name="Init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7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col fg</text:p>
          </table:table-cell>
          <table:table-cell table:style-name="ce1" office:value-type="string" calcext:value-type="string">
            <text:p>col bg</text:p>
          </table:table-cell>
          <table:table-cell table:style-name="ce1"/>
          <table:table-cell table:number-columns-repeated="2" table:style-name="ce1" office:value-type="string" calcext:value-type="string">
            <text:p>bold</text:p>
          </table:table-cell>
          <table:table-cell table:style-name="ce1"/>
          <table:table-cell table:number-columns-repeated="2" table:style-name="ce1" office:value-type="string" calcext:value-type="string">
            <text:p>Italic</text:p>
          </table:table-cell>
          <table:table-cell table:style-name="ce1" office:value-type="string" calcext:value-type="string">
            <text:p>Display</text:p>
          </table:table-cell>
          <table:table-cell table:style-name="ce11" table:number-columns-repeated="1009"/>
        </table:table-row>
        <table:table-row table:style-name="ro2">
          <table:table-cell table:style-name="ce2" office:value-type="string" calcext:value-type="string">
            <text:p>allEditorBg</text:p>
          </table:table-cell>
          <table:table-cell table:style-name="ce2"/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Tou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000000</text:p>
          </table:table-cell>
          <table:table-cell table:style-name="ce7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2]=0;&quot;false&quot;;&quot;true&quot;)" office:value-type="string" office:string-value="false" calcext:value-type="string">
            <text:p>false</text:p>
          </table:table-cell>
          <table:table-cell table:style-name="ce2" table:formula="of:=IF([.I2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2]=0;&quot;false&quot;;&quot;true&quot;)" office:value-type="string" office:string-value="false" calcext:value-type="string">
            <text:p>false</text:p>
          </table:table-cell>
          <table:table-cell table:style-name="ce2" table:formula="of:=IF([.L2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default</text:p>
          </table:table-cell>
          <table:table-cell table:style-name="ce2"/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Défau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000000</text:p>
          </table:table-cell>
          <table:table-cell table:style-name="ce7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3]=0;&quot;false&quot;;&quot;true&quot;)" office:value-type="string" office:string-value="false" calcext:value-type="string">
            <text:p>false</text:p>
          </table:table-cell>
          <table:table-cell table:style-name="ce2" table:formula="of:=IF([.I3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3]=0;&quot;false&quot;;&quot;true&quot;)" office:value-type="string" office:string-value="false" calcext:value-type="string">
            <text:p>false</text:p>
          </table:table-cell>
          <table:table-cell table:style-name="ce2" table:formula="of:=IF([.L3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Title01</text:p>
          </table:table-cell>
          <table:table-cell table:style-name="ce3"/>
          <table:table-cell table:style-name="ce3" office:value-type="string" calcext:value-type="string">
            <text:p>Dynamic highlight</text:p>
          </table:table-cell>
          <table:table-cell table:style-name="ce3" office:value-type="string" calcext:value-type="string">
            <text:p>Colorisation dynamiqu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#00000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IF([.I4]=0;&quot;false&quot;;&quot;true&quot;)" office:value-type="string" office:string-value="false" calcext:value-type="string">
            <text:p>false</text:p>
          </table:table-cell>
          <table:table-cell table:style-name="ce6" table:formula="of:=IF([.I4]=0;&quot;normal&quot;;&quot;bold&quot;)" office:value-type="string" office:string-value="normal" calcext:value-type="string">
            <text:p>normal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IF([.L4]=0;&quot;false&quot;;&quot;true&quot;)" office:value-type="string" office:string-value="false" calcext:value-type="string">
            <text:p>false</text:p>
          </table:table-cell>
          <table:table-cell table:style-name="ce6" table:formula="of:=IF([.L4]=0;&quot;normal&quot;;&quot;italic&quot;)" office:value-type="string" office:string-value="normal" calcext:value-type="string">
            <text:p>normal</text:p>
          </table:table-cell>
          <table:table-cell table:style-name="ce6" office:value-type="float" office:value="0" calcext:value-type="float">
            <text:p>0</text:p>
          </table:table-cell>
          <table:table-cell table:style-name="ce12" table:number-columns-repeated="1009"/>
        </table:table-row>
        <table:table-row table:style-name="ro2">
          <table:table-cell table:style-name="ce2" office:value-type="string" calcext:value-type="string">
            <text:p>caret</text:p>
          </table:table-cell>
          <table:table-cell table:style-name="ce2"/>
          <table:table-cell table:style-name="ce2" office:value-type="string" calcext:value-type="string">
            <text:p>Cursor</text:p>
          </table:table-cell>
          <table:table-cell table:style-name="ce2" office:value-type="string" calcext:value-type="string">
            <text:p>Curseu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802000</text:p>
          </table:table-cell>
          <table:table-cell table:style-name="ce7" office:value-type="string" calcext:value-type="string">
            <text:p>#FFFFFF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5]=0;&quot;false&quot;;&quot;true&quot;)" office:value-type="string" office:string-value="true" calcext:value-type="string">
            <text:p>true</text:p>
          </table:table-cell>
          <table:table-cell table:style-name="ce2" table:formula="of:=IF([.I5]=0;&quot;normal&quot;;&quot;bold&quot;)" office:value-type="string" office:string-value="bold" calcext:value-type="string">
            <text:p>bold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5]=0;&quot;false&quot;;&quot;true&quot;)" office:value-type="string" office:string-value="false" calcext:value-type="string">
            <text:p>false</text:p>
          </table:table-cell>
          <table:table-cell table:style-name="ce2" table:formula="of:=IF([.L5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urrent_line</text:p>
          </table:table-cell>
          <table:table-cell table:style-name="ce2"/>
          <table:table-cell table:style-name="ce2" office:value-type="string" calcext:value-type="string">
            <text:p>Current line</text:p>
          </table:table-cell>
          <table:table-cell table:style-name="ce2" office:value-type="string" calcext:value-type="string">
            <text:p>Ligne couran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000000</text:p>
          </table:table-cell>
          <table:table-cell table:style-name="ce7" office:value-type="string" calcext:value-type="string">
            <text:p>#FFFFC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6]=0;&quot;false&quot;;&quot;true&quot;)" office:value-type="string" office:string-value="false" calcext:value-type="string">
            <text:p>false</text:p>
          </table:table-cell>
          <table:table-cell table:style-name="ce2" table:formula="of:=IF([.I6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6]=0;&quot;false&quot;;&quot;true&quot;)" office:value-type="string" office:string-value="false" calcext:value-type="string">
            <text:p>false</text:p>
          </table:table-cell>
          <table:table-cell table:style-name="ce2" table:formula="of:=IF([.L6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brace_bad</text:p>
          </table:table-cell>
          <table:table-cell table:style-name="ce2"/>
          <table:table-cell table:style-name="ce2" office:value-type="string" calcext:value-type="string">
            <text:p>Orphan brace</text:p>
          </table:table-cell>
          <table:table-cell table:style-name="ce2" office:value-type="string" calcext:value-type="string">
            <text:p>Parenthèse orphel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000000</text:p>
          </table:table-cell>
          <table:table-cell table:style-name="ce7" office:value-type="string" calcext:value-type="string">
            <text:p>#00FF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7]=0;&quot;false&quot;;&quot;true&quot;)" office:value-type="string" office:string-value="false" calcext:value-type="string">
            <text:p>false</text:p>
          </table:table-cell>
          <table:table-cell table:style-name="ce2" table:formula="of:=IF([.I7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7]=0;&quot;false&quot;;&quot;true&quot;)" office:value-type="string" office:string-value="false" calcext:value-type="string">
            <text:p>false</text:p>
          </table:table-cell>
          <table:table-cell table:style-name="ce2" table:formula="of:=IF([.L7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brace_good</text:p>
          </table:table-cell>
          <table:table-cell table:style-name="ce2"/>
          <table:table-cell table:style-name="ce2" office:value-type="string" calcext:value-type="string">
            <text:p>Pair of brace</text:p>
          </table:table-cell>
          <table:table-cell table:style-name="ce2" office:value-type="string" calcext:value-type="string">
            <text:p>Paire parenthès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FFFFFF</text:p>
          </table:table-cell>
          <table:table-cell table:style-name="ce7" office:value-type="string" calcext:value-type="string">
            <text:p>#FF00FF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8]=0;&quot;false&quot;;&quot;true&quot;)" office:value-type="string" office:string-value="false" calcext:value-type="string">
            <text:p>false</text:p>
          </table:table-cell>
          <table:table-cell table:style-name="ce2" table:formula="of:=IF([.I8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8]=0;&quot;false&quot;;&quot;true&quot;)" office:value-type="string" office:string-value="false" calcext:value-type="string">
            <text:p>false</text:p>
          </table:table-cell>
          <table:table-cell table:style-name="ce2" table:formula="of:=IF([.L8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election</text:p>
          </table:table-cell>
          <table:table-cell table:style-name="ce2"/>
          <table:table-cell table:number-columns-repeated="2" table:style-name="ce2" office:value-type="string" calcext:value-type="string">
            <text:p>Selec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000000</text:p>
          </table:table-cell>
          <table:table-cell table:style-name="ce7" office:value-type="string" calcext:value-type="string">
            <text:p>#FF80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9]=0;&quot;false&quot;;&quot;true&quot;)" office:value-type="string" office:string-value="false" calcext:value-type="string">
            <text:p>false</text:p>
          </table:table-cell>
          <table:table-cell table:style-name="ce2" table:formula="of:=IF([.I9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9]=0;&quot;false&quot;;&quot;true&quot;)" office:value-type="string" office:string-value="false" calcext:value-type="string">
            <text:p>false</text:p>
          </table:table-cell>
          <table:table-cell table:style-name="ce2" table:formula="of:=IF([.L9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Title02</text:p>
          </table:table-cell>
          <table:table-cell table:style-name="ce3"/>
          <table:table-cell table:style-name="ce3" office:value-type="string" calcext:value-type="string">
            <text:p>Syntax Highlighting</text:p>
          </table:table-cell>
          <table:table-cell table:style-name="ce3" office:value-type="string" calcext:value-type="string">
            <text:p>Colorisation syntaxiqu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#00000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IF([.I10]=0;&quot;false&quot;;&quot;true&quot;)" office:value-type="string" office:string-value="false" calcext:value-type="string">
            <text:p>false</text:p>
          </table:table-cell>
          <table:table-cell table:style-name="ce6" table:formula="of:=IF([.I10]=0;&quot;normal&quot;;&quot;bold&quot;)" office:value-type="string" office:string-value="normal" calcext:value-type="string">
            <text:p>normal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IF([.L10]=0;&quot;false&quot;;&quot;true&quot;)" office:value-type="string" office:string-value="false" calcext:value-type="string">
            <text:p>false</text:p>
          </table:table-cell>
          <table:table-cell table:style-name="ce6" table:formula="of:=IF([.L10]=0;&quot;normal&quot;;&quot;italic&quot;)" office:value-type="string" office:string-value="normal" calcext:value-type="string">
            <text:p>normal</text:p>
          </table:table-cell>
          <table:table-cell table:style-name="ce6" office:value-type="float" office:value="0" calcext:value-type="float">
            <text:p>0</text:p>
          </table:table-cell>
          <table:table-cell table:style-name="ce12" table:number-columns-repeated="1009"/>
        </table:table-row>
        <table:table-row table:style-name="ro2">
          <table:table-cell table:style-name="ce2" office:value-type="string" calcext:value-type="string">
            <text:p>attribute</text:p>
          </table:table-cell>
          <table:table-cell table:style-name="ce2"/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Attribu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800080</text:p>
          </table:table-cell>
          <table:table-cell table:style-name="ce7" office:value-type="string" calcext:value-type="string">
            <text:p>#DAF2F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11]=0;&quot;false&quot;;&quot;true&quot;)" office:value-type="string" office:string-value="true" calcext:value-type="string">
            <text:p>true</text:p>
          </table:table-cell>
          <table:table-cell table:style-name="ce2" table:formula="of:=IF([.I11]=0;&quot;normal&quot;;&quot;bold&quot;)" office:value-type="string" office:string-value="bold" calcext:value-type="string">
            <text:p>bold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11]=0;&quot;false&quot;;&quot;true&quot;)" office:value-type="string" office:string-value="false" calcext:value-type="string">
            <text:p>false</text:p>
          </table:table-cell>
          <table:table-cell table:style-name="ce2" table:formula="of:=IF([.L11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haracter</text:p>
          </table:table-cell>
          <table:table-cell table:style-name="ce2"/>
          <table:table-cell table:number-columns-repeated="2" table:style-name="ce2" office:value-type="string" calcext:value-type="string">
            <text:p>Character strin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FFFFFF</text:p>
          </table:table-cell>
          <table:table-cell table:style-name="ce7" office:value-type="string" calcext:value-type="string">
            <text:p>#B7CCC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12]=0;&quot;false&quot;;&quot;true&quot;)" office:value-type="string" office:string-value="false" calcext:value-type="string">
            <text:p>false</text:p>
          </table:table-cell>
          <table:table-cell table:style-name="ce2" table:formula="of:=IF([.I12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12]=0;&quot;false&quot;;&quot;true&quot;)" office:value-type="string" office:string-value="false" calcext:value-type="string">
            <text:p>false</text:p>
          </table:table-cell>
          <table:table-cell table:style-name="ce2" table:formula="of:=IF([.L12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2"/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000000</text:p>
          </table:table-cell>
          <table:table-cell table:style-name="ce7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13]=0;&quot;false&quot;;&quot;true&quot;)" office:value-type="string" office:string-value="false" calcext:value-type="string">
            <text:p>false</text:p>
          </table:table-cell>
          <table:table-cell table:style-name="ce2" table:formula="of:=IF([.I13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13]=0;&quot;false&quot;;&quot;true&quot;)" office:value-type="string" office:string-value="false" calcext:value-type="string">
            <text:p>false</text:p>
          </table:table-cell>
          <table:table-cell table:style-name="ce2" table:formula="of:=IF([.L13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/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007080</text:p>
          </table:table-cell>
          <table:table-cell table:style-name="ce7" office:value-type="string" calcext:value-type="string">
            <text:p>#CEE5E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14]=0;&quot;false&quot;;&quot;true&quot;)" office:value-type="string" office:string-value="false" calcext:value-type="string">
            <text:p>false</text:p>
          </table:table-cell>
          <table:table-cell table:style-name="ce2" table:formula="of:=IF([.I14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formula="of:=IF([.L14]=0;&quot;false&quot;;&quot;true&quot;)" office:value-type="string" office:string-value="true" calcext:value-type="string">
            <text:p>true</text:p>
          </table:table-cell>
          <table:table-cell table:style-name="ce2" table:formula="of:=IF([.L14]=0;&quot;normal&quot;;&quot;italic&quot;)" office:value-type="string" office:string-value="italic" calcext:value-type="string">
            <text:p>itali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omment_line</text:p>
          </table:table-cell>
          <table:table-cell table:style-name="ce2"/>
          <table:table-cell table:style-name="ce2" office:value-type="string" calcext:value-type="string">
            <text:p>Line comment</text:p>
          </table:table-cell>
          <table:table-cell table:style-name="ce2" office:value-type="string" calcext:value-type="string">
            <text:p>Commentaire de lig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007080</text:p>
          </table:table-cell>
          <table:table-cell table:style-name="ce7" office:value-type="string" calcext:value-type="string">
            <text:p>#CEE5E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15]=0;&quot;false&quot;;&quot;true&quot;)" office:value-type="string" office:string-value="false" calcext:value-type="string">
            <text:p>false</text:p>
          </table:table-cell>
          <table:table-cell table:style-name="ce2" table:formula="of:=IF([.I15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formula="of:=IF([.L15]=0;&quot;false&quot;;&quot;true&quot;)" office:value-type="string" office:string-value="true" calcext:value-type="string">
            <text:p>true</text:p>
          </table:table-cell>
          <table:table-cell table:style-name="ce2" table:formula="of:=IF([.L15]=0;&quot;normal&quot;;&quot;italic&quot;)" office:value-type="string" office:string-value="italic" calcext:value-type="string">
            <text:p>itali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identifier</text:p>
          </table:table-cell>
          <table:table-cell table:style-name="ce2"/>
          <table:table-cell table:style-name="ce2" office:value-type="string" calcext:value-type="string">
            <text:p>Identifier A</text:p>
          </table:table-cell>
          <table:table-cell table:style-name="ce2" office:value-type="string" calcext:value-type="string">
            <text:p>Identifiant 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6F5F7F</text:p>
          </table:table-cell>
          <table:table-cell table:style-name="ce7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16]=0;&quot;false&quot;;&quot;true&quot;)" office:value-type="string" office:string-value="false" calcext:value-type="string">
            <text:p>false</text:p>
          </table:table-cell>
          <table:table-cell table:style-name="ce2" table:formula="of:=IF([.I16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16]=0;&quot;false&quot;;&quot;true&quot;)" office:value-type="string" office:string-value="false" calcext:value-type="string">
            <text:p>false</text:p>
          </table:table-cell>
          <table:table-cell table:style-name="ce2" table:formula="of:=IF([.L16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identifier_1</text:p>
          </table:table-cell>
          <table:table-cell table:style-name="ce2"/>
          <table:table-cell table:style-name="ce2" office:value-type="string" calcext:value-type="string">
            <text:p>Identifier B</text:p>
          </table:table-cell>
          <table:table-cell table:style-name="ce2" office:value-type="string" calcext:value-type="string">
            <text:p>Identifiant 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FF7E7E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17]=0;&quot;false&quot;;&quot;true&quot;)" office:value-type="string" office:string-value="false" calcext:value-type="string">
            <text:p>false</text:p>
          </table:table-cell>
          <table:table-cell table:style-name="ce2" table:formula="of:=IF([.I17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L17]=0;&quot;false&quot;;&quot;true&quot;)" office:value-type="string" office:string-value="true" calcext:value-type="string">
            <text:p>true</text:p>
          </table:table-cell>
          <table:table-cell table:style-name="ce2" table:formula="of:=IF([.L17]=0;&quot;normal&quot;;&quot;italic&quot;)" office:value-type="string" office:string-value="italic" calcext:value-type="string">
            <text:p>itali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keyword_1</text:p>
          </table:table-cell>
          <table:table-cell table:style-name="ce2"/>
          <table:table-cell table:style-name="ce2" office:value-type="string" calcext:value-type="string">
            <text:p>Keyword A</text:p>
          </table:table-cell>
          <table:table-cell table:style-name="ce2" office:value-type="string" calcext:value-type="string">
            <text:p>Mot clé 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000080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18]=0;&quot;false&quot;;&quot;true&quot;)" office:value-type="string" office:string-value="true" calcext:value-type="string">
            <text:p>true</text:p>
          </table:table-cell>
          <table:table-cell table:style-name="ce2" table:formula="of:=IF([.I18]=0;&quot;normal&quot;;&quot;bold&quot;)" office:value-type="string" office:string-value="bold" calcext:value-type="string">
            <text:p>bol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18]=0;&quot;false&quot;;&quot;true&quot;)" office:value-type="string" office:string-value="false" calcext:value-type="string">
            <text:p>false</text:p>
          </table:table-cell>
          <table:table-cell table:style-name="ce2" table:formula="of:=IF([.L18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keyword_2</text:p>
          </table:table-cell>
          <table:table-cell table:style-name="ce2"/>
          <table:table-cell table:style-name="ce2" office:value-type="string" calcext:value-type="string">
            <text:p>Keyword B</text:p>
          </table:table-cell>
          <table:table-cell table:style-name="ce2" office:value-type="string" calcext:value-type="string">
            <text:p>Mot clé 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7F0055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19]=0;&quot;false&quot;;&quot;true&quot;)" office:value-type="string" office:string-value="false" calcext:value-type="string">
            <text:p>false</text:p>
          </table:table-cell>
          <table:table-cell table:style-name="ce2" table:formula="of:=IF([.I19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19]=0;&quot;false&quot;;&quot;true&quot;)" office:value-type="string" office:string-value="false" calcext:value-type="string">
            <text:p>false</text:p>
          </table:table-cell>
          <table:table-cell table:style-name="ce2" table:formula="of:=IF([.L19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number_1</text:p>
          </table:table-cell>
          <table:table-cell table:style-name="ce2"/>
          <table:table-cell table:style-name="ce2" office:value-type="string" calcext:value-type="string">
            <text:p>Number A</text:p>
          </table:table-cell>
          <table:table-cell table:style-name="ce2" office:value-type="string" calcext:value-type="string">
            <text:p>Nombre 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800080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20]=0;&quot;false&quot;;&quot;true&quot;)" office:value-type="string" office:string-value="false" calcext:value-type="string">
            <text:p>false</text:p>
          </table:table-cell>
          <table:table-cell table:style-name="ce2" table:formula="of:=IF([.I20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20]=0;&quot;false&quot;;&quot;true&quot;)" office:value-type="string" office:string-value="false" calcext:value-type="string">
            <text:p>false</text:p>
          </table:table-cell>
          <table:table-cell table:style-name="ce2" table:formula="of:=IF([.L20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number_2</text:p>
          </table:table-cell>
          <table:table-cell table:style-name="ce2"/>
          <table:table-cell table:style-name="ce2" office:value-type="string" calcext:value-type="string">
            <text:p>Number B</text:p>
          </table:table-cell>
          <table:table-cell table:style-name="ce2" office:value-type="string" calcext:value-type="string">
            <text:p>Nombre 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007F47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21]=0;&quot;false&quot;;&quot;true&quot;)" office:value-type="string" office:string-value="false" calcext:value-type="string">
            <text:p>false</text:p>
          </table:table-cell>
          <table:table-cell table:style-name="ce2" table:formula="of:=IF([.I21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21]=0;&quot;false&quot;;&quot;true&quot;)" office:value-type="string" office:string-value="false" calcext:value-type="string">
            <text:p>false</text:p>
          </table:table-cell>
          <table:table-cell table:style-name="ce2" table:formula="of:=IF([.L21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operator</text:p>
          </table:table-cell>
          <table:table-cell table:style-name="ce2"/>
          <table:table-cell table:style-name="ce2" office:value-type="string" calcext:value-type="string">
            <text:p>Operator</text:p>
          </table:table-cell>
          <table:table-cell table:style-name="ce2" office:value-type="string" calcext:value-type="string">
            <text:p>Opérateu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FF00FF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22]=0;&quot;false&quot;;&quot;true&quot;)" office:value-type="string" office:string-value="true" calcext:value-type="string">
            <text:p>true</text:p>
          </table:table-cell>
          <table:table-cell table:style-name="ce2" table:formula="of:=IF([.I22]=0;&quot;normal&quot;;&quot;bold&quot;)" office:value-type="string" office:string-value="bold" calcext:value-type="string">
            <text:p>bol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22]=0;&quot;false&quot;;&quot;true&quot;)" office:value-type="string" office:string-value="false" calcext:value-type="string">
            <text:p>false</text:p>
          </table:table-cell>
          <table:table-cell table:style-name="ce2" table:formula="of:=IF([.L22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other</text:p>
          </table:table-cell>
          <table:table-cell table:style-name="ce2"/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Aut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BF0000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23]=0;&quot;false&quot;;&quot;true&quot;)" office:value-type="string" office:string-value="false" calcext:value-type="string">
            <text:p>false</text:p>
          </table:table-cell>
          <table:table-cell table:style-name="ce2" table:formula="of:=IF([.I23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23]=0;&quot;false&quot;;&quot;true&quot;)" office:value-type="string" office:string-value="false" calcext:value-type="string">
            <text:p>false</text:p>
          </table:table-cell>
          <table:table-cell table:style-name="ce2" table:formula="of:=IF([.L23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preprocessor</text:p>
          </table:table-cell>
          <table:table-cell table:style-name="ce2"/>
          <table:table-cell table:style-name="ce2" office:value-type="string" calcext:value-type="string">
            <text:p>Preprocessor</text:p>
          </table:table-cell>
          <table:table-cell table:style-name="ce2" office:value-type="string" calcext:value-type="string">
            <text:p>Preprocesseu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BF0000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24]=0;&quot;false&quot;;&quot;true&quot;)" office:value-type="string" office:string-value="true" calcext:value-type="string">
            <text:p>true</text:p>
          </table:table-cell>
          <table:table-cell table:style-name="ce2" table:formula="of:=IF([.I24]=0;&quot;normal&quot;;&quot;bold&quot;)" office:value-type="string" office:string-value="bold" calcext:value-type="string">
            <text:p>bol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24]=0;&quot;false&quot;;&quot;true&quot;)" office:value-type="string" office:string-value="false" calcext:value-type="string">
            <text:p>false</text:p>
          </table:table-cell>
          <table:table-cell table:style-name="ce2" table:formula="of:=IF([.L24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tring_1</text:p>
          </table:table-cell>
          <table:table-cell table:style-name="ce2"/>
          <table:table-cell table:style-name="ce2" office:value-type="string" calcext:value-type="string">
            <text:p>String A</text:p>
          </table:table-cell>
          <table:table-cell table:style-name="ce2" office:value-type="string" calcext:value-type="string">
            <text:p>Chaine 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0090BF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25]=0;&quot;false&quot;;&quot;true&quot;)" office:value-type="string" office:string-value="false" calcext:value-type="string">
            <text:p>false</text:p>
          </table:table-cell>
          <table:table-cell table:style-name="ce2" table:formula="of:=IF([.I25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25]=0;&quot;false&quot;;&quot;true&quot;)" office:value-type="string" office:string-value="false" calcext:value-type="string">
            <text:p>false</text:p>
          </table:table-cell>
          <table:table-cell table:style-name="ce2" table:formula="of:=IF([.L25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tring_2</text:p>
          </table:table-cell>
          <table:table-cell table:style-name="ce2"/>
          <table:table-cell table:style-name="ce2" office:value-type="string" calcext:value-type="string">
            <text:p>String B</text:p>
          </table:table-cell>
          <table:table-cell table:style-name="ce2" office:value-type="string" calcext:value-type="string">
            <text:p>Chaine 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008000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26]=0;&quot;false&quot;;&quot;true&quot;)" office:value-type="string" office:string-value="false" calcext:value-type="string">
            <text:p>false</text:p>
          </table:table-cell>
          <table:table-cell table:style-name="ce2" table:formula="of:=IF([.I26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26]=0;&quot;false&quot;;&quot;true&quot;)" office:value-type="string" office:string-value="false" calcext:value-type="string">
            <text:p>false</text:p>
          </table:table-cell>
          <table:table-cell table:style-name="ce2" table:formula="of:=IF([.L26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tag</text:p>
          </table:table-cell>
          <table:table-cell table:style-name="ce2"/>
          <table:table-cell table:number-columns-repeated="2" table:style-name="ce2" office:value-type="string" calcext:value-type="string">
            <text:p>Ta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7FAAFF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27]=0;&quot;false&quot;;&quot;true&quot;)" office:value-type="string" office:string-value="false" calcext:value-type="string">
            <text:p>false</text:p>
          </table:table-cell>
          <table:table-cell table:style-name="ce2" table:formula="of:=IF([.I27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27]=0;&quot;false&quot;;&quot;true&quot;)" office:value-type="string" office:string-value="false" calcext:value-type="string">
            <text:p>false</text:p>
          </table:table-cell>
          <table:table-cell table:style-name="ce2" table:formula="of:=IF([.L27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value</text:p>
          </table:table-cell>
          <table:table-cell table:style-name="ce2"/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Valeu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#0000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28]=0;&quot;false&quot;;&quot;true&quot;)" office:value-type="string" office:string-value="false" calcext:value-type="string">
            <text:p>false</text:p>
          </table:table-cell>
          <table:table-cell table:style-name="ce2" table:formula="of:=IF([.I28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28]=0;&quot;false&quot;;&quot;true&quot;)" office:value-type="string" office:string-value="false" calcext:value-type="string">
            <text:p>false</text:p>
          </table:table-cell>
          <table:table-cell table:style-name="ce2" table:formula="of:=IF([.L28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Title03</text:p>
          </table:table-cell>
          <table:table-cell table:style-name="ce3"/>
          <table:table-cell table:style-name="ce3" office:value-type="string" calcext:value-type="string">
            <text:p>Editor Style</text:p>
          </table:table-cell>
          <table:table-cell table:style-name="ce3" office:value-type="string" calcext:value-type="string">
            <text:p>Style de l’éditeu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#00000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IF([.I29]=0;&quot;false&quot;;&quot;true&quot;)" office:value-type="string" office:string-value="false" calcext:value-type="string">
            <text:p>false</text:p>
          </table:table-cell>
          <table:table-cell table:style-name="ce6" table:formula="of:=IF([.I29]=0;&quot;normal&quot;;&quot;bold&quot;)" office:value-type="string" office:string-value="normal" calcext:value-type="string">
            <text:p>normal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IF([.L29]=0;&quot;false&quot;;&quot;true&quot;)" office:value-type="string" office:string-value="false" calcext:value-type="string">
            <text:p>false</text:p>
          </table:table-cell>
          <table:table-cell table:style-name="ce6" table:formula="of:=IF([.L29]=0;&quot;normal&quot;;&quot;italic&quot;)" office:value-type="string" office:string-value="normal" calcext:value-type="string">
            <text:p>normal</text:p>
          </table:table-cell>
          <table:table-cell table:style-name="ce6" office:value-type="float" office:value="0" calcext:value-type="float">
            <text:p>0</text:p>
          </table:table-cell>
          <table:table-cell table:style-name="ce12" table:number-columns-repeated="1009"/>
        </table:table-row>
        <table:table-row table:style-name="ro2">
          <table:table-cell table:style-name="ce2" office:value-type="string" calcext:value-type="string">
            <text:p>fold_symbol_highlight</text:p>
          </table:table-cell>
          <table:table-cell table:style-name="ce2"/>
          <table:table-cell table:number-columns-repeated="2" table:style-name="ce2" office:value-type="string" calcext:value-type="string">
            <text:p>fold_symbol_highligh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011597</text:p>
          </table:table-cell>
          <table:table-cell table:style-name="ce2" office:value-type="string" calcext:value-type="string">
            <text:p>#B7CCC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30]=0;&quot;false&quot;;&quot;true&quot;)" office:value-type="string" office:string-value="false" calcext:value-type="string">
            <text:p>false</text:p>
          </table:table-cell>
          <table:table-cell table:style-name="ce2" table:formula="of:=IF([.I30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30]=0;&quot;false&quot;;&quot;true&quot;)" office:value-type="string" office:string-value="false" calcext:value-type="string">
            <text:p>false</text:p>
          </table:table-cell>
          <table:table-cell table:style-name="ce2" table:formula="of:=IF([.L30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margin_folding</text:p>
          </table:table-cell>
          <table:table-cell table:style-name="ce2"/>
          <table:table-cell table:number-columns-repeated="2" table:style-name="ce2" office:value-type="string" calcext:value-type="string">
            <text:p>margin_foldin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000000</text:p>
          </table:table-cell>
          <table:table-cell table:style-name="ce2" office:value-type="string" calcext:value-type="string">
            <text:p>#B7CCC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31]=0;&quot;false&quot;;&quot;true&quot;)" office:value-type="string" office:string-value="false" calcext:value-type="string">
            <text:p>false</text:p>
          </table:table-cell>
          <table:table-cell table:style-name="ce2" table:formula="of:=IF([.I31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31]=0;&quot;false&quot;;&quot;true&quot;)" office:value-type="string" office:string-value="false" calcext:value-type="string">
            <text:p>false</text:p>
          </table:table-cell>
          <table:table-cell table:style-name="ce2" table:formula="of:=IF([.L31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margin_line_number</text:p>
          </table:table-cell>
          <table:table-cell table:style-name="ce2"/>
          <table:table-cell table:number-columns-repeated="2" table:style-name="ce2" office:value-type="string" calcext:value-type="string">
            <text:p>margin_line_numb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000000</text:p>
          </table:table-cell>
          <table:table-cell table:style-name="ce2" office:value-type="string" calcext:value-type="string">
            <text:p>#CEE5E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32]=0;&quot;false&quot;;&quot;true&quot;)" office:value-type="string" office:string-value="false" calcext:value-type="string">
            <text:p>false</text:p>
          </table:table-cell>
          <table:table-cell table:style-name="ce2" table:formula="of:=IF([.I32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32]=0;&quot;false&quot;;&quot;true&quot;)" office:value-type="string" office:string-value="false" calcext:value-type="string">
            <text:p>false</text:p>
          </table:table-cell>
          <table:table-cell table:style-name="ce2" table:formula="of:=IF([.L32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backtick</text:p>
          </table:table-cell>
          <table:table-cell table:style-name="ce4"/>
          <table:table-cell table:number-columns-repeated="2" table:style-name="ce4" office:value-type="string" calcext:value-type="string">
            <text:p>backtick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33]=0;&quot;false&quot;;&quot;true&quot;)" office:value-type="string" office:string-value="false" calcext:value-type="string">
            <text:p>false</text:p>
          </table:table-cell>
          <table:table-cell table:style-name="ce4" table:formula="of:=IF([.I33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33]=0;&quot;false&quot;;&quot;true&quot;)" office:value-type="string" office:string-value="false" calcext:value-type="string">
            <text:p>false</text:p>
          </table:table-cell>
          <table:table-cell table:style-name="ce4" table:formula="of:=IF([.L33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call_tips</text:p>
          </table:table-cell>
          <table:table-cell table:style-name="ce4"/>
          <table:table-cell table:number-columns-repeated="2" table:style-name="ce4" office:value-type="string" calcext:value-type="string">
            <text:p>call_tip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34]=0;&quot;false&quot;;&quot;true&quot;)" office:value-type="string" office:string-value="false" calcext:value-type="string">
            <text:p>false</text:p>
          </table:table-cell>
          <table:table-cell table:style-name="ce4" table:formula="of:=IF([.I34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34]=0;&quot;false&quot;;&quot;true&quot;)" office:value-type="string" office:string-value="false" calcext:value-type="string">
            <text:p>false</text:p>
          </table:table-cell>
          <table:table-cell table:style-name="ce4" table:formula="of:=IF([.L34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comment_doc</text:p>
          </table:table-cell>
          <table:table-cell table:style-name="ce4"/>
          <table:table-cell table:number-columns-repeated="2" table:style-name="ce4" office:value-type="string" calcext:value-type="string">
            <text:p>comment_do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35]=0;&quot;false&quot;;&quot;true&quot;)" office:value-type="string" office:string-value="false" calcext:value-type="string">
            <text:p>false</text:p>
          </table:table-cell>
          <table:table-cell table:style-name="ce4" table:formula="of:=IF([.I35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35]=0;&quot;false&quot;;&quot;true&quot;)" office:value-type="string" office:string-value="false" calcext:value-type="string">
            <text:p>false</text:p>
          </table:table-cell>
          <table:table-cell table:style-name="ce4" table:formula="of:=IF([.L35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comment_doc_keyword</text:p>
          </table:table-cell>
          <table:table-cell table:style-name="ce4"/>
          <table:table-cell table:number-columns-repeated="2" table:style-name="ce4" office:value-type="string" calcext:value-type="string">
            <text:p>comment_doc_keyword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36]=0;&quot;false&quot;;&quot;true&quot;)" office:value-type="string" office:string-value="false" calcext:value-type="string">
            <text:p>false</text:p>
          </table:table-cell>
          <table:table-cell table:style-name="ce4" table:formula="of:=IF([.I36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36]=0;&quot;false&quot;;&quot;true&quot;)" office:value-type="string" office:string-value="false" calcext:value-type="string">
            <text:p>false</text:p>
          </table:table-cell>
          <table:table-cell table:style-name="ce4" table:formula="of:=IF([.L36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comment_doc_keyword_error</text:p>
          </table:table-cell>
          <table:table-cell table:style-name="ce4"/>
          <table:table-cell table:number-columns-repeated="2" table:style-name="ce4" office:value-type="string" calcext:value-type="string">
            <text:p>comment_doc_keyword_erro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37]=0;&quot;false&quot;;&quot;true&quot;)" office:value-type="string" office:string-value="false" calcext:value-type="string">
            <text:p>false</text:p>
          </table:table-cell>
          <table:table-cell table:style-name="ce4" table:formula="of:=IF([.I37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37]=0;&quot;false&quot;;&quot;true&quot;)" office:value-type="string" office:string-value="false" calcext:value-type="string">
            <text:p>false</text:p>
          </table:table-cell>
          <table:table-cell table:style-name="ce4" table:formula="of:=IF([.L37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comment_line_doc</text:p>
          </table:table-cell>
          <table:table-cell table:style-name="ce4"/>
          <table:table-cell table:number-columns-repeated="2" table:style-name="ce4" office:value-type="string" calcext:value-type="string">
            <text:p>comment_line_do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38]=0;&quot;false&quot;;&quot;true&quot;)" office:value-type="string" office:string-value="false" calcext:value-type="string">
            <text:p>false</text:p>
          </table:table-cell>
          <table:table-cell table:style-name="ce4" table:formula="of:=IF([.I38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38]=0;&quot;false&quot;;&quot;true&quot;)" office:value-type="string" office:string-value="false" calcext:value-type="string">
            <text:p>false</text:p>
          </table:table-cell>
          <table:table-cell table:style-name="ce4" table:formula="of:=IF([.L38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decorator</text:p>
          </table:table-cell>
          <table:table-cell table:style-name="ce4"/>
          <table:table-cell table:number-columns-repeated="2" table:style-name="ce4" office:value-type="string" calcext:value-type="string">
            <text:p>decorato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39]=0;&quot;false&quot;;&quot;true&quot;)" office:value-type="string" office:string-value="false" calcext:value-type="string">
            <text:p>false</text:p>
          </table:table-cell>
          <table:table-cell table:style-name="ce4" table:formula="of:=IF([.I39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39]=0;&quot;false&quot;;&quot;true&quot;)" office:value-type="string" office:string-value="false" calcext:value-type="string">
            <text:p>false</text:p>
          </table:table-cell>
          <table:table-cell table:style-name="ce4" table:formula="of:=IF([.L39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function</text:p>
          </table:table-cell>
          <table:table-cell table:style-name="ce4"/>
          <table:table-cell table:number-columns-repeated="2" table:style-name="ce4" office:value-type="string" calcext:value-type="string">
            <text:p>functio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40]=0;&quot;false&quot;;&quot;true&quot;)" office:value-type="string" office:string-value="false" calcext:value-type="string">
            <text:p>false</text:p>
          </table:table-cell>
          <table:table-cell table:style-name="ce4" table:formula="of:=IF([.I40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40]=0;&quot;false&quot;;&quot;true&quot;)" office:value-type="string" office:string-value="false" calcext:value-type="string">
            <text:p>false</text:p>
          </table:table-cell>
          <table:table-cell table:style-name="ce4" table:formula="of:=IF([.L40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here_doc</text:p>
          </table:table-cell>
          <table:table-cell table:style-name="ce4"/>
          <table:table-cell table:number-columns-repeated="2" table:style-name="ce4" office:value-type="string" calcext:value-type="string">
            <text:p>here_do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41]=0;&quot;false&quot;;&quot;true&quot;)" office:value-type="string" office:string-value="false" calcext:value-type="string">
            <text:p>false</text:p>
          </table:table-cell>
          <table:table-cell table:style-name="ce4" table:formula="of:=IF([.I41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41]=0;&quot;false&quot;;&quot;true&quot;)" office:value-type="string" office:string-value="false" calcext:value-type="string">
            <text:p>false</text:p>
          </table:table-cell>
          <table:table-cell table:style-name="ce4" table:formula="of:=IF([.L41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identifier_2</text:p>
          </table:table-cell>
          <table:table-cell table:style-name="ce4"/>
          <table:table-cell table:number-columns-repeated="2" table:style-name="ce4" office:value-type="string" calcext:value-type="string">
            <text:p>identifier_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42]=0;&quot;false&quot;;&quot;true&quot;)" office:value-type="string" office:string-value="false" calcext:value-type="string">
            <text:p>false</text:p>
          </table:table-cell>
          <table:table-cell table:style-name="ce4" table:formula="of:=IF([.I42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42]=0;&quot;false&quot;;&quot;true&quot;)" office:value-type="string" office:string-value="false" calcext:value-type="string">
            <text:p>false</text:p>
          </table:table-cell>
          <table:table-cell table:style-name="ce4" table:formula="of:=IF([.L42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identifier_3</text:p>
          </table:table-cell>
          <table:table-cell table:style-name="ce4"/>
          <table:table-cell table:number-columns-repeated="2" table:style-name="ce4" office:value-type="string" calcext:value-type="string">
            <text:p>identifier_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43]=0;&quot;false&quot;;&quot;true&quot;)" office:value-type="string" office:string-value="false" calcext:value-type="string">
            <text:p>false</text:p>
          </table:table-cell>
          <table:table-cell table:style-name="ce4" table:formula="of:=IF([.I43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43]=0;&quot;false&quot;;&quot;true&quot;)" office:value-type="string" office:string-value="false" calcext:value-type="string">
            <text:p>false</text:p>
          </table:table-cell>
          <table:table-cell table:style-name="ce4" table:formula="of:=IF([.L43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identifier_4</text:p>
          </table:table-cell>
          <table:table-cell table:style-name="ce4"/>
          <table:table-cell table:number-columns-repeated="2" table:style-name="ce4" office:value-type="string" calcext:value-type="string">
            <text:p>identifier_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44]=0;&quot;false&quot;;&quot;true&quot;)" office:value-type="string" office:string-value="false" calcext:value-type="string">
            <text:p>false</text:p>
          </table:table-cell>
          <table:table-cell table:style-name="ce4" table:formula="of:=IF([.I44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44]=0;&quot;false&quot;;&quot;true&quot;)" office:value-type="string" office:string-value="false" calcext:value-type="string">
            <text:p>false</text:p>
          </table:table-cell>
          <table:table-cell table:style-name="ce4" table:formula="of:=IF([.L44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indent_guide</text:p>
          </table:table-cell>
          <table:table-cell table:style-name="ce4"/>
          <table:table-cell table:number-columns-repeated="2" table:style-name="ce4" office:value-type="string" calcext:value-type="string">
            <text:p>indent_guid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45]=0;&quot;false&quot;;&quot;true&quot;)" office:value-type="string" office:string-value="false" calcext:value-type="string">
            <text:p>false</text:p>
          </table:table-cell>
          <table:table-cell table:style-name="ce4" table:formula="of:=IF([.I45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45]=0;&quot;false&quot;;&quot;true&quot;)" office:value-type="string" office:string-value="false" calcext:value-type="string">
            <text:p>false</text:p>
          </table:table-cell>
          <table:table-cell table:style-name="ce4" table:formula="of:=IF([.L45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keyword</text:p>
          </table:table-cell>
          <table:table-cell table:style-name="ce4"/>
          <table:table-cell table:number-columns-repeated="2" table:style-name="ce4" office:value-type="string" calcext:value-type="string">
            <text:p>keyword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46]=0;&quot;false&quot;;&quot;true&quot;)" office:value-type="string" office:string-value="false" calcext:value-type="string">
            <text:p>false</text:p>
          </table:table-cell>
          <table:table-cell table:style-name="ce4" table:formula="of:=IF([.I46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46]=0;&quot;false&quot;;&quot;true&quot;)" office:value-type="string" office:string-value="false" calcext:value-type="string">
            <text:p>false</text:p>
          </table:table-cell>
          <table:table-cell table:style-name="ce4" table:formula="of:=IF([.L46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keyword_3</text:p>
          </table:table-cell>
          <table:table-cell table:style-name="ce4"/>
          <table:table-cell table:number-columns-repeated="2" table:style-name="ce4" office:value-type="string" calcext:value-type="string">
            <text:p>keyword_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47]=0;&quot;false&quot;;&quot;true&quot;)" office:value-type="string" office:string-value="false" calcext:value-type="string">
            <text:p>false</text:p>
          </table:table-cell>
          <table:table-cell table:style-name="ce4" table:formula="of:=IF([.I47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47]=0;&quot;false&quot;;&quot;true&quot;)" office:value-type="string" office:string-value="false" calcext:value-type="string">
            <text:p>false</text:p>
          </table:table-cell>
          <table:table-cell table:style-name="ce4" table:formula="of:=IF([.L47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keyword_4</text:p>
          </table:table-cell>
          <table:table-cell table:style-name="ce4"/>
          <table:table-cell table:number-columns-repeated="2" table:style-name="ce4" office:value-type="string" calcext:value-type="string">
            <text:p>keyword_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48]=0;&quot;false&quot;;&quot;true&quot;)" office:value-type="string" office:string-value="false" calcext:value-type="string">
            <text:p>false</text:p>
          </table:table-cell>
          <table:table-cell table:style-name="ce4" table:formula="of:=IF([.I48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48]=0;&quot;false&quot;;&quot;true&quot;)" office:value-type="string" office:string-value="false" calcext:value-type="string">
            <text:p>false</text:p>
          </table:table-cell>
          <table:table-cell table:style-name="ce4" table:formula="of:=IF([.L48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label</text:p>
          </table:table-cell>
          <table:table-cell table:style-name="ce4"/>
          <table:table-cell table:number-columns-repeated="2" table:style-name="ce4" office:value-type="string" calcext:value-type="string">
            <text:p>label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49]=0;&quot;false&quot;;&quot;true&quot;)" office:value-type="string" office:string-value="false" calcext:value-type="string">
            <text:p>false</text:p>
          </table:table-cell>
          <table:table-cell table:style-name="ce4" table:formula="of:=IF([.I49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49]=0;&quot;false&quot;;&quot;true&quot;)" office:value-type="string" office:string-value="false" calcext:value-type="string">
            <text:p>false</text:p>
          </table:table-cell>
          <table:table-cell table:style-name="ce4" table:formula="of:=IF([.L49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marker_line</text:p>
          </table:table-cell>
          <table:table-cell table:style-name="ce4"/>
          <table:table-cell table:number-columns-repeated="2" table:style-name="ce4" office:value-type="string" calcext:value-type="string">
            <text:p>marker_lin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50]=0;&quot;false&quot;;&quot;true&quot;)" office:value-type="string" office:string-value="false" calcext:value-type="string">
            <text:p>false</text:p>
          </table:table-cell>
          <table:table-cell table:style-name="ce4" table:formula="of:=IF([.I50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50]=0;&quot;false&quot;;&quot;true&quot;)" office:value-type="string" office:string-value="false" calcext:value-type="string">
            <text:p>false</text:p>
          </table:table-cell>
          <table:table-cell table:style-name="ce4" table:formula="of:=IF([.L50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marker_mark</text:p>
          </table:table-cell>
          <table:table-cell table:style-name="ce4"/>
          <table:table-cell table:number-columns-repeated="2" table:style-name="ce4" office:value-type="string" calcext:value-type="string">
            <text:p>marker_mark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51]=0;&quot;false&quot;;&quot;true&quot;)" office:value-type="string" office:string-value="false" calcext:value-type="string">
            <text:p>false</text:p>
          </table:table-cell>
          <table:table-cell table:style-name="ce4" table:formula="of:=IF([.I51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51]=0;&quot;false&quot;;&quot;true&quot;)" office:value-type="string" office:string-value="false" calcext:value-type="string">
            <text:p>false</text:p>
          </table:table-cell>
          <table:table-cell table:style-name="ce4" table:formula="of:=IF([.L51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marker_search</text:p>
          </table:table-cell>
          <table:table-cell table:style-name="ce4"/>
          <table:table-cell table:number-columns-repeated="2" table:style-name="ce4" office:value-type="string" calcext:value-type="string">
            <text:p>marker_searc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52]=0;&quot;false&quot;;&quot;true&quot;)" office:value-type="string" office:string-value="false" calcext:value-type="string">
            <text:p>false</text:p>
          </table:table-cell>
          <table:table-cell table:style-name="ce4" table:formula="of:=IF([.I52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52]=0;&quot;false&quot;;&quot;true&quot;)" office:value-type="string" office:string-value="false" calcext:value-type="string">
            <text:p>false</text:p>
          </table:table-cell>
          <table:table-cell table:style-name="ce4" table:formula="of:=IF([.L52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number</text:p>
          </table:table-cell>
          <table:table-cell table:style-name="ce4"/>
          <table:table-cell table:number-columns-repeated="2" table:style-name="ce4" office:value-type="string" calcext:value-type="string">
            <text:p>numbe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53]=0;&quot;false&quot;;&quot;true&quot;)" office:value-type="string" office:string-value="false" calcext:value-type="string">
            <text:p>false</text:p>
          </table:table-cell>
          <table:table-cell table:style-name="ce4" table:formula="of:=IF([.I53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53]=0;&quot;false&quot;;&quot;true&quot;)" office:value-type="string" office:string-value="false" calcext:value-type="string">
            <text:p>false</text:p>
          </table:table-cell>
          <table:table-cell table:style-name="ce4" table:formula="of:=IF([.L53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parameter</text:p>
          </table:table-cell>
          <table:table-cell table:style-name="ce4"/>
          <table:table-cell table:number-columns-repeated="2" table:style-name="ce4" office:value-type="string" calcext:value-type="string">
            <text:p>paramete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54]=0;&quot;false&quot;;&quot;true&quot;)" office:value-type="string" office:string-value="false" calcext:value-type="string">
            <text:p>false</text:p>
          </table:table-cell>
          <table:table-cell table:style-name="ce4" table:formula="of:=IF([.I54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54]=0;&quot;false&quot;;&quot;true&quot;)" office:value-type="string" office:string-value="false" calcext:value-type="string">
            <text:p>false</text:p>
          </table:table-cell>
          <table:table-cell table:style-name="ce4" table:formula="of:=IF([.L54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regex</text:p>
          </table:table-cell>
          <table:table-cell table:style-name="ce4"/>
          <table:table-cell table:number-columns-repeated="2" table:style-name="ce4" office:value-type="string" calcext:value-type="string">
            <text:p>regex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55]=0;&quot;false&quot;;&quot;true&quot;)" office:value-type="string" office:string-value="false" calcext:value-type="string">
            <text:p>false</text:p>
          </table:table-cell>
          <table:table-cell table:style-name="ce4" table:formula="of:=IF([.I55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55]=0;&quot;false&quot;;&quot;true&quot;)" office:value-type="string" office:string-value="false" calcext:value-type="string">
            <text:p>false</text:p>
          </table:table-cell>
          <table:table-cell table:style-name="ce4" table:formula="of:=IF([.L55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string</text:p>
          </table:table-cell>
          <table:table-cell table:style-name="ce4"/>
          <table:table-cell table:number-columns-repeated="2" table:style-name="ce4" office:value-type="string" calcext:value-type="string">
            <text:p>string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#008000</text:p>
          </table:table-cell>
          <table:table-cell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56]=0;&quot;false&quot;;&quot;true&quot;)" office:value-type="string" office:string-value="false" calcext:value-type="string">
            <text:p>false</text:p>
          </table:table-cell>
          <table:table-cell table:style-name="ce4" table:formula="of:=IF([.I56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56]=0;&quot;false&quot;;&quot;true&quot;)" office:value-type="string" office:string-value="false" calcext:value-type="string">
            <text:p>false</text:p>
          </table:table-cell>
          <table:table-cell table:style-name="ce4" table:formula="of:=IF([.L56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string_eol</text:p>
          </table:table-cell>
          <table:table-cell table:style-name="ce4"/>
          <table:table-cell table:number-columns-repeated="2" table:style-name="ce4" office:value-type="string" calcext:value-type="string">
            <text:p>string_eol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57]=0;&quot;false&quot;;&quot;true&quot;)" office:value-type="string" office:string-value="false" calcext:value-type="string">
            <text:p>false</text:p>
          </table:table-cell>
          <table:table-cell table:style-name="ce4" table:formula="of:=IF([.I57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57]=0;&quot;false&quot;;&quot;true&quot;)" office:value-type="string" office:string-value="false" calcext:value-type="string">
            <text:p>false</text:p>
          </table:table-cell>
          <table:table-cell table:style-name="ce4" table:formula="of:=IF([.L57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type</text:p>
          </table:table-cell>
          <table:table-cell table:style-name="ce4"/>
          <table:table-cell table:number-columns-repeated="2" table:style-name="ce4" office:value-type="string" calcext:value-type="string">
            <text:p>typ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58]=0;&quot;false&quot;;&quot;true&quot;)" office:value-type="string" office:string-value="false" calcext:value-type="string">
            <text:p>false</text:p>
          </table:table-cell>
          <table:table-cell table:style-name="ce4" table:formula="of:=IF([.I58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58]=0;&quot;false&quot;;&quot;true&quot;)" office:value-type="string" office:string-value="false" calcext:value-type="string">
            <text:p>false</text:p>
          </table:table-cell>
          <table:table-cell table:style-name="ce4" table:formula="of:=IF([.L58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white_space</text:p>
          </table:table-cell>
          <table:table-cell table:style-name="ce4"/>
          <table:table-cell table:number-columns-repeated="2" table:style-name="ce4" office:value-type="string" calcext:value-type="string">
            <text:p>white_spac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59]=0;&quot;false&quot;;&quot;true&quot;)" office:value-type="string" office:string-value="false" calcext:value-type="string">
            <text:p>false</text:p>
          </table:table-cell>
          <table:table-cell table:style-name="ce4" table:formula="of:=IF([.I59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59]=0;&quot;false&quot;;&quot;true&quot;)" office:value-type="string" office:string-value="false" calcext:value-type="string">
            <text:p>false</text:p>
          </table:table-cell>
          <table:table-cell table:style-name="ce4" table:formula="of:=IF([.L59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3">
          <table:table-cell table:style-name="ce2" table:number-columns-repeated="15"/>
          <table:table-cell table:number-columns-repeated="1009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vaScriptv2" table:style-name="ta1"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id pour le rend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Text ENG</text:p>
          </table:table-cell>
          <table:table-cell office:value-type="string" calcext:value-type="string">
            <text:p>Text F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ID de la class</text:p>
          </table:table-cell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var StylesheetClassesList = {</text:p>
          </table:table-cell>
        </table:table-row>
        <table:table-row table:style-name="ro2">
          <table:table-cell/>
          <table:table-cell office:value-type="string" calcext:value-type="string">
            <text:p>0:</text:p>
          </table:table-cell>
          <table:table-cell table:formula="of:=&quot;{ id:'geany_&quot;&amp;[Init.A2]&amp;&quot;', &quot;" office:value-type="string" office:string-value="{ id:'geany_allEditorBg', " calcext:value-type="string">
            <text:p>{ id:'geany_allEditorBg', </text:p>
          </table:table-cell>
          <table:table-cell table:formula="of:=&quot;original:'&quot;&amp;[Init.A2]&amp;&quot;', &quot;" office:value-type="string" office:string-value="original:'allEditorBg', " calcext:value-type="string">
            <text:p>original:'allEditorBg', </text:p>
          </table:table-cell>
          <table:table-cell table:formula="of:=&quot;ENGtxt:'&quot;&amp;[Init.C2]&amp;&quot;', &quot;" office:value-type="string" office:string-value="ENGtxt:'All', " calcext:value-type="string">
            <text:p>ENGtxt:'All', </text:p>
          </table:table-cell>
          <table:table-cell table:formula="of:=&quot;FRtxt:'&quot;&amp;[Init.D2]&amp;&quot;', &quot;" office:value-type="string" office:string-value="FRtxt:'Tous', " calcext:value-type="string">
            <text:p>FRtxt:'Tous', </text:p>
          </table:table-cell>
          <table:table-cell table:formula="of:=&quot;title:&quot;&amp;[Init.E2]&amp;&quot;, &quot;" office:value-type="string" office:string-value="title:0, " calcext:value-type="string">
            <text:p>title:0, </text:p>
          </table:table-cell>
          <table:table-cell table:formula="of:=&quot;on:&quot;&amp;[Init.F2]&amp;&quot;, &quot;" office:value-type="string" office:string-value="on:1, " calcext:value-type="string">
            <text:p>on:1, </text:p>
          </table:table-cell>
          <table:table-cell table:formula="of:=&quot;display:&quot;&amp;[Init.O2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]&amp;&quot;:&quot;&amp;[.C2]&amp;[.D2]&amp;[.E2]&amp;[.F2]&amp;[.G2]&amp;[.H2]&amp;[.I2]&amp;[.J2]&amp;[.K2]&amp;[.L2]&amp;[.M2]&amp;[.N2]" office:value-type="string" office:string-value="geany_allEditorBg:{ id:'geany_allEditorBg', original:'allEditorBg', ENGtxt:'All', FRtxt:'Tous', title:0, on:1, display:0, ObjClass:0, ObjDivFg:0, ObjDivBg:0, ObjChkBold:0, ObjChkItalic:0 }," calcext:value-type="string">
            <text:p>geany_allEditorBg:{ id:'geany_allEditorBg', original:'allEditorBg', ENGtxt:'All', FRtxt:'Tous', title:0, on:1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:</text:p>
          </table:table-cell>
          <table:table-cell table:formula="of:=&quot;{ id:'geany_&quot;&amp;[Init.A3]&amp;&quot;', &quot;" office:value-type="string" office:string-value="{ id:'geany_default', " calcext:value-type="string">
            <text:p>{ id:'geany_default', </text:p>
          </table:table-cell>
          <table:table-cell table:formula="of:=&quot;original:'&quot;&amp;[Init.A3]&amp;&quot;', &quot;" office:value-type="string" office:string-value="original:'default', " calcext:value-type="string">
            <text:p>original:'default', </text:p>
          </table:table-cell>
          <table:table-cell table:formula="of:=&quot;ENGtxt:'&quot;&amp;[Init.C3]&amp;&quot;', &quot;" office:value-type="string" office:string-value="ENGtxt:'Default', " calcext:value-type="string">
            <text:p>ENGtxt:'Default', </text:p>
          </table:table-cell>
          <table:table-cell table:formula="of:=&quot;FRtxt:'&quot;&amp;[Init.D3]&amp;&quot;', &quot;" office:value-type="string" office:string-value="FRtxt:'Défaut', " calcext:value-type="string">
            <text:p>FRtxt:'Défaut', </text:p>
          </table:table-cell>
          <table:table-cell table:formula="of:=&quot;title:&quot;&amp;[Init.E3]&amp;&quot;, &quot;" office:value-type="string" office:string-value="title:0, " calcext:value-type="string">
            <text:p>title:0, </text:p>
          </table:table-cell>
          <table:table-cell table:formula="of:=&quot;on:&quot;&amp;[Init.F3]&amp;&quot;, &quot;" office:value-type="string" office:string-value="on:1, " calcext:value-type="string">
            <text:p>on:1, </text:p>
          </table:table-cell>
          <table:table-cell table:formula="of:=&quot;display:&quot;&amp;[Init.O3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]&amp;&quot;:&quot;&amp;[.C3]&amp;[.D3]&amp;[.E3]&amp;[.F3]&amp;[.G3]&amp;[.H3]&amp;[.I3]&amp;[.J3]&amp;[.K3]&amp;[.L3]&amp;[.M3]&amp;[.N3]" office:value-type="string" office:string-value="geany_default:{ id:'geany_default', original:'default', ENGtxt:'Default', FRtxt:'Défaut', title:0, on:1, display:1, ObjClass:0, ObjDivFg:0, ObjDivBg:0, ObjChkBold:0, ObjChkItalic:0 }," calcext:value-type="string">
            <text:p>geany_default:{ id:'geany_default', original:'default', ENGtxt:'Default', FRtxt:'Défaut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:</text:p>
          </table:table-cell>
          <table:table-cell table:formula="of:=&quot;{ id:'geany_&quot;&amp;[Init.A4]&amp;&quot;', &quot;" office:value-type="string" office:string-value="{ id:'geany_Title01', " calcext:value-type="string">
            <text:p>{ id:'geany_Title01', </text:p>
          </table:table-cell>
          <table:table-cell table:formula="of:=&quot;original:'&quot;&amp;[Init.A4]&amp;&quot;', &quot;" office:value-type="string" office:string-value="original:'Title01', " calcext:value-type="string">
            <text:p>original:'Title01', </text:p>
          </table:table-cell>
          <table:table-cell table:formula="of:=&quot;ENGtxt:'&quot;&amp;[Init.C4]&amp;&quot;', &quot;" office:value-type="string" office:string-value="ENGtxt:'Dynamic highlight', " calcext:value-type="string">
            <text:p>ENGtxt:'Dynamic highlight', </text:p>
          </table:table-cell>
          <table:table-cell table:formula="of:=&quot;FRtxt:'&quot;&amp;[Init.D4]&amp;&quot;', &quot;" office:value-type="string" office:string-value="FRtxt:'Colorisation dynamique', " calcext:value-type="string">
            <text:p>FRtxt:'Colorisation dynamique', </text:p>
          </table:table-cell>
          <table:table-cell table:formula="of:=&quot;title:&quot;&amp;[Init.E4]&amp;&quot;, &quot;" office:value-type="string" office:string-value="title:1, " calcext:value-type="string">
            <text:p>title:1, </text:p>
          </table:table-cell>
          <table:table-cell table:formula="of:=&quot;on:&quot;&amp;[Init.F4]&amp;&quot;, &quot;" office:value-type="string" office:string-value="on:0, " calcext:value-type="string">
            <text:p>on:0, </text:p>
          </table:table-cell>
          <table:table-cell table:formula="of:=&quot;display:&quot;&amp;[Init.O4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]&amp;&quot;:&quot;&amp;[.C4]&amp;[.D4]&amp;[.E4]&amp;[.F4]&amp;[.G4]&amp;[.H4]&amp;[.I4]&amp;[.J4]&amp;[.K4]&amp;[.L4]&amp;[.M4]&amp;[.N4]" office:value-type="string" office:string-value="geany_Title01:{ id:'geany_Title01', original:'Title01', ENGtxt:'Dynamic highlight', FRtxt:'Colorisation dynamique', title:1, on:0, display:0, ObjClass:0, ObjDivFg:0, ObjDivBg:0, ObjChkBold:0, ObjChkItalic:0 }," calcext:value-type="string">
            <text:p>geany_Title01:{ id:'geany_Title01', original:'Title01', ENGtxt:'Dynamic highlight', FRtxt:'Colorisation dynamique', title:1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:</text:p>
          </table:table-cell>
          <table:table-cell table:formula="of:=&quot;{ id:'geany_&quot;&amp;[Init.A5]&amp;&quot;', &quot;" office:value-type="string" office:string-value="{ id:'geany_caret', " calcext:value-type="string">
            <text:p>{ id:'geany_caret', </text:p>
          </table:table-cell>
          <table:table-cell table:formula="of:=&quot;original:'&quot;&amp;[Init.A5]&amp;&quot;', &quot;" office:value-type="string" office:string-value="original:'caret', " calcext:value-type="string">
            <text:p>original:'caret', </text:p>
          </table:table-cell>
          <table:table-cell table:formula="of:=&quot;ENGtxt:'&quot;&amp;[Init.C5]&amp;&quot;', &quot;" office:value-type="string" office:string-value="ENGtxt:'Cursor', " calcext:value-type="string">
            <text:p>ENGtxt:'Cursor', </text:p>
          </table:table-cell>
          <table:table-cell table:formula="of:=&quot;FRtxt:'&quot;&amp;[Init.D5]&amp;&quot;', &quot;" office:value-type="string" office:string-value="FRtxt:'Curseur', " calcext:value-type="string">
            <text:p>FRtxt:'Curseur', </text:p>
          </table:table-cell>
          <table:table-cell table:formula="of:=&quot;title:&quot;&amp;[Init.E5]&amp;&quot;, &quot;" office:value-type="string" office:string-value="title:0, " calcext:value-type="string">
            <text:p>title:0, </text:p>
          </table:table-cell>
          <table:table-cell table:formula="of:=&quot;on:&quot;&amp;[Init.F5]&amp;&quot;, &quot;" office:value-type="string" office:string-value="on:1, " calcext:value-type="string">
            <text:p>on:1, </text:p>
          </table:table-cell>
          <table:table-cell table:formula="of:=&quot;display:&quot;&amp;[Init.O5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]&amp;&quot;:&quot;&amp;[.C5]&amp;[.D5]&amp;[.E5]&amp;[.F5]&amp;[.G5]&amp;[.H5]&amp;[.I5]&amp;[.J5]&amp;[.K5]&amp;[.L5]&amp;[.M5]&amp;[.N5]" office:value-type="string" office:string-value="geany_caret:{ id:'geany_caret', original:'caret', ENGtxt:'Cursor', FRtxt:'Curseur', title:0, on:1, display:1, ObjClass:0, ObjDivFg:0, ObjDivBg:0, ObjChkBold:0, ObjChkItalic:0 }," calcext:value-type="string">
            <text:p>geany_caret:{ id:'geany_caret', original:'caret', ENGtxt:'Cursor', FRtxt:'Curseur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:</text:p>
          </table:table-cell>
          <table:table-cell table:formula="of:=&quot;{ id:'geany_&quot;&amp;[Init.A6]&amp;&quot;', &quot;" office:value-type="string" office:string-value="{ id:'geany_current_line', " calcext:value-type="string">
            <text:p>{ id:'geany_current_line', </text:p>
          </table:table-cell>
          <table:table-cell table:formula="of:=&quot;original:'&quot;&amp;[Init.A6]&amp;&quot;', &quot;" office:value-type="string" office:string-value="original:'current_line', " calcext:value-type="string">
            <text:p>original:'current_line', </text:p>
          </table:table-cell>
          <table:table-cell table:formula="of:=&quot;ENGtxt:'&quot;&amp;[Init.C6]&amp;&quot;', &quot;" office:value-type="string" office:string-value="ENGtxt:'Current line', " calcext:value-type="string">
            <text:p>ENGtxt:'Current line', </text:p>
          </table:table-cell>
          <table:table-cell table:formula="of:=&quot;FRtxt:'&quot;&amp;[Init.D6]&amp;&quot;', &quot;" office:value-type="string" office:string-value="FRtxt:'Ligne courante', " calcext:value-type="string">
            <text:p>FRtxt:'Ligne courante', </text:p>
          </table:table-cell>
          <table:table-cell table:formula="of:=&quot;title:&quot;&amp;[Init.E6]&amp;&quot;, &quot;" office:value-type="string" office:string-value="title:0, " calcext:value-type="string">
            <text:p>title:0, </text:p>
          </table:table-cell>
          <table:table-cell table:formula="of:=&quot;on:&quot;&amp;[Init.F6]&amp;&quot;, &quot;" office:value-type="string" office:string-value="on:1, " calcext:value-type="string">
            <text:p>on:1, </text:p>
          </table:table-cell>
          <table:table-cell table:formula="of:=&quot;display:&quot;&amp;[Init.O6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6]&amp;&quot;:&quot;&amp;[.C6]&amp;[.D6]&amp;[.E6]&amp;[.F6]&amp;[.G6]&amp;[.H6]&amp;[.I6]&amp;[.J6]&amp;[.K6]&amp;[.L6]&amp;[.M6]&amp;[.N6]" office:value-type="string" office:string-value="geany_current_line:{ id:'geany_current_line', original:'current_line', ENGtxt:'Current line', FRtxt:'Ligne courante', title:0, on:1, display:1, ObjClass:0, ObjDivFg:0, ObjDivBg:0, ObjChkBold:0, ObjChkItalic:0 }," calcext:value-type="string">
            <text:p>geany_current_line:{ id:'geany_current_line', original:'current_line', ENGtxt:'Current line', FRtxt:'Ligne courante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5:</text:p>
          </table:table-cell>
          <table:table-cell table:formula="of:=&quot;{ id:'geany_&quot;&amp;[Init.A7]&amp;&quot;', &quot;" office:value-type="string" office:string-value="{ id:'geany_brace_bad', " calcext:value-type="string">
            <text:p>{ id:'geany_brace_bad', </text:p>
          </table:table-cell>
          <table:table-cell table:formula="of:=&quot;original:'&quot;&amp;[Init.A7]&amp;&quot;', &quot;" office:value-type="string" office:string-value="original:'brace_bad', " calcext:value-type="string">
            <text:p>original:'brace_bad', </text:p>
          </table:table-cell>
          <table:table-cell table:formula="of:=&quot;ENGtxt:'&quot;&amp;[Init.C7]&amp;&quot;', &quot;" office:value-type="string" office:string-value="ENGtxt:'Orphan brace', " calcext:value-type="string">
            <text:p>ENGtxt:'Orphan brace', </text:p>
          </table:table-cell>
          <table:table-cell table:formula="of:=&quot;FRtxt:'&quot;&amp;[Init.D7]&amp;&quot;', &quot;" office:value-type="string" office:string-value="FRtxt:'Parenthèse orpheline', " calcext:value-type="string">
            <text:p>FRtxt:'Parenthèse orpheline', </text:p>
          </table:table-cell>
          <table:table-cell table:formula="of:=&quot;title:&quot;&amp;[Init.E7]&amp;&quot;, &quot;" office:value-type="string" office:string-value="title:0, " calcext:value-type="string">
            <text:p>title:0, </text:p>
          </table:table-cell>
          <table:table-cell table:formula="of:=&quot;on:&quot;&amp;[Init.F7]&amp;&quot;, &quot;" office:value-type="string" office:string-value="on:1, " calcext:value-type="string">
            <text:p>on:1, </text:p>
          </table:table-cell>
          <table:table-cell table:formula="of:=&quot;display:&quot;&amp;[Init.O7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7]&amp;&quot;:&quot;&amp;[.C7]&amp;[.D7]&amp;[.E7]&amp;[.F7]&amp;[.G7]&amp;[.H7]&amp;[.I7]&amp;[.J7]&amp;[.K7]&amp;[.L7]&amp;[.M7]&amp;[.N7]" office:value-type="string" office:string-value="geany_brace_bad:{ id:'geany_brace_bad', original:'brace_bad', ENGtxt:'Orphan brace', FRtxt:'Parenthèse orpheline', title:0, on:1, display:1, ObjClass:0, ObjDivFg:0, ObjDivBg:0, ObjChkBold:0, ObjChkItalic:0 }," calcext:value-type="string">
            <text:p>geany_brace_bad:{ id:'geany_brace_bad', original:'brace_bad', ENGtxt:'Orphan brace', FRtxt:'Parenthèse orpheline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6:</text:p>
          </table:table-cell>
          <table:table-cell table:formula="of:=&quot;{ id:'geany_&quot;&amp;[Init.A8]&amp;&quot;', &quot;" office:value-type="string" office:string-value="{ id:'geany_brace_good', " calcext:value-type="string">
            <text:p>{ id:'geany_brace_good', </text:p>
          </table:table-cell>
          <table:table-cell table:formula="of:=&quot;original:'&quot;&amp;[Init.A8]&amp;&quot;', &quot;" office:value-type="string" office:string-value="original:'brace_good', " calcext:value-type="string">
            <text:p>original:'brace_good', </text:p>
          </table:table-cell>
          <table:table-cell table:formula="of:=&quot;ENGtxt:'&quot;&amp;[Init.C8]&amp;&quot;', &quot;" office:value-type="string" office:string-value="ENGtxt:'Pair of brace', " calcext:value-type="string">
            <text:p>ENGtxt:'Pair of brace', </text:p>
          </table:table-cell>
          <table:table-cell table:formula="of:=&quot;FRtxt:'&quot;&amp;[Init.D8]&amp;&quot;', &quot;" office:value-type="string" office:string-value="FRtxt:'Paire parenthèses', " calcext:value-type="string">
            <text:p>FRtxt:'Paire parenthèses', </text:p>
          </table:table-cell>
          <table:table-cell table:formula="of:=&quot;title:&quot;&amp;[Init.E8]&amp;&quot;, &quot;" office:value-type="string" office:string-value="title:0, " calcext:value-type="string">
            <text:p>title:0, </text:p>
          </table:table-cell>
          <table:table-cell table:formula="of:=&quot;on:&quot;&amp;[Init.F8]&amp;&quot;, &quot;" office:value-type="string" office:string-value="on:1, " calcext:value-type="string">
            <text:p>on:1, </text:p>
          </table:table-cell>
          <table:table-cell table:formula="of:=&quot;display:&quot;&amp;[Init.O8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8]&amp;&quot;:&quot;&amp;[.C8]&amp;[.D8]&amp;[.E8]&amp;[.F8]&amp;[.G8]&amp;[.H8]&amp;[.I8]&amp;[.J8]&amp;[.K8]&amp;[.L8]&amp;[.M8]&amp;[.N8]" office:value-type="string" office:string-value="geany_brace_good:{ id:'geany_brace_good', original:'brace_good', ENGtxt:'Pair of brace', FRtxt:'Paire parenthèses', title:0, on:1, display:1, ObjClass:0, ObjDivFg:0, ObjDivBg:0, ObjChkBold:0, ObjChkItalic:0 }," calcext:value-type="string">
            <text:p>geany_brace_good:{ id:'geany_brace_good', original:'brace_good', ENGtxt:'Pair of brace', FRtxt:'Paire parenthèses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7:</text:p>
          </table:table-cell>
          <table:table-cell table:formula="of:=&quot;{ id:'geany_&quot;&amp;[Init.A9]&amp;&quot;', &quot;" office:value-type="string" office:string-value="{ id:'geany_selection', " calcext:value-type="string">
            <text:p>{ id:'geany_selection', </text:p>
          </table:table-cell>
          <table:table-cell table:formula="of:=&quot;original:'&quot;&amp;[Init.A9]&amp;&quot;', &quot;" office:value-type="string" office:string-value="original:'selection', " calcext:value-type="string">
            <text:p>original:'selection', </text:p>
          </table:table-cell>
          <table:table-cell table:formula="of:=&quot;ENGtxt:'&quot;&amp;[Init.C9]&amp;&quot;', &quot;" office:value-type="string" office:string-value="ENGtxt:'Selection', " calcext:value-type="string">
            <text:p>ENGtxt:'Selection', </text:p>
          </table:table-cell>
          <table:table-cell table:formula="of:=&quot;FRtxt:'&quot;&amp;[Init.D9]&amp;&quot;', &quot;" office:value-type="string" office:string-value="FRtxt:'Selection', " calcext:value-type="string">
            <text:p>FRtxt:'Selection', </text:p>
          </table:table-cell>
          <table:table-cell table:formula="of:=&quot;title:&quot;&amp;[Init.E9]&amp;&quot;, &quot;" office:value-type="string" office:string-value="title:0, " calcext:value-type="string">
            <text:p>title:0, </text:p>
          </table:table-cell>
          <table:table-cell table:formula="of:=&quot;on:&quot;&amp;[Init.F9]&amp;&quot;, &quot;" office:value-type="string" office:string-value="on:1, " calcext:value-type="string">
            <text:p>on:1, </text:p>
          </table:table-cell>
          <table:table-cell table:formula="of:=&quot;display:&quot;&amp;[Init.O9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9]&amp;&quot;:&quot;&amp;[.C9]&amp;[.D9]&amp;[.E9]&amp;[.F9]&amp;[.G9]&amp;[.H9]&amp;[.I9]&amp;[.J9]&amp;[.K9]&amp;[.L9]&amp;[.M9]&amp;[.N9]" office:value-type="string" office:string-value="geany_selection:{ id:'geany_selection', original:'selection', ENGtxt:'Selection', FRtxt:'Selection', title:0, on:1, display:1, ObjClass:0, ObjDivFg:0, ObjDivBg:0, ObjChkBold:0, ObjChkItalic:0 }," calcext:value-type="string">
            <text:p>geany_selection:{ id:'geany_selection', original:'selection', ENGtxt:'Selection', FRtxt:'Selection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8:</text:p>
          </table:table-cell>
          <table:table-cell table:formula="of:=&quot;{ id:'geany_&quot;&amp;[Init.A10]&amp;&quot;', &quot;" office:value-type="string" office:string-value="{ id:'geany_Title02', " calcext:value-type="string">
            <text:p>{ id:'geany_Title02', </text:p>
          </table:table-cell>
          <table:table-cell table:formula="of:=&quot;original:'&quot;&amp;[Init.A10]&amp;&quot;', &quot;" office:value-type="string" office:string-value="original:'Title02', " calcext:value-type="string">
            <text:p>original:'Title02', </text:p>
          </table:table-cell>
          <table:table-cell table:formula="of:=&quot;ENGtxt:'&quot;&amp;[Init.C10]&amp;&quot;', &quot;" office:value-type="string" office:string-value="ENGtxt:'Syntax Highlighting', " calcext:value-type="string">
            <text:p>ENGtxt:'Syntax Highlighting', </text:p>
          </table:table-cell>
          <table:table-cell table:formula="of:=&quot;FRtxt:'&quot;&amp;[Init.D10]&amp;&quot;', &quot;" office:value-type="string" office:string-value="FRtxt:'Colorisation syntaxique', " calcext:value-type="string">
            <text:p>FRtxt:'Colorisation syntaxique', </text:p>
          </table:table-cell>
          <table:table-cell table:formula="of:=&quot;title:&quot;&amp;[Init.E10]&amp;&quot;, &quot;" office:value-type="string" office:string-value="title:1, " calcext:value-type="string">
            <text:p>title:1, </text:p>
          </table:table-cell>
          <table:table-cell table:formula="of:=&quot;on:&quot;&amp;[Init.F10]&amp;&quot;, &quot;" office:value-type="string" office:string-value="on:0, " calcext:value-type="string">
            <text:p>on:0, </text:p>
          </table:table-cell>
          <table:table-cell table:formula="of:=&quot;display:&quot;&amp;[Init.O10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0]&amp;&quot;:&quot;&amp;[.C10]&amp;[.D10]&amp;[.E10]&amp;[.F10]&amp;[.G10]&amp;[.H10]&amp;[.I10]&amp;[.J10]&amp;[.K10]&amp;[.L10]&amp;[.M10]&amp;[.N10]" office:value-type="string" office:string-value="geany_Title02:{ id:'geany_Title02', original:'Title02', ENGtxt:'Syntax Highlighting', FRtxt:'Colorisation syntaxique', title:1, on:0, display:0, ObjClass:0, ObjDivFg:0, ObjDivBg:0, ObjChkBold:0, ObjChkItalic:0 }," calcext:value-type="string">
            <text:p>geany_Title02:{ id:'geany_Title02', original:'Title02', ENGtxt:'Syntax Highlighting', FRtxt:'Colorisation syntaxique', title:1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9:</text:p>
          </table:table-cell>
          <table:table-cell table:formula="of:=&quot;{ id:'geany_&quot;&amp;[Init.A11]&amp;&quot;', &quot;" office:value-type="string" office:string-value="{ id:'geany_attribute', " calcext:value-type="string">
            <text:p>{ id:'geany_attribute', </text:p>
          </table:table-cell>
          <table:table-cell table:formula="of:=&quot;original:'&quot;&amp;[Init.A11]&amp;&quot;', &quot;" office:value-type="string" office:string-value="original:'attribute', " calcext:value-type="string">
            <text:p>original:'attribute', </text:p>
          </table:table-cell>
          <table:table-cell table:formula="of:=&quot;ENGtxt:'&quot;&amp;[Init.C11]&amp;&quot;', &quot;" office:value-type="string" office:string-value="ENGtxt:'Attribute', " calcext:value-type="string">
            <text:p>ENGtxt:'Attribute', </text:p>
          </table:table-cell>
          <table:table-cell table:formula="of:=&quot;FRtxt:'&quot;&amp;[Init.D11]&amp;&quot;', &quot;" office:value-type="string" office:string-value="FRtxt:'Attribut', " calcext:value-type="string">
            <text:p>FRtxt:'Attribut', </text:p>
          </table:table-cell>
          <table:table-cell table:formula="of:=&quot;title:&quot;&amp;[Init.E11]&amp;&quot;, &quot;" office:value-type="string" office:string-value="title:0, " calcext:value-type="string">
            <text:p>title:0, </text:p>
          </table:table-cell>
          <table:table-cell table:formula="of:=&quot;on:&quot;&amp;[Init.F11]&amp;&quot;, &quot;" office:value-type="string" office:string-value="on:1, " calcext:value-type="string">
            <text:p>on:1, </text:p>
          </table:table-cell>
          <table:table-cell table:formula="of:=&quot;display:&quot;&amp;[Init.O11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1]&amp;&quot;:&quot;&amp;[.C11]&amp;[.D11]&amp;[.E11]&amp;[.F11]&amp;[.G11]&amp;[.H11]&amp;[.I11]&amp;[.J11]&amp;[.K11]&amp;[.L11]&amp;[.M11]&amp;[.N11]" office:value-type="string" office:string-value="geany_attribute:{ id:'geany_attribute', original:'attribute', ENGtxt:'Attribute', FRtxt:'Attribut', title:0, on:1, display:1, ObjClass:0, ObjDivFg:0, ObjDivBg:0, ObjChkBold:0, ObjChkItalic:0 }," calcext:value-type="string">
            <text:p>geany_attribute:{ id:'geany_attribute', original:'attribute', ENGtxt:'Attribute', FRtxt:'Attribut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0:</text:p>
          </table:table-cell>
          <table:table-cell table:formula="of:=&quot;{ id:'geany_&quot;&amp;[Init.A12]&amp;&quot;', &quot;" office:value-type="string" office:string-value="{ id:'geany_character', " calcext:value-type="string">
            <text:p>{ id:'geany_character', </text:p>
          </table:table-cell>
          <table:table-cell table:formula="of:=&quot;original:'&quot;&amp;[Init.A12]&amp;&quot;', &quot;" office:value-type="string" office:string-value="original:'character', " calcext:value-type="string">
            <text:p>original:'character', </text:p>
          </table:table-cell>
          <table:table-cell table:formula="of:=&quot;ENGtxt:'&quot;&amp;[Init.C12]&amp;&quot;', &quot;" office:value-type="string" office:string-value="ENGtxt:'Character string', " calcext:value-type="string">
            <text:p>ENGtxt:'Character string', </text:p>
          </table:table-cell>
          <table:table-cell table:formula="of:=&quot;FRtxt:'&quot;&amp;[Init.D12]&amp;&quot;', &quot;" office:value-type="string" office:string-value="FRtxt:'Character string', " calcext:value-type="string">
            <text:p>FRtxt:'Character string', </text:p>
          </table:table-cell>
          <table:table-cell table:formula="of:=&quot;title:&quot;&amp;[Init.E12]&amp;&quot;, &quot;" office:value-type="string" office:string-value="title:0, " calcext:value-type="string">
            <text:p>title:0, </text:p>
          </table:table-cell>
          <table:table-cell table:formula="of:=&quot;on:&quot;&amp;[Init.F12]&amp;&quot;, &quot;" office:value-type="string" office:string-value="on:1, " calcext:value-type="string">
            <text:p>on:1, </text:p>
          </table:table-cell>
          <table:table-cell table:formula="of:=&quot;display:&quot;&amp;[Init.O12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2]&amp;&quot;:&quot;&amp;[.C12]&amp;[.D12]&amp;[.E12]&amp;[.F12]&amp;[.G12]&amp;[.H12]&amp;[.I12]&amp;[.J12]&amp;[.K12]&amp;[.L12]&amp;[.M12]&amp;[.N12]" office:value-type="string" office:string-value="geany_character:{ id:'geany_character', original:'character', ENGtxt:'Character string', FRtxt:'Character string', title:0, on:1, display:1, ObjClass:0, ObjDivFg:0, ObjDivBg:0, ObjChkBold:0, ObjChkItalic:0 }," calcext:value-type="string">
            <text:p>geany_character:{ id:'geany_character', original:'character', ENGtxt:'Character string', FRtxt:'Character string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1:</text:p>
          </table:table-cell>
          <table:table-cell table:formula="of:=&quot;{ id:'geany_&quot;&amp;[Init.A13]&amp;&quot;', &quot;" office:value-type="string" office:string-value="{ id:'geany_class', " calcext:value-type="string">
            <text:p>{ id:'geany_class', </text:p>
          </table:table-cell>
          <table:table-cell table:formula="of:=&quot;original:'&quot;&amp;[Init.A13]&amp;&quot;', &quot;" office:value-type="string" office:string-value="original:'class', " calcext:value-type="string">
            <text:p>original:'class', </text:p>
          </table:table-cell>
          <table:table-cell table:formula="of:=&quot;ENGtxt:'&quot;&amp;[Init.C13]&amp;&quot;', &quot;" office:value-type="string" office:string-value="ENGtxt:'Class', " calcext:value-type="string">
            <text:p>ENGtxt:'Class', </text:p>
          </table:table-cell>
          <table:table-cell table:formula="of:=&quot;FRtxt:'&quot;&amp;[Init.D13]&amp;&quot;', &quot;" office:value-type="string" office:string-value="FRtxt:'Classe', " calcext:value-type="string">
            <text:p>FRtxt:'Classe', </text:p>
          </table:table-cell>
          <table:table-cell table:formula="of:=&quot;title:&quot;&amp;[Init.E13]&amp;&quot;, &quot;" office:value-type="string" office:string-value="title:0, " calcext:value-type="string">
            <text:p>title:0, </text:p>
          </table:table-cell>
          <table:table-cell table:formula="of:=&quot;on:&quot;&amp;[Init.F13]&amp;&quot;, &quot;" office:value-type="string" office:string-value="on:1, " calcext:value-type="string">
            <text:p>on:1, </text:p>
          </table:table-cell>
          <table:table-cell table:formula="of:=&quot;display:&quot;&amp;[Init.O13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3]&amp;&quot;:&quot;&amp;[.C13]&amp;[.D13]&amp;[.E13]&amp;[.F13]&amp;[.G13]&amp;[.H13]&amp;[.I13]&amp;[.J13]&amp;[.K13]&amp;[.L13]&amp;[.M13]&amp;[.N13]" office:value-type="string" office:string-value="geany_class:{ id:'geany_class', original:'class', ENGtxt:'Class', FRtxt:'Classe', title:0, on:1, display:1, ObjClass:0, ObjDivFg:0, ObjDivBg:0, ObjChkBold:0, ObjChkItalic:0 }," calcext:value-type="string">
            <text:p>geany_class:{ id:'geany_class', original:'class', ENGtxt:'Class', FRtxt:'Classe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2:</text:p>
          </table:table-cell>
          <table:table-cell table:formula="of:=&quot;{ id:'geany_&quot;&amp;[Init.A14]&amp;&quot;', &quot;" office:value-type="string" office:string-value="{ id:'geany_comment', " calcext:value-type="string">
            <text:p>{ id:'geany_comment', </text:p>
          </table:table-cell>
          <table:table-cell table:formula="of:=&quot;original:'&quot;&amp;[Init.A14]&amp;&quot;', &quot;" office:value-type="string" office:string-value="original:'comment', " calcext:value-type="string">
            <text:p>original:'comment', </text:p>
          </table:table-cell>
          <table:table-cell table:formula="of:=&quot;ENGtxt:'&quot;&amp;[Init.C14]&amp;&quot;', &quot;" office:value-type="string" office:string-value="ENGtxt:'Comment', " calcext:value-type="string">
            <text:p>ENGtxt:'Comment', </text:p>
          </table:table-cell>
          <table:table-cell table:formula="of:=&quot;FRtxt:'&quot;&amp;[Init.D14]&amp;&quot;', &quot;" office:value-type="string" office:string-value="FRtxt:'Commentaire', " calcext:value-type="string">
            <text:p>FRtxt:'Commentaire', </text:p>
          </table:table-cell>
          <table:table-cell table:formula="of:=&quot;title:&quot;&amp;[Init.E14]&amp;&quot;, &quot;" office:value-type="string" office:string-value="title:0, " calcext:value-type="string">
            <text:p>title:0, </text:p>
          </table:table-cell>
          <table:table-cell table:formula="of:=&quot;on:&quot;&amp;[Init.F14]&amp;&quot;, &quot;" office:value-type="string" office:string-value="on:1, " calcext:value-type="string">
            <text:p>on:1, </text:p>
          </table:table-cell>
          <table:table-cell table:formula="of:=&quot;display:&quot;&amp;[Init.O14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4]&amp;&quot;:&quot;&amp;[.C14]&amp;[.D14]&amp;[.E14]&amp;[.F14]&amp;[.G14]&amp;[.H14]&amp;[.I14]&amp;[.J14]&amp;[.K14]&amp;[.L14]&amp;[.M14]&amp;[.N14]" office:value-type="string" office:string-value="geany_comment:{ id:'geany_comment', original:'comment', ENGtxt:'Comment', FRtxt:'Commentaire', title:0, on:1, display:1, ObjClass:0, ObjDivFg:0, ObjDivBg:0, ObjChkBold:0, ObjChkItalic:0 }," calcext:value-type="string">
            <text:p>geany_comment:{ id:'geany_comment', original:'comment', ENGtxt:'Comment', FRtxt:'Commentaire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3:</text:p>
          </table:table-cell>
          <table:table-cell table:formula="of:=&quot;{ id:'geany_&quot;&amp;[Init.A15]&amp;&quot;', &quot;" office:value-type="string" office:string-value="{ id:'geany_comment_line', " calcext:value-type="string">
            <text:p>{ id:'geany_comment_line', </text:p>
          </table:table-cell>
          <table:table-cell table:formula="of:=&quot;original:'&quot;&amp;[Init.A15]&amp;&quot;', &quot;" office:value-type="string" office:string-value="original:'comment_line', " calcext:value-type="string">
            <text:p>original:'comment_line', </text:p>
          </table:table-cell>
          <table:table-cell table:formula="of:=&quot;ENGtxt:'&quot;&amp;[Init.C15]&amp;&quot;', &quot;" office:value-type="string" office:string-value="ENGtxt:'Line comment', " calcext:value-type="string">
            <text:p>ENGtxt:'Line comment', </text:p>
          </table:table-cell>
          <table:table-cell table:formula="of:=&quot;FRtxt:'&quot;&amp;[Init.D15]&amp;&quot;', &quot;" office:value-type="string" office:string-value="FRtxt:'Commentaire de ligne', " calcext:value-type="string">
            <text:p>FRtxt:'Commentaire de ligne', </text:p>
          </table:table-cell>
          <table:table-cell table:formula="of:=&quot;title:&quot;&amp;[Init.E15]&amp;&quot;, &quot;" office:value-type="string" office:string-value="title:0, " calcext:value-type="string">
            <text:p>title:0, </text:p>
          </table:table-cell>
          <table:table-cell table:formula="of:=&quot;on:&quot;&amp;[Init.F15]&amp;&quot;, &quot;" office:value-type="string" office:string-value="on:1, " calcext:value-type="string">
            <text:p>on:1, </text:p>
          </table:table-cell>
          <table:table-cell table:formula="of:=&quot;display:&quot;&amp;[Init.O15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5]&amp;&quot;:&quot;&amp;[.C15]&amp;[.D15]&amp;[.E15]&amp;[.F15]&amp;[.G15]&amp;[.H15]&amp;[.I15]&amp;[.J15]&amp;[.K15]&amp;[.L15]&amp;[.M15]&amp;[.N15]" office:value-type="string" office:string-value="geany_comment_line:{ id:'geany_comment_line', original:'comment_line', ENGtxt:'Line comment', FRtxt:'Commentaire de ligne', title:0, on:1, display:1, ObjClass:0, ObjDivFg:0, ObjDivBg:0, ObjChkBold:0, ObjChkItalic:0 }," calcext:value-type="string">
            <text:p>geany_comment_line:{ id:'geany_comment_line', original:'comment_line', ENGtxt:'Line comment', FRtxt:'Commentaire de ligne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4:</text:p>
          </table:table-cell>
          <table:table-cell table:formula="of:=&quot;{ id:'geany_&quot;&amp;[Init.A16]&amp;&quot;', &quot;" office:value-type="string" office:string-value="{ id:'geany_identifier', " calcext:value-type="string">
            <text:p>{ id:'geany_identifier', </text:p>
          </table:table-cell>
          <table:table-cell table:formula="of:=&quot;original:'&quot;&amp;[Init.A16]&amp;&quot;', &quot;" office:value-type="string" office:string-value="original:'identifier', " calcext:value-type="string">
            <text:p>original:'identifier', </text:p>
          </table:table-cell>
          <table:table-cell table:formula="of:=&quot;ENGtxt:'&quot;&amp;[Init.C16]&amp;&quot;', &quot;" office:value-type="string" office:string-value="ENGtxt:'Identifier A', " calcext:value-type="string">
            <text:p>ENGtxt:'Identifier A', </text:p>
          </table:table-cell>
          <table:table-cell table:formula="of:=&quot;FRtxt:'&quot;&amp;[Init.D16]&amp;&quot;', &quot;" office:value-type="string" office:string-value="FRtxt:'Identifiant A', " calcext:value-type="string">
            <text:p>FRtxt:'Identifiant A', </text:p>
          </table:table-cell>
          <table:table-cell table:formula="of:=&quot;title:&quot;&amp;[Init.E16]&amp;&quot;, &quot;" office:value-type="string" office:string-value="title:0, " calcext:value-type="string">
            <text:p>title:0, </text:p>
          </table:table-cell>
          <table:table-cell table:formula="of:=&quot;on:&quot;&amp;[Init.F16]&amp;&quot;, &quot;" office:value-type="string" office:string-value="on:1, " calcext:value-type="string">
            <text:p>on:1, </text:p>
          </table:table-cell>
          <table:table-cell table:formula="of:=&quot;display:&quot;&amp;[Init.O16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6]&amp;&quot;:&quot;&amp;[.C16]&amp;[.D16]&amp;[.E16]&amp;[.F16]&amp;[.G16]&amp;[.H16]&amp;[.I16]&amp;[.J16]&amp;[.K16]&amp;[.L16]&amp;[.M16]&amp;[.N16]" office:value-type="string" office:string-value="geany_identifier:{ id:'geany_identifier', original:'identifier', ENGtxt:'Identifier A', FRtxt:'Identifiant A', title:0, on:1, display:1, ObjClass:0, ObjDivFg:0, ObjDivBg:0, ObjChkBold:0, ObjChkItalic:0 }," calcext:value-type="string">
            <text:p>geany_identifier:{ id:'geany_identifier', original:'identifier', ENGtxt:'Identifier A', FRtxt:'Identifiant A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5:</text:p>
          </table:table-cell>
          <table:table-cell table:formula="of:=&quot;{ id:'geany_&quot;&amp;[Init.A17]&amp;&quot;', &quot;" office:value-type="string" office:string-value="{ id:'geany_identifier_1', " calcext:value-type="string">
            <text:p>{ id:'geany_identifier_1', </text:p>
          </table:table-cell>
          <table:table-cell table:formula="of:=&quot;original:'&quot;&amp;[Init.A17]&amp;&quot;', &quot;" office:value-type="string" office:string-value="original:'identifier_1', " calcext:value-type="string">
            <text:p>original:'identifier_1', </text:p>
          </table:table-cell>
          <table:table-cell table:formula="of:=&quot;ENGtxt:'&quot;&amp;[Init.C17]&amp;&quot;', &quot;" office:value-type="string" office:string-value="ENGtxt:'Identifier B', " calcext:value-type="string">
            <text:p>ENGtxt:'Identifier B', </text:p>
          </table:table-cell>
          <table:table-cell table:formula="of:=&quot;FRtxt:'&quot;&amp;[Init.D17]&amp;&quot;', &quot;" office:value-type="string" office:string-value="FRtxt:'Identifiant B', " calcext:value-type="string">
            <text:p>FRtxt:'Identifiant B', </text:p>
          </table:table-cell>
          <table:table-cell table:formula="of:=&quot;title:&quot;&amp;[Init.E17]&amp;&quot;, &quot;" office:value-type="string" office:string-value="title:0, " calcext:value-type="string">
            <text:p>title:0, </text:p>
          </table:table-cell>
          <table:table-cell table:formula="of:=&quot;on:&quot;&amp;[Init.F17]&amp;&quot;, &quot;" office:value-type="string" office:string-value="on:1, " calcext:value-type="string">
            <text:p>on:1, </text:p>
          </table:table-cell>
          <table:table-cell table:formula="of:=&quot;display:&quot;&amp;[Init.O17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7]&amp;&quot;:&quot;&amp;[.C17]&amp;[.D17]&amp;[.E17]&amp;[.F17]&amp;[.G17]&amp;[.H17]&amp;[.I17]&amp;[.J17]&amp;[.K17]&amp;[.L17]&amp;[.M17]&amp;[.N17]" office:value-type="string" office:string-value="geany_identifier_1:{ id:'geany_identifier_1', original:'identifier_1', ENGtxt:'Identifier B', FRtxt:'Identifiant B', title:0, on:1, display:1, ObjClass:0, ObjDivFg:0, ObjDivBg:0, ObjChkBold:0, ObjChkItalic:0 }," calcext:value-type="string">
            <text:p>geany_identifier_1:{ id:'geany_identifier_1', original:'identifier_1', ENGtxt:'Identifier B', FRtxt:'Identifiant B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6:</text:p>
          </table:table-cell>
          <table:table-cell table:formula="of:=&quot;{ id:'geany_&quot;&amp;[Init.A18]&amp;&quot;', &quot;" office:value-type="string" office:string-value="{ id:'geany_keyword_1', " calcext:value-type="string">
            <text:p>{ id:'geany_keyword_1', </text:p>
          </table:table-cell>
          <table:table-cell table:formula="of:=&quot;original:'&quot;&amp;[Init.A18]&amp;&quot;', &quot;" office:value-type="string" office:string-value="original:'keyword_1', " calcext:value-type="string">
            <text:p>original:'keyword_1', </text:p>
          </table:table-cell>
          <table:table-cell table:formula="of:=&quot;ENGtxt:'&quot;&amp;[Init.C18]&amp;&quot;', &quot;" office:value-type="string" office:string-value="ENGtxt:'Keyword A', " calcext:value-type="string">
            <text:p>ENGtxt:'Keyword A', </text:p>
          </table:table-cell>
          <table:table-cell table:formula="of:=&quot;FRtxt:'&quot;&amp;[Init.D18]&amp;&quot;', &quot;" office:value-type="string" office:string-value="FRtxt:'Mot clé A', " calcext:value-type="string">
            <text:p>FRtxt:'Mot clé A', </text:p>
          </table:table-cell>
          <table:table-cell table:formula="of:=&quot;title:&quot;&amp;[Init.E18]&amp;&quot;, &quot;" office:value-type="string" office:string-value="title:0, " calcext:value-type="string">
            <text:p>title:0, </text:p>
          </table:table-cell>
          <table:table-cell table:formula="of:=&quot;on:&quot;&amp;[Init.F18]&amp;&quot;, &quot;" office:value-type="string" office:string-value="on:1, " calcext:value-type="string">
            <text:p>on:1, </text:p>
          </table:table-cell>
          <table:table-cell table:formula="of:=&quot;display:&quot;&amp;[Init.O18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8]&amp;&quot;:&quot;&amp;[.C18]&amp;[.D18]&amp;[.E18]&amp;[.F18]&amp;[.G18]&amp;[.H18]&amp;[.I18]&amp;[.J18]&amp;[.K18]&amp;[.L18]&amp;[.M18]&amp;[.N18]" office:value-type="string" office:string-value="geany_keyword_1:{ id:'geany_keyword_1', original:'keyword_1', ENGtxt:'Keyword A', FRtxt:'Mot clé A', title:0, on:1, display:1, ObjClass:0, ObjDivFg:0, ObjDivBg:0, ObjChkBold:0, ObjChkItalic:0 }," calcext:value-type="string">
            <text:p>geany_keyword_1:{ id:'geany_keyword_1', original:'keyword_1', ENGtxt:'Keyword A', FRtxt:'Mot clé A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7:</text:p>
          </table:table-cell>
          <table:table-cell table:formula="of:=&quot;{ id:'geany_&quot;&amp;[Init.A19]&amp;&quot;', &quot;" office:value-type="string" office:string-value="{ id:'geany_keyword_2', " calcext:value-type="string">
            <text:p>{ id:'geany_keyword_2', </text:p>
          </table:table-cell>
          <table:table-cell table:formula="of:=&quot;original:'&quot;&amp;[Init.A19]&amp;&quot;', &quot;" office:value-type="string" office:string-value="original:'keyword_2', " calcext:value-type="string">
            <text:p>original:'keyword_2', </text:p>
          </table:table-cell>
          <table:table-cell table:formula="of:=&quot;ENGtxt:'&quot;&amp;[Init.C19]&amp;&quot;', &quot;" office:value-type="string" office:string-value="ENGtxt:'Keyword B', " calcext:value-type="string">
            <text:p>ENGtxt:'Keyword B', </text:p>
          </table:table-cell>
          <table:table-cell table:formula="of:=&quot;FRtxt:'&quot;&amp;[Init.D19]&amp;&quot;', &quot;" office:value-type="string" office:string-value="FRtxt:'Mot clé B', " calcext:value-type="string">
            <text:p>FRtxt:'Mot clé B', </text:p>
          </table:table-cell>
          <table:table-cell table:formula="of:=&quot;title:&quot;&amp;[Init.E19]&amp;&quot;, &quot;" office:value-type="string" office:string-value="title:0, " calcext:value-type="string">
            <text:p>title:0, </text:p>
          </table:table-cell>
          <table:table-cell table:formula="of:=&quot;on:&quot;&amp;[Init.F19]&amp;&quot;, &quot;" office:value-type="string" office:string-value="on:1, " calcext:value-type="string">
            <text:p>on:1, </text:p>
          </table:table-cell>
          <table:table-cell table:formula="of:=&quot;display:&quot;&amp;[Init.O19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9]&amp;&quot;:&quot;&amp;[.C19]&amp;[.D19]&amp;[.E19]&amp;[.F19]&amp;[.G19]&amp;[.H19]&amp;[.I19]&amp;[.J19]&amp;[.K19]&amp;[.L19]&amp;[.M19]&amp;[.N19]" office:value-type="string" office:string-value="geany_keyword_2:{ id:'geany_keyword_2', original:'keyword_2', ENGtxt:'Keyword B', FRtxt:'Mot clé B', title:0, on:1, display:1, ObjClass:0, ObjDivFg:0, ObjDivBg:0, ObjChkBold:0, ObjChkItalic:0 }," calcext:value-type="string">
            <text:p>geany_keyword_2:{ id:'geany_keyword_2', original:'keyword_2', ENGtxt:'Keyword B', FRtxt:'Mot clé B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8:</text:p>
          </table:table-cell>
          <table:table-cell table:formula="of:=&quot;{ id:'geany_&quot;&amp;[Init.A20]&amp;&quot;', &quot;" office:value-type="string" office:string-value="{ id:'geany_number_1', " calcext:value-type="string">
            <text:p>{ id:'geany_number_1', </text:p>
          </table:table-cell>
          <table:table-cell table:formula="of:=&quot;original:'&quot;&amp;[Init.A20]&amp;&quot;', &quot;" office:value-type="string" office:string-value="original:'number_1', " calcext:value-type="string">
            <text:p>original:'number_1', </text:p>
          </table:table-cell>
          <table:table-cell table:formula="of:=&quot;ENGtxt:'&quot;&amp;[Init.C20]&amp;&quot;', &quot;" office:value-type="string" office:string-value="ENGtxt:'Number A', " calcext:value-type="string">
            <text:p>ENGtxt:'Number A', </text:p>
          </table:table-cell>
          <table:table-cell table:formula="of:=&quot;FRtxt:'&quot;&amp;[Init.D20]&amp;&quot;', &quot;" office:value-type="string" office:string-value="FRtxt:'Nombre A', " calcext:value-type="string">
            <text:p>FRtxt:'Nombre A', </text:p>
          </table:table-cell>
          <table:table-cell table:formula="of:=&quot;title:&quot;&amp;[Init.E20]&amp;&quot;, &quot;" office:value-type="string" office:string-value="title:0, " calcext:value-type="string">
            <text:p>title:0, </text:p>
          </table:table-cell>
          <table:table-cell table:formula="of:=&quot;on:&quot;&amp;[Init.F20]&amp;&quot;, &quot;" office:value-type="string" office:string-value="on:1, " calcext:value-type="string">
            <text:p>on:1, </text:p>
          </table:table-cell>
          <table:table-cell table:formula="of:=&quot;display:&quot;&amp;[Init.O20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0]&amp;&quot;:&quot;&amp;[.C20]&amp;[.D20]&amp;[.E20]&amp;[.F20]&amp;[.G20]&amp;[.H20]&amp;[.I20]&amp;[.J20]&amp;[.K20]&amp;[.L20]&amp;[.M20]&amp;[.N20]" office:value-type="string" office:string-value="geany_number_1:{ id:'geany_number_1', original:'number_1', ENGtxt:'Number A', FRtxt:'Nombre A', title:0, on:1, display:1, ObjClass:0, ObjDivFg:0, ObjDivBg:0, ObjChkBold:0, ObjChkItalic:0 }," calcext:value-type="string">
            <text:p>geany_number_1:{ id:'geany_number_1', original:'number_1', ENGtxt:'Number A', FRtxt:'Nombre A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9:</text:p>
          </table:table-cell>
          <table:table-cell table:formula="of:=&quot;{ id:'geany_&quot;&amp;[Init.A21]&amp;&quot;', &quot;" office:value-type="string" office:string-value="{ id:'geany_number_2', " calcext:value-type="string">
            <text:p>{ id:'geany_number_2', </text:p>
          </table:table-cell>
          <table:table-cell table:formula="of:=&quot;original:'&quot;&amp;[Init.A21]&amp;&quot;', &quot;" office:value-type="string" office:string-value="original:'number_2', " calcext:value-type="string">
            <text:p>original:'number_2', </text:p>
          </table:table-cell>
          <table:table-cell table:formula="of:=&quot;ENGtxt:'&quot;&amp;[Init.C21]&amp;&quot;', &quot;" office:value-type="string" office:string-value="ENGtxt:'Number B', " calcext:value-type="string">
            <text:p>ENGtxt:'Number B', </text:p>
          </table:table-cell>
          <table:table-cell table:formula="of:=&quot;FRtxt:'&quot;&amp;[Init.D21]&amp;&quot;', &quot;" office:value-type="string" office:string-value="FRtxt:'Nombre B', " calcext:value-type="string">
            <text:p>FRtxt:'Nombre B', </text:p>
          </table:table-cell>
          <table:table-cell table:formula="of:=&quot;title:&quot;&amp;[Init.E21]&amp;&quot;, &quot;" office:value-type="string" office:string-value="title:0, " calcext:value-type="string">
            <text:p>title:0, </text:p>
          </table:table-cell>
          <table:table-cell table:formula="of:=&quot;on:&quot;&amp;[Init.F21]&amp;&quot;, &quot;" office:value-type="string" office:string-value="on:1, " calcext:value-type="string">
            <text:p>on:1, </text:p>
          </table:table-cell>
          <table:table-cell table:formula="of:=&quot;display:&quot;&amp;[Init.O21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1]&amp;&quot;:&quot;&amp;[.C21]&amp;[.D21]&amp;[.E21]&amp;[.F21]&amp;[.G21]&amp;[.H21]&amp;[.I21]&amp;[.J21]&amp;[.K21]&amp;[.L21]&amp;[.M21]&amp;[.N21]" office:value-type="string" office:string-value="geany_number_2:{ id:'geany_number_2', original:'number_2', ENGtxt:'Number B', FRtxt:'Nombre B', title:0, on:1, display:1, ObjClass:0, ObjDivFg:0, ObjDivBg:0, ObjChkBold:0, ObjChkItalic:0 }," calcext:value-type="string">
            <text:p>geany_number_2:{ id:'geany_number_2', original:'number_2', ENGtxt:'Number B', FRtxt:'Nombre B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0:</text:p>
          </table:table-cell>
          <table:table-cell table:formula="of:=&quot;{ id:'geany_&quot;&amp;[Init.A22]&amp;&quot;', &quot;" office:value-type="string" office:string-value="{ id:'geany_operator', " calcext:value-type="string">
            <text:p>{ id:'geany_operator', </text:p>
          </table:table-cell>
          <table:table-cell table:formula="of:=&quot;original:'&quot;&amp;[Init.A22]&amp;&quot;', &quot;" office:value-type="string" office:string-value="original:'operator', " calcext:value-type="string">
            <text:p>original:'operator', </text:p>
          </table:table-cell>
          <table:table-cell table:formula="of:=&quot;ENGtxt:'&quot;&amp;[Init.C22]&amp;&quot;', &quot;" office:value-type="string" office:string-value="ENGtxt:'Operator', " calcext:value-type="string">
            <text:p>ENGtxt:'Operator', </text:p>
          </table:table-cell>
          <table:table-cell table:formula="of:=&quot;FRtxt:'&quot;&amp;[Init.D22]&amp;&quot;', &quot;" office:value-type="string" office:string-value="FRtxt:'Opérateur', " calcext:value-type="string">
            <text:p>FRtxt:'Opérateur', </text:p>
          </table:table-cell>
          <table:table-cell table:formula="of:=&quot;title:&quot;&amp;[Init.E22]&amp;&quot;, &quot;" office:value-type="string" office:string-value="title:0, " calcext:value-type="string">
            <text:p>title:0, </text:p>
          </table:table-cell>
          <table:table-cell table:formula="of:=&quot;on:&quot;&amp;[Init.F22]&amp;&quot;, &quot;" office:value-type="string" office:string-value="on:1, " calcext:value-type="string">
            <text:p>on:1, </text:p>
          </table:table-cell>
          <table:table-cell table:formula="of:=&quot;display:&quot;&amp;[Init.O22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2]&amp;&quot;:&quot;&amp;[.C22]&amp;[.D22]&amp;[.E22]&amp;[.F22]&amp;[.G22]&amp;[.H22]&amp;[.I22]&amp;[.J22]&amp;[.K22]&amp;[.L22]&amp;[.M22]&amp;[.N22]" office:value-type="string" office:string-value="geany_operator:{ id:'geany_operator', original:'operator', ENGtxt:'Operator', FRtxt:'Opérateur', title:0, on:1, display:1, ObjClass:0, ObjDivFg:0, ObjDivBg:0, ObjChkBold:0, ObjChkItalic:0 }," calcext:value-type="string">
            <text:p>geany_operator:{ id:'geany_operator', original:'operator', ENGtxt:'Operator', FRtxt:'Opérateur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1:</text:p>
          </table:table-cell>
          <table:table-cell table:formula="of:=&quot;{ id:'geany_&quot;&amp;[Init.A23]&amp;&quot;', &quot;" office:value-type="string" office:string-value="{ id:'geany_other', " calcext:value-type="string">
            <text:p>{ id:'geany_other', </text:p>
          </table:table-cell>
          <table:table-cell table:formula="of:=&quot;original:'&quot;&amp;[Init.A23]&amp;&quot;', &quot;" office:value-type="string" office:string-value="original:'other', " calcext:value-type="string">
            <text:p>original:'other', </text:p>
          </table:table-cell>
          <table:table-cell table:formula="of:=&quot;ENGtxt:'&quot;&amp;[Init.C23]&amp;&quot;', &quot;" office:value-type="string" office:string-value="ENGtxt:'Other', " calcext:value-type="string">
            <text:p>ENGtxt:'Other', </text:p>
          </table:table-cell>
          <table:table-cell table:formula="of:=&quot;FRtxt:'&quot;&amp;[Init.D23]&amp;&quot;', &quot;" office:value-type="string" office:string-value="FRtxt:'Autre', " calcext:value-type="string">
            <text:p>FRtxt:'Autre', </text:p>
          </table:table-cell>
          <table:table-cell table:formula="of:=&quot;title:&quot;&amp;[Init.E23]&amp;&quot;, &quot;" office:value-type="string" office:string-value="title:0, " calcext:value-type="string">
            <text:p>title:0, </text:p>
          </table:table-cell>
          <table:table-cell table:formula="of:=&quot;on:&quot;&amp;[Init.F23]&amp;&quot;, &quot;" office:value-type="string" office:string-value="on:1, " calcext:value-type="string">
            <text:p>on:1, </text:p>
          </table:table-cell>
          <table:table-cell table:formula="of:=&quot;display:&quot;&amp;[Init.O23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3]&amp;&quot;:&quot;&amp;[.C23]&amp;[.D23]&amp;[.E23]&amp;[.F23]&amp;[.G23]&amp;[.H23]&amp;[.I23]&amp;[.J23]&amp;[.K23]&amp;[.L23]&amp;[.M23]&amp;[.N23]" office:value-type="string" office:string-value="geany_other:{ id:'geany_other', original:'other', ENGtxt:'Other', FRtxt:'Autre', title:0, on:1, display:1, ObjClass:0, ObjDivFg:0, ObjDivBg:0, ObjChkBold:0, ObjChkItalic:0 }," calcext:value-type="string">
            <text:p>geany_other:{ id:'geany_other', original:'other', ENGtxt:'Other', FRtxt:'Autre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2:</text:p>
          </table:table-cell>
          <table:table-cell table:formula="of:=&quot;{ id:'geany_&quot;&amp;[Init.A24]&amp;&quot;', &quot;" office:value-type="string" office:string-value="{ id:'geany_preprocessor', " calcext:value-type="string">
            <text:p>{ id:'geany_preprocessor', </text:p>
          </table:table-cell>
          <table:table-cell table:formula="of:=&quot;original:'&quot;&amp;[Init.A24]&amp;&quot;', &quot;" office:value-type="string" office:string-value="original:'preprocessor', " calcext:value-type="string">
            <text:p>original:'preprocessor', </text:p>
          </table:table-cell>
          <table:table-cell table:formula="of:=&quot;ENGtxt:'&quot;&amp;[Init.C24]&amp;&quot;', &quot;" office:value-type="string" office:string-value="ENGtxt:'Preprocessor', " calcext:value-type="string">
            <text:p>ENGtxt:'Preprocessor', </text:p>
          </table:table-cell>
          <table:table-cell table:formula="of:=&quot;FRtxt:'&quot;&amp;[Init.D24]&amp;&quot;', &quot;" office:value-type="string" office:string-value="FRtxt:'Preprocesseur', " calcext:value-type="string">
            <text:p>FRtxt:'Preprocesseur', </text:p>
          </table:table-cell>
          <table:table-cell table:formula="of:=&quot;title:&quot;&amp;[Init.E24]&amp;&quot;, &quot;" office:value-type="string" office:string-value="title:0, " calcext:value-type="string">
            <text:p>title:0, </text:p>
          </table:table-cell>
          <table:table-cell table:formula="of:=&quot;on:&quot;&amp;[Init.F24]&amp;&quot;, &quot;" office:value-type="string" office:string-value="on:1, " calcext:value-type="string">
            <text:p>on:1, </text:p>
          </table:table-cell>
          <table:table-cell table:formula="of:=&quot;display:&quot;&amp;[Init.O24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4]&amp;&quot;:&quot;&amp;[.C24]&amp;[.D24]&amp;[.E24]&amp;[.F24]&amp;[.G24]&amp;[.H24]&amp;[.I24]&amp;[.J24]&amp;[.K24]&amp;[.L24]&amp;[.M24]&amp;[.N24]" office:value-type="string" office:string-value="geany_preprocessor:{ id:'geany_preprocessor', original:'preprocessor', ENGtxt:'Preprocessor', FRtxt:'Preprocesseur', title:0, on:1, display:1, ObjClass:0, ObjDivFg:0, ObjDivBg:0, ObjChkBold:0, ObjChkItalic:0 }," calcext:value-type="string">
            <text:p>geany_preprocessor:{ id:'geany_preprocessor', original:'preprocessor', ENGtxt:'Preprocessor', FRtxt:'Preprocesseur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3:</text:p>
          </table:table-cell>
          <table:table-cell table:formula="of:=&quot;{ id:'geany_&quot;&amp;[Init.A25]&amp;&quot;', &quot;" office:value-type="string" office:string-value="{ id:'geany_string_1', " calcext:value-type="string">
            <text:p>{ id:'geany_string_1', </text:p>
          </table:table-cell>
          <table:table-cell table:formula="of:=&quot;original:'&quot;&amp;[Init.A25]&amp;&quot;', &quot;" office:value-type="string" office:string-value="original:'string_1', " calcext:value-type="string">
            <text:p>original:'string_1', </text:p>
          </table:table-cell>
          <table:table-cell table:formula="of:=&quot;ENGtxt:'&quot;&amp;[Init.C25]&amp;&quot;', &quot;" office:value-type="string" office:string-value="ENGtxt:'String A', " calcext:value-type="string">
            <text:p>ENGtxt:'String A', </text:p>
          </table:table-cell>
          <table:table-cell table:formula="of:=&quot;FRtxt:'&quot;&amp;[Init.D25]&amp;&quot;', &quot;" office:value-type="string" office:string-value="FRtxt:'Chaine A', " calcext:value-type="string">
            <text:p>FRtxt:'Chaine A', </text:p>
          </table:table-cell>
          <table:table-cell table:formula="of:=&quot;title:&quot;&amp;[Init.E25]&amp;&quot;, &quot;" office:value-type="string" office:string-value="title:0, " calcext:value-type="string">
            <text:p>title:0, </text:p>
          </table:table-cell>
          <table:table-cell table:formula="of:=&quot;on:&quot;&amp;[Init.F25]&amp;&quot;, &quot;" office:value-type="string" office:string-value="on:1, " calcext:value-type="string">
            <text:p>on:1, </text:p>
          </table:table-cell>
          <table:table-cell table:formula="of:=&quot;display:&quot;&amp;[Init.O25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5]&amp;&quot;:&quot;&amp;[.C25]&amp;[.D25]&amp;[.E25]&amp;[.F25]&amp;[.G25]&amp;[.H25]&amp;[.I25]&amp;[.J25]&amp;[.K25]&amp;[.L25]&amp;[.M25]&amp;[.N25]" office:value-type="string" office:string-value="geany_string_1:{ id:'geany_string_1', original:'string_1', ENGtxt:'String A', FRtxt:'Chaine A', title:0, on:1, display:1, ObjClass:0, ObjDivFg:0, ObjDivBg:0, ObjChkBold:0, ObjChkItalic:0 }," calcext:value-type="string">
            <text:p>geany_string_1:{ id:'geany_string_1', original:'string_1', ENGtxt:'String A', FRtxt:'Chaine A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4:</text:p>
          </table:table-cell>
          <table:table-cell table:formula="of:=&quot;{ id:'geany_&quot;&amp;[Init.A26]&amp;&quot;', &quot;" office:value-type="string" office:string-value="{ id:'geany_string_2', " calcext:value-type="string">
            <text:p>{ id:'geany_string_2', </text:p>
          </table:table-cell>
          <table:table-cell table:formula="of:=&quot;original:'&quot;&amp;[Init.A26]&amp;&quot;', &quot;" office:value-type="string" office:string-value="original:'string_2', " calcext:value-type="string">
            <text:p>original:'string_2', </text:p>
          </table:table-cell>
          <table:table-cell table:formula="of:=&quot;ENGtxt:'&quot;&amp;[Init.C26]&amp;&quot;', &quot;" office:value-type="string" office:string-value="ENGtxt:'String B', " calcext:value-type="string">
            <text:p>ENGtxt:'String B', </text:p>
          </table:table-cell>
          <table:table-cell table:formula="of:=&quot;FRtxt:'&quot;&amp;[Init.D26]&amp;&quot;', &quot;" office:value-type="string" office:string-value="FRtxt:'Chaine B', " calcext:value-type="string">
            <text:p>FRtxt:'Chaine B', </text:p>
          </table:table-cell>
          <table:table-cell table:formula="of:=&quot;title:&quot;&amp;[Init.E26]&amp;&quot;, &quot;" office:value-type="string" office:string-value="title:0, " calcext:value-type="string">
            <text:p>title:0, </text:p>
          </table:table-cell>
          <table:table-cell table:formula="of:=&quot;on:&quot;&amp;[Init.F26]&amp;&quot;, &quot;" office:value-type="string" office:string-value="on:1, " calcext:value-type="string">
            <text:p>on:1, </text:p>
          </table:table-cell>
          <table:table-cell table:formula="of:=&quot;display:&quot;&amp;[Init.O26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6]&amp;&quot;:&quot;&amp;[.C26]&amp;[.D26]&amp;[.E26]&amp;[.F26]&amp;[.G26]&amp;[.H26]&amp;[.I26]&amp;[.J26]&amp;[.K26]&amp;[.L26]&amp;[.M26]&amp;[.N26]" office:value-type="string" office:string-value="geany_string_2:{ id:'geany_string_2', original:'string_2', ENGtxt:'String B', FRtxt:'Chaine B', title:0, on:1, display:1, ObjClass:0, ObjDivFg:0, ObjDivBg:0, ObjChkBold:0, ObjChkItalic:0 }," calcext:value-type="string">
            <text:p>geany_string_2:{ id:'geany_string_2', original:'string_2', ENGtxt:'String B', FRtxt:'Chaine B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5:</text:p>
          </table:table-cell>
          <table:table-cell table:formula="of:=&quot;{ id:'geany_&quot;&amp;[Init.A27]&amp;&quot;', &quot;" office:value-type="string" office:string-value="{ id:'geany_tag', " calcext:value-type="string">
            <text:p>{ id:'geany_tag', </text:p>
          </table:table-cell>
          <table:table-cell table:formula="of:=&quot;original:'&quot;&amp;[Init.A27]&amp;&quot;', &quot;" office:value-type="string" office:string-value="original:'tag', " calcext:value-type="string">
            <text:p>original:'tag', </text:p>
          </table:table-cell>
          <table:table-cell table:formula="of:=&quot;ENGtxt:'&quot;&amp;[Init.C27]&amp;&quot;', &quot;" office:value-type="string" office:string-value="ENGtxt:'Tag', " calcext:value-type="string">
            <text:p>ENGtxt:'Tag', </text:p>
          </table:table-cell>
          <table:table-cell table:formula="of:=&quot;FRtxt:'&quot;&amp;[Init.D27]&amp;&quot;', &quot;" office:value-type="string" office:string-value="FRtxt:'Tag', " calcext:value-type="string">
            <text:p>FRtxt:'Tag', </text:p>
          </table:table-cell>
          <table:table-cell table:formula="of:=&quot;title:&quot;&amp;[Init.E27]&amp;&quot;, &quot;" office:value-type="string" office:string-value="title:0, " calcext:value-type="string">
            <text:p>title:0, </text:p>
          </table:table-cell>
          <table:table-cell table:formula="of:=&quot;on:&quot;&amp;[Init.F27]&amp;&quot;, &quot;" office:value-type="string" office:string-value="on:1, " calcext:value-type="string">
            <text:p>on:1, </text:p>
          </table:table-cell>
          <table:table-cell table:formula="of:=&quot;display:&quot;&amp;[Init.O27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7]&amp;&quot;:&quot;&amp;[.C27]&amp;[.D27]&amp;[.E27]&amp;[.F27]&amp;[.G27]&amp;[.H27]&amp;[.I27]&amp;[.J27]&amp;[.K27]&amp;[.L27]&amp;[.M27]&amp;[.N27]" office:value-type="string" office:string-value="geany_tag:{ id:'geany_tag', original:'tag', ENGtxt:'Tag', FRtxt:'Tag', title:0, on:1, display:1, ObjClass:0, ObjDivFg:0, ObjDivBg:0, ObjChkBold:0, ObjChkItalic:0 }," calcext:value-type="string">
            <text:p>geany_tag:{ id:'geany_tag', original:'tag', ENGtxt:'Tag', FRtxt:'Tag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6:</text:p>
          </table:table-cell>
          <table:table-cell table:formula="of:=&quot;{ id:'geany_&quot;&amp;[Init.A28]&amp;&quot;', &quot;" office:value-type="string" office:string-value="{ id:'geany_value', " calcext:value-type="string">
            <text:p>{ id:'geany_value', </text:p>
          </table:table-cell>
          <table:table-cell table:formula="of:=&quot;original:'&quot;&amp;[Init.A28]&amp;&quot;', &quot;" office:value-type="string" office:string-value="original:'value', " calcext:value-type="string">
            <text:p>original:'value', </text:p>
          </table:table-cell>
          <table:table-cell table:formula="of:=&quot;ENGtxt:'&quot;&amp;[Init.C28]&amp;&quot;', &quot;" office:value-type="string" office:string-value="ENGtxt:'Value', " calcext:value-type="string">
            <text:p>ENGtxt:'Value', </text:p>
          </table:table-cell>
          <table:table-cell table:formula="of:=&quot;FRtxt:'&quot;&amp;[Init.D28]&amp;&quot;', &quot;" office:value-type="string" office:string-value="FRtxt:'Valeur', " calcext:value-type="string">
            <text:p>FRtxt:'Valeur', </text:p>
          </table:table-cell>
          <table:table-cell table:formula="of:=&quot;title:&quot;&amp;[Init.E28]&amp;&quot;, &quot;" office:value-type="string" office:string-value="title:0, " calcext:value-type="string">
            <text:p>title:0, </text:p>
          </table:table-cell>
          <table:table-cell table:formula="of:=&quot;on:&quot;&amp;[Init.F28]&amp;&quot;, &quot;" office:value-type="string" office:string-value="on:1, " calcext:value-type="string">
            <text:p>on:1, </text:p>
          </table:table-cell>
          <table:table-cell table:formula="of:=&quot;display:&quot;&amp;[Init.O28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8]&amp;&quot;:&quot;&amp;[.C28]&amp;[.D28]&amp;[.E28]&amp;[.F28]&amp;[.G28]&amp;[.H28]&amp;[.I28]&amp;[.J28]&amp;[.K28]&amp;[.L28]&amp;[.M28]&amp;[.N28]" office:value-type="string" office:string-value="geany_value:{ id:'geany_value', original:'value', ENGtxt:'Value', FRtxt:'Valeur', title:0, on:1, display:1, ObjClass:0, ObjDivFg:0, ObjDivBg:0, ObjChkBold:0, ObjChkItalic:0 }," calcext:value-type="string">
            <text:p>geany_value:{ id:'geany_value', original:'value', ENGtxt:'Value', FRtxt:'Valeur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7:</text:p>
          </table:table-cell>
          <table:table-cell table:formula="of:=&quot;{ id:'geany_&quot;&amp;[Init.A29]&amp;&quot;', &quot;" office:value-type="string" office:string-value="{ id:'geany_Title03', " calcext:value-type="string">
            <text:p>{ id:'geany_Title03', </text:p>
          </table:table-cell>
          <table:table-cell table:formula="of:=&quot;original:'&quot;&amp;[Init.A29]&amp;&quot;', &quot;" office:value-type="string" office:string-value="original:'Title03', " calcext:value-type="string">
            <text:p>original:'Title03', </text:p>
          </table:table-cell>
          <table:table-cell table:formula="of:=&quot;ENGtxt:'&quot;&amp;[Init.C29]&amp;&quot;', &quot;" office:value-type="string" office:string-value="ENGtxt:'Editor Style', " calcext:value-type="string">
            <text:p>ENGtxt:'Editor Style', </text:p>
          </table:table-cell>
          <table:table-cell table:formula="of:=&quot;FRtxt:'&quot;&amp;[Init.D29]&amp;&quot;', &quot;" office:value-type="string" office:string-value="FRtxt:'Style de l’éditeur', " calcext:value-type="string">
            <text:p>FRtxt:'Style de l’éditeur', </text:p>
          </table:table-cell>
          <table:table-cell table:formula="of:=&quot;title:&quot;&amp;[Init.E29]&amp;&quot;, &quot;" office:value-type="string" office:string-value="title:1, " calcext:value-type="string">
            <text:p>title:1, </text:p>
          </table:table-cell>
          <table:table-cell table:formula="of:=&quot;on:&quot;&amp;[Init.F29]&amp;&quot;, &quot;" office:value-type="string" office:string-value="on:0, " calcext:value-type="string">
            <text:p>on:0, </text:p>
          </table:table-cell>
          <table:table-cell table:formula="of:=&quot;display:&quot;&amp;[Init.O29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9]&amp;&quot;:&quot;&amp;[.C29]&amp;[.D29]&amp;[.E29]&amp;[.F29]&amp;[.G29]&amp;[.H29]&amp;[.I29]&amp;[.J29]&amp;[.K29]&amp;[.L29]&amp;[.M29]&amp;[.N29]" office:value-type="string" office:string-value="geany_Title03:{ id:'geany_Title03', original:'Title03', ENGtxt:'Editor Style', FRtxt:'Style de l’éditeur', title:1, on:0, display:0, ObjClass:0, ObjDivFg:0, ObjDivBg:0, ObjChkBold:0, ObjChkItalic:0 }," calcext:value-type="string">
            <text:p>geany_Title03:{ id:'geany_Title03', original:'Title03', ENGtxt:'Editor Style', FRtxt:'Style de l’éditeur', title:1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8:</text:p>
          </table:table-cell>
          <table:table-cell table:formula="of:=&quot;{ id:'geany_&quot;&amp;[Init.A30]&amp;&quot;', &quot;" office:value-type="string" office:string-value="{ id:'geany_fold_symbol_highlight', " calcext:value-type="string">
            <text:p>{ id:'geany_fold_symbol_highlight', </text:p>
          </table:table-cell>
          <table:table-cell table:formula="of:=&quot;original:'&quot;&amp;[Init.A30]&amp;&quot;', &quot;" office:value-type="string" office:string-value="original:'fold_symbol_highlight', " calcext:value-type="string">
            <text:p>original:'fold_symbol_highlight', </text:p>
          </table:table-cell>
          <table:table-cell table:formula="of:=&quot;ENGtxt:'&quot;&amp;[Init.C30]&amp;&quot;', &quot;" office:value-type="string" office:string-value="ENGtxt:'fold_symbol_highlight', " calcext:value-type="string">
            <text:p>ENGtxt:'fold_symbol_highlight', </text:p>
          </table:table-cell>
          <table:table-cell table:formula="of:=&quot;FRtxt:'&quot;&amp;[Init.D30]&amp;&quot;', &quot;" office:value-type="string" office:string-value="FRtxt:'fold_symbol_highlight', " calcext:value-type="string">
            <text:p>FRtxt:'fold_symbol_highlight', </text:p>
          </table:table-cell>
          <table:table-cell table:formula="of:=&quot;title:&quot;&amp;[Init.E30]&amp;&quot;, &quot;" office:value-type="string" office:string-value="title:0, " calcext:value-type="string">
            <text:p>title:0, </text:p>
          </table:table-cell>
          <table:table-cell table:formula="of:=&quot;on:&quot;&amp;[Init.F30]&amp;&quot;, &quot;" office:value-type="string" office:string-value="on:1, " calcext:value-type="string">
            <text:p>on:1, </text:p>
          </table:table-cell>
          <table:table-cell table:formula="of:=&quot;display:&quot;&amp;[Init.O30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0]&amp;&quot;:&quot;&amp;[.C30]&amp;[.D30]&amp;[.E30]&amp;[.F30]&amp;[.G30]&amp;[.H30]&amp;[.I30]&amp;[.J30]&amp;[.K30]&amp;[.L30]&amp;[.M30]&amp;[.N30]" office:value-type="string" office:string-value="geany_fold_symbol_highlight:{ id:'geany_fold_symbol_highlight', original:'fold_symbol_highlight', ENGtxt:'fold_symbol_highlight', FRtxt:'fold_symbol_highlight', title:0, on:1, display:1, ObjClass:0, ObjDivFg:0, ObjDivBg:0, ObjChkBold:0, ObjChkItalic:0 }," calcext:value-type="string">
            <text:p>geany_fold_symbol_highlight:{ id:'geany_fold_symbol_highlight', original:'fold_symbol_highlight', ENGtxt:'fold_symbol_highlight', FRtxt:'fold_symbol_highlight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9:</text:p>
          </table:table-cell>
          <table:table-cell table:formula="of:=&quot;{ id:'geany_&quot;&amp;[Init.A31]&amp;&quot;', &quot;" office:value-type="string" office:string-value="{ id:'geany_margin_folding', " calcext:value-type="string">
            <text:p>{ id:'geany_margin_folding', </text:p>
          </table:table-cell>
          <table:table-cell table:formula="of:=&quot;original:'&quot;&amp;[Init.A31]&amp;&quot;', &quot;" office:value-type="string" office:string-value="original:'margin_folding', " calcext:value-type="string">
            <text:p>original:'margin_folding', </text:p>
          </table:table-cell>
          <table:table-cell table:formula="of:=&quot;ENGtxt:'&quot;&amp;[Init.C31]&amp;&quot;', &quot;" office:value-type="string" office:string-value="ENGtxt:'margin_folding', " calcext:value-type="string">
            <text:p>ENGtxt:'margin_folding', </text:p>
          </table:table-cell>
          <table:table-cell table:formula="of:=&quot;FRtxt:'&quot;&amp;[Init.D31]&amp;&quot;', &quot;" office:value-type="string" office:string-value="FRtxt:'margin_folding', " calcext:value-type="string">
            <text:p>FRtxt:'margin_folding', </text:p>
          </table:table-cell>
          <table:table-cell table:formula="of:=&quot;title:&quot;&amp;[Init.E31]&amp;&quot;, &quot;" office:value-type="string" office:string-value="title:0, " calcext:value-type="string">
            <text:p>title:0, </text:p>
          </table:table-cell>
          <table:table-cell table:formula="of:=&quot;on:&quot;&amp;[Init.F31]&amp;&quot;, &quot;" office:value-type="string" office:string-value="on:1, " calcext:value-type="string">
            <text:p>on:1, </text:p>
          </table:table-cell>
          <table:table-cell table:formula="of:=&quot;display:&quot;&amp;[Init.O31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1]&amp;&quot;:&quot;&amp;[.C31]&amp;[.D31]&amp;[.E31]&amp;[.F31]&amp;[.G31]&amp;[.H31]&amp;[.I31]&amp;[.J31]&amp;[.K31]&amp;[.L31]&amp;[.M31]&amp;[.N31]" office:value-type="string" office:string-value="geany_margin_folding:{ id:'geany_margin_folding', original:'margin_folding', ENGtxt:'margin_folding', FRtxt:'margin_folding', title:0, on:1, display:1, ObjClass:0, ObjDivFg:0, ObjDivBg:0, ObjChkBold:0, ObjChkItalic:0 }," calcext:value-type="string">
            <text:p>geany_margin_folding:{ id:'geany_margin_folding', original:'margin_folding', ENGtxt:'margin_folding', FRtxt:'margin_folding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0:</text:p>
          </table:table-cell>
          <table:table-cell table:formula="of:=&quot;{ id:'geany_&quot;&amp;[Init.A32]&amp;&quot;', &quot;" office:value-type="string" office:string-value="{ id:'geany_margin_line_number', " calcext:value-type="string">
            <text:p>{ id:'geany_margin_line_number', </text:p>
          </table:table-cell>
          <table:table-cell table:formula="of:=&quot;original:'&quot;&amp;[Init.A32]&amp;&quot;', &quot;" office:value-type="string" office:string-value="original:'margin_line_number', " calcext:value-type="string">
            <text:p>original:'margin_line_number', </text:p>
          </table:table-cell>
          <table:table-cell table:formula="of:=&quot;ENGtxt:'&quot;&amp;[Init.C32]&amp;&quot;', &quot;" office:value-type="string" office:string-value="ENGtxt:'margin_line_number', " calcext:value-type="string">
            <text:p>ENGtxt:'margin_line_number', </text:p>
          </table:table-cell>
          <table:table-cell table:formula="of:=&quot;FRtxt:'&quot;&amp;[Init.D32]&amp;&quot;', &quot;" office:value-type="string" office:string-value="FRtxt:'margin_line_number', " calcext:value-type="string">
            <text:p>FRtxt:'margin_line_number', </text:p>
          </table:table-cell>
          <table:table-cell table:formula="of:=&quot;title:&quot;&amp;[Init.E32]&amp;&quot;, &quot;" office:value-type="string" office:string-value="title:0, " calcext:value-type="string">
            <text:p>title:0, </text:p>
          </table:table-cell>
          <table:table-cell table:formula="of:=&quot;on:&quot;&amp;[Init.F32]&amp;&quot;, &quot;" office:value-type="string" office:string-value="on:1, " calcext:value-type="string">
            <text:p>on:1, </text:p>
          </table:table-cell>
          <table:table-cell table:formula="of:=&quot;display:&quot;&amp;[Init.O32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2]&amp;&quot;:&quot;&amp;[.C32]&amp;[.D32]&amp;[.E32]&amp;[.F32]&amp;[.G32]&amp;[.H32]&amp;[.I32]&amp;[.J32]&amp;[.K32]&amp;[.L32]&amp;[.M32]&amp;[.N32]" office:value-type="string" office:string-value="geany_margin_line_number:{ id:'geany_margin_line_number', original:'margin_line_number', ENGtxt:'margin_line_number', FRtxt:'margin_line_number', title:0, on:1, display:1, ObjClass:0, ObjDivFg:0, ObjDivBg:0, ObjChkBold:0, ObjChkItalic:0 }," calcext:value-type="string">
            <text:p>geany_margin_line_number:{ id:'geany_margin_line_number', original:'margin_line_number', ENGtxt:'margin_line_number', FRtxt:'margin_line_number', title:0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1:</text:p>
          </table:table-cell>
          <table:table-cell table:formula="of:=&quot;{ id:'geany_&quot;&amp;[Init.A33]&amp;&quot;', &quot;" office:value-type="string" office:string-value="{ id:'geany_backtick', " calcext:value-type="string">
            <text:p>{ id:'geany_backtick', </text:p>
          </table:table-cell>
          <table:table-cell table:formula="of:=&quot;original:'&quot;&amp;[Init.A33]&amp;&quot;', &quot;" office:value-type="string" office:string-value="original:'backtick', " calcext:value-type="string">
            <text:p>original:'backtick', </text:p>
          </table:table-cell>
          <table:table-cell table:formula="of:=&quot;ENGtxt:'&quot;&amp;[Init.C33]&amp;&quot;', &quot;" office:value-type="string" office:string-value="ENGtxt:'backtick', " calcext:value-type="string">
            <text:p>ENGtxt:'backtick', </text:p>
          </table:table-cell>
          <table:table-cell table:formula="of:=&quot;FRtxt:'&quot;&amp;[Init.D33]&amp;&quot;', &quot;" office:value-type="string" office:string-value="FRtxt:'backtick', " calcext:value-type="string">
            <text:p>FRtxt:'backtick', </text:p>
          </table:table-cell>
          <table:table-cell table:formula="of:=&quot;title:&quot;&amp;[Init.E33]&amp;&quot;, &quot;" office:value-type="string" office:string-value="title:0, " calcext:value-type="string">
            <text:p>title:0, </text:p>
          </table:table-cell>
          <table:table-cell table:formula="of:=&quot;on:&quot;&amp;[Init.F33]&amp;&quot;, &quot;" office:value-type="string" office:string-value="on:0, " calcext:value-type="string">
            <text:p>on:0, </text:p>
          </table:table-cell>
          <table:table-cell table:formula="of:=&quot;display:&quot;&amp;[Init.O33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3]&amp;&quot;:&quot;&amp;[.C33]&amp;[.D33]&amp;[.E33]&amp;[.F33]&amp;[.G33]&amp;[.H33]&amp;[.I33]&amp;[.J33]&amp;[.K33]&amp;[.L33]&amp;[.M33]&amp;[.N33]" office:value-type="string" office:string-value="geany_backtick:{ id:'geany_backtick', original:'backtick', ENGtxt:'backtick', FRtxt:'backtick', title:0, on:0, display:0, ObjClass:0, ObjDivFg:0, ObjDivBg:0, ObjChkBold:0, ObjChkItalic:0 }," calcext:value-type="string">
            <text:p>geany_backtick:{ id:'geany_backtick', original:'backtick', ENGtxt:'backtick', FRtxt:'backtick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2:</text:p>
          </table:table-cell>
          <table:table-cell table:formula="of:=&quot;{ id:'geany_&quot;&amp;[Init.A34]&amp;&quot;', &quot;" office:value-type="string" office:string-value="{ id:'geany_call_tips', " calcext:value-type="string">
            <text:p>{ id:'geany_call_tips', </text:p>
          </table:table-cell>
          <table:table-cell table:formula="of:=&quot;original:'&quot;&amp;[Init.A34]&amp;&quot;', &quot;" office:value-type="string" office:string-value="original:'call_tips', " calcext:value-type="string">
            <text:p>original:'call_tips', </text:p>
          </table:table-cell>
          <table:table-cell table:formula="of:=&quot;ENGtxt:'&quot;&amp;[Init.C34]&amp;&quot;', &quot;" office:value-type="string" office:string-value="ENGtxt:'call_tips', " calcext:value-type="string">
            <text:p>ENGtxt:'call_tips', </text:p>
          </table:table-cell>
          <table:table-cell table:formula="of:=&quot;FRtxt:'&quot;&amp;[Init.D34]&amp;&quot;', &quot;" office:value-type="string" office:string-value="FRtxt:'call_tips', " calcext:value-type="string">
            <text:p>FRtxt:'call_tips', </text:p>
          </table:table-cell>
          <table:table-cell table:formula="of:=&quot;title:&quot;&amp;[Init.E34]&amp;&quot;, &quot;" office:value-type="string" office:string-value="title:0, " calcext:value-type="string">
            <text:p>title:0, </text:p>
          </table:table-cell>
          <table:table-cell table:formula="of:=&quot;on:&quot;&amp;[Init.F34]&amp;&quot;, &quot;" office:value-type="string" office:string-value="on:0, " calcext:value-type="string">
            <text:p>on:0, </text:p>
          </table:table-cell>
          <table:table-cell table:formula="of:=&quot;display:&quot;&amp;[Init.O34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4]&amp;&quot;:&quot;&amp;[.C34]&amp;[.D34]&amp;[.E34]&amp;[.F34]&amp;[.G34]&amp;[.H34]&amp;[.I34]&amp;[.J34]&amp;[.K34]&amp;[.L34]&amp;[.M34]&amp;[.N34]" office:value-type="string" office:string-value="geany_call_tips:{ id:'geany_call_tips', original:'call_tips', ENGtxt:'call_tips', FRtxt:'call_tips', title:0, on:0, display:0, ObjClass:0, ObjDivFg:0, ObjDivBg:0, ObjChkBold:0, ObjChkItalic:0 }," calcext:value-type="string">
            <text:p>geany_call_tips:{ id:'geany_call_tips', original:'call_tips', ENGtxt:'call_tips', FRtxt:'call_tips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3:</text:p>
          </table:table-cell>
          <table:table-cell table:formula="of:=&quot;{ id:'geany_&quot;&amp;[Init.A35]&amp;&quot;', &quot;" office:value-type="string" office:string-value="{ id:'geany_comment_doc', " calcext:value-type="string">
            <text:p>{ id:'geany_comment_doc', </text:p>
          </table:table-cell>
          <table:table-cell table:formula="of:=&quot;original:'&quot;&amp;[Init.A35]&amp;&quot;', &quot;" office:value-type="string" office:string-value="original:'comment_doc', " calcext:value-type="string">
            <text:p>original:'comment_doc', </text:p>
          </table:table-cell>
          <table:table-cell table:formula="of:=&quot;ENGtxt:'&quot;&amp;[Init.C35]&amp;&quot;', &quot;" office:value-type="string" office:string-value="ENGtxt:'comment_doc', " calcext:value-type="string">
            <text:p>ENGtxt:'comment_doc', </text:p>
          </table:table-cell>
          <table:table-cell table:formula="of:=&quot;FRtxt:'&quot;&amp;[Init.D35]&amp;&quot;', &quot;" office:value-type="string" office:string-value="FRtxt:'comment_doc', " calcext:value-type="string">
            <text:p>FRtxt:'comment_doc', </text:p>
          </table:table-cell>
          <table:table-cell table:formula="of:=&quot;title:&quot;&amp;[Init.E35]&amp;&quot;, &quot;" office:value-type="string" office:string-value="title:0, " calcext:value-type="string">
            <text:p>title:0, </text:p>
          </table:table-cell>
          <table:table-cell table:formula="of:=&quot;on:&quot;&amp;[Init.F35]&amp;&quot;, &quot;" office:value-type="string" office:string-value="on:0, " calcext:value-type="string">
            <text:p>on:0, </text:p>
          </table:table-cell>
          <table:table-cell table:formula="of:=&quot;display:&quot;&amp;[Init.O35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5]&amp;&quot;:&quot;&amp;[.C35]&amp;[.D35]&amp;[.E35]&amp;[.F35]&amp;[.G35]&amp;[.H35]&amp;[.I35]&amp;[.J35]&amp;[.K35]&amp;[.L35]&amp;[.M35]&amp;[.N35]" office:value-type="string" office:string-value="geany_comment_doc:{ id:'geany_comment_doc', original:'comment_doc', ENGtxt:'comment_doc', FRtxt:'comment_doc', title:0, on:0, display:0, ObjClass:0, ObjDivFg:0, ObjDivBg:0, ObjChkBold:0, ObjChkItalic:0 }," calcext:value-type="string">
            <text:p>geany_comment_doc:{ id:'geany_comment_doc', original:'comment_doc', ENGtxt:'comment_doc', FRtxt:'comment_doc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4:</text:p>
          </table:table-cell>
          <table:table-cell table:formula="of:=&quot;{ id:'geany_&quot;&amp;[Init.A36]&amp;&quot;', &quot;" office:value-type="string" office:string-value="{ id:'geany_comment_doc_keyword', " calcext:value-type="string">
            <text:p>{ id:'geany_comment_doc_keyword', </text:p>
          </table:table-cell>
          <table:table-cell table:formula="of:=&quot;original:'&quot;&amp;[Init.A36]&amp;&quot;', &quot;" office:value-type="string" office:string-value="original:'comment_doc_keyword', " calcext:value-type="string">
            <text:p>original:'comment_doc_keyword', </text:p>
          </table:table-cell>
          <table:table-cell table:formula="of:=&quot;ENGtxt:'&quot;&amp;[Init.C36]&amp;&quot;', &quot;" office:value-type="string" office:string-value="ENGtxt:'comment_doc_keyword', " calcext:value-type="string">
            <text:p>ENGtxt:'comment_doc_keyword', </text:p>
          </table:table-cell>
          <table:table-cell table:formula="of:=&quot;FRtxt:'&quot;&amp;[Init.D36]&amp;&quot;', &quot;" office:value-type="string" office:string-value="FRtxt:'comment_doc_keyword', " calcext:value-type="string">
            <text:p>FRtxt:'comment_doc_keyword', </text:p>
          </table:table-cell>
          <table:table-cell table:formula="of:=&quot;title:&quot;&amp;[Init.E36]&amp;&quot;, &quot;" office:value-type="string" office:string-value="title:0, " calcext:value-type="string">
            <text:p>title:0, </text:p>
          </table:table-cell>
          <table:table-cell table:formula="of:=&quot;on:&quot;&amp;[Init.F36]&amp;&quot;, &quot;" office:value-type="string" office:string-value="on:0, " calcext:value-type="string">
            <text:p>on:0, </text:p>
          </table:table-cell>
          <table:table-cell table:formula="of:=&quot;display:&quot;&amp;[Init.O36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6]&amp;&quot;:&quot;&amp;[.C36]&amp;[.D36]&amp;[.E36]&amp;[.F36]&amp;[.G36]&amp;[.H36]&amp;[.I36]&amp;[.J36]&amp;[.K36]&amp;[.L36]&amp;[.M36]&amp;[.N36]" office:value-type="string" office:string-value="geany_comment_doc_keyword:{ id:'geany_comment_doc_keyword', original:'comment_doc_keyword', ENGtxt:'comment_doc_keyword', FRtxt:'comment_doc_keyword', title:0, on:0, display:0, ObjClass:0, ObjDivFg:0, ObjDivBg:0, ObjChkBold:0, ObjChkItalic:0 }," calcext:value-type="string">
            <text:p>geany_comment_doc_keyword:{ id:'geany_comment_doc_keyword', original:'comment_doc_keyword', ENGtxt:'comment_doc_keyword', FRtxt:'comment_doc_keyword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5:</text:p>
          </table:table-cell>
          <table:table-cell table:formula="of:=&quot;{ id:'geany_&quot;&amp;[Init.A37]&amp;&quot;', &quot;" office:value-type="string" office:string-value="{ id:'geany_comment_doc_keyword_error', " calcext:value-type="string">
            <text:p>{ id:'geany_comment_doc_keyword_error', </text:p>
          </table:table-cell>
          <table:table-cell table:formula="of:=&quot;original:'&quot;&amp;[Init.A37]&amp;&quot;', &quot;" office:value-type="string" office:string-value="original:'comment_doc_keyword_error', " calcext:value-type="string">
            <text:p>original:'comment_doc_keyword_error', </text:p>
          </table:table-cell>
          <table:table-cell table:formula="of:=&quot;ENGtxt:'&quot;&amp;[Init.C37]&amp;&quot;', &quot;" office:value-type="string" office:string-value="ENGtxt:'comment_doc_keyword_error', " calcext:value-type="string">
            <text:p>ENGtxt:'comment_doc_keyword_error', </text:p>
          </table:table-cell>
          <table:table-cell table:formula="of:=&quot;FRtxt:'&quot;&amp;[Init.D37]&amp;&quot;', &quot;" office:value-type="string" office:string-value="FRtxt:'comment_doc_keyword_error', " calcext:value-type="string">
            <text:p>FRtxt:'comment_doc_keyword_error', </text:p>
          </table:table-cell>
          <table:table-cell table:formula="of:=&quot;title:&quot;&amp;[Init.E37]&amp;&quot;, &quot;" office:value-type="string" office:string-value="title:0, " calcext:value-type="string">
            <text:p>title:0, </text:p>
          </table:table-cell>
          <table:table-cell table:formula="of:=&quot;on:&quot;&amp;[Init.F37]&amp;&quot;, &quot;" office:value-type="string" office:string-value="on:0, " calcext:value-type="string">
            <text:p>on:0, </text:p>
          </table:table-cell>
          <table:table-cell table:formula="of:=&quot;display:&quot;&amp;[Init.O37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7]&amp;&quot;:&quot;&amp;[.C37]&amp;[.D37]&amp;[.E37]&amp;[.F37]&amp;[.G37]&amp;[.H37]&amp;[.I37]&amp;[.J37]&amp;[.K37]&amp;[.L37]&amp;[.M37]&amp;[.N37]" office:value-type="string" office:string-value="geany_comment_doc_keyword_error:{ id:'geany_comment_doc_keyword_error', original:'comment_doc_keyword_error', ENGtxt:'comment_doc_keyword_error', FRtxt:'comment_doc_keyword_error', title:0, on:0, display:0, ObjClass:0, ObjDivFg:0, ObjDivBg:0, ObjChkBold:0, ObjChkItalic:0 }," calcext:value-type="string">
            <text:p>geany_comment_doc_keyword_error:{ id:'geany_comment_doc_keyword_error', original:'comment_doc_keyword_error', ENGtxt:'comment_doc_keyword_error', FRtxt:'comment_doc_keyword_error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6:</text:p>
          </table:table-cell>
          <table:table-cell table:formula="of:=&quot;{ id:'geany_&quot;&amp;[Init.A38]&amp;&quot;', &quot;" office:value-type="string" office:string-value="{ id:'geany_comment_line_doc', " calcext:value-type="string">
            <text:p>{ id:'geany_comment_line_doc', </text:p>
          </table:table-cell>
          <table:table-cell table:formula="of:=&quot;original:'&quot;&amp;[Init.A38]&amp;&quot;', &quot;" office:value-type="string" office:string-value="original:'comment_line_doc', " calcext:value-type="string">
            <text:p>original:'comment_line_doc', </text:p>
          </table:table-cell>
          <table:table-cell table:formula="of:=&quot;ENGtxt:'&quot;&amp;[Init.C38]&amp;&quot;', &quot;" office:value-type="string" office:string-value="ENGtxt:'comment_line_doc', " calcext:value-type="string">
            <text:p>ENGtxt:'comment_line_doc', </text:p>
          </table:table-cell>
          <table:table-cell table:formula="of:=&quot;FRtxt:'&quot;&amp;[Init.D38]&amp;&quot;', &quot;" office:value-type="string" office:string-value="FRtxt:'comment_line_doc', " calcext:value-type="string">
            <text:p>FRtxt:'comment_line_doc', </text:p>
          </table:table-cell>
          <table:table-cell table:formula="of:=&quot;title:&quot;&amp;[Init.E38]&amp;&quot;, &quot;" office:value-type="string" office:string-value="title:0, " calcext:value-type="string">
            <text:p>title:0, </text:p>
          </table:table-cell>
          <table:table-cell table:formula="of:=&quot;on:&quot;&amp;[Init.F38]&amp;&quot;, &quot;" office:value-type="string" office:string-value="on:0, " calcext:value-type="string">
            <text:p>on:0, </text:p>
          </table:table-cell>
          <table:table-cell table:formula="of:=&quot;display:&quot;&amp;[Init.O38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8]&amp;&quot;:&quot;&amp;[.C38]&amp;[.D38]&amp;[.E38]&amp;[.F38]&amp;[.G38]&amp;[.H38]&amp;[.I38]&amp;[.J38]&amp;[.K38]&amp;[.L38]&amp;[.M38]&amp;[.N38]" office:value-type="string" office:string-value="geany_comment_line_doc:{ id:'geany_comment_line_doc', original:'comment_line_doc', ENGtxt:'comment_line_doc', FRtxt:'comment_line_doc', title:0, on:0, display:0, ObjClass:0, ObjDivFg:0, ObjDivBg:0, ObjChkBold:0, ObjChkItalic:0 }," calcext:value-type="string">
            <text:p>geany_comment_line_doc:{ id:'geany_comment_line_doc', original:'comment_line_doc', ENGtxt:'comment_line_doc', FRtxt:'comment_line_doc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7:</text:p>
          </table:table-cell>
          <table:table-cell table:formula="of:=&quot;{ id:'geany_&quot;&amp;[Init.A39]&amp;&quot;', &quot;" office:value-type="string" office:string-value="{ id:'geany_decorator', " calcext:value-type="string">
            <text:p>{ id:'geany_decorator', </text:p>
          </table:table-cell>
          <table:table-cell table:formula="of:=&quot;original:'&quot;&amp;[Init.A39]&amp;&quot;', &quot;" office:value-type="string" office:string-value="original:'decorator', " calcext:value-type="string">
            <text:p>original:'decorator', </text:p>
          </table:table-cell>
          <table:table-cell table:formula="of:=&quot;ENGtxt:'&quot;&amp;[Init.C39]&amp;&quot;', &quot;" office:value-type="string" office:string-value="ENGtxt:'decorator', " calcext:value-type="string">
            <text:p>ENGtxt:'decorator', </text:p>
          </table:table-cell>
          <table:table-cell table:formula="of:=&quot;FRtxt:'&quot;&amp;[Init.D39]&amp;&quot;', &quot;" office:value-type="string" office:string-value="FRtxt:'decorator', " calcext:value-type="string">
            <text:p>FRtxt:'decorator', </text:p>
          </table:table-cell>
          <table:table-cell table:formula="of:=&quot;title:&quot;&amp;[Init.E39]&amp;&quot;, &quot;" office:value-type="string" office:string-value="title:0, " calcext:value-type="string">
            <text:p>title:0, </text:p>
          </table:table-cell>
          <table:table-cell table:formula="of:=&quot;on:&quot;&amp;[Init.F39]&amp;&quot;, &quot;" office:value-type="string" office:string-value="on:0, " calcext:value-type="string">
            <text:p>on:0, </text:p>
          </table:table-cell>
          <table:table-cell table:formula="of:=&quot;display:&quot;&amp;[Init.O39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9]&amp;&quot;:&quot;&amp;[.C39]&amp;[.D39]&amp;[.E39]&amp;[.F39]&amp;[.G39]&amp;[.H39]&amp;[.I39]&amp;[.J39]&amp;[.K39]&amp;[.L39]&amp;[.M39]&amp;[.N39]" office:value-type="string" office:string-value="geany_decorator:{ id:'geany_decorator', original:'decorator', ENGtxt:'decorator', FRtxt:'decorator', title:0, on:0, display:0, ObjClass:0, ObjDivFg:0, ObjDivBg:0, ObjChkBold:0, ObjChkItalic:0 }," calcext:value-type="string">
            <text:p>geany_decorator:{ id:'geany_decorator', original:'decorator', ENGtxt:'decorator', FRtxt:'decorator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8:</text:p>
          </table:table-cell>
          <table:table-cell table:formula="of:=&quot;{ id:'geany_&quot;&amp;[Init.A40]&amp;&quot;', &quot;" office:value-type="string" office:string-value="{ id:'geany_function', " calcext:value-type="string">
            <text:p>{ id:'geany_function', </text:p>
          </table:table-cell>
          <table:table-cell table:formula="of:=&quot;original:'&quot;&amp;[Init.A40]&amp;&quot;', &quot;" office:value-type="string" office:string-value="original:'function', " calcext:value-type="string">
            <text:p>original:'function', </text:p>
          </table:table-cell>
          <table:table-cell table:formula="of:=&quot;ENGtxt:'&quot;&amp;[Init.C40]&amp;&quot;', &quot;" office:value-type="string" office:string-value="ENGtxt:'function', " calcext:value-type="string">
            <text:p>ENGtxt:'function', </text:p>
          </table:table-cell>
          <table:table-cell table:formula="of:=&quot;FRtxt:'&quot;&amp;[Init.D40]&amp;&quot;', &quot;" office:value-type="string" office:string-value="FRtxt:'function', " calcext:value-type="string">
            <text:p>FRtxt:'function', </text:p>
          </table:table-cell>
          <table:table-cell table:formula="of:=&quot;title:&quot;&amp;[Init.E40]&amp;&quot;, &quot;" office:value-type="string" office:string-value="title:0, " calcext:value-type="string">
            <text:p>title:0, </text:p>
          </table:table-cell>
          <table:table-cell table:formula="of:=&quot;on:&quot;&amp;[Init.F40]&amp;&quot;, &quot;" office:value-type="string" office:string-value="on:0, " calcext:value-type="string">
            <text:p>on:0, </text:p>
          </table:table-cell>
          <table:table-cell table:formula="of:=&quot;display:&quot;&amp;[Init.O40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0]&amp;&quot;:&quot;&amp;[.C40]&amp;[.D40]&amp;[.E40]&amp;[.F40]&amp;[.G40]&amp;[.H40]&amp;[.I40]&amp;[.J40]&amp;[.K40]&amp;[.L40]&amp;[.M40]&amp;[.N40]" office:value-type="string" office:string-value="geany_function:{ id:'geany_function', original:'function', ENGtxt:'function', FRtxt:'function', title:0, on:0, display:0, ObjClass:0, ObjDivFg:0, ObjDivBg:0, ObjChkBold:0, ObjChkItalic:0 }," calcext:value-type="string">
            <text:p>geany_function:{ id:'geany_function', original:'function', ENGtxt:'function', FRtxt:'function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9:</text:p>
          </table:table-cell>
          <table:table-cell table:formula="of:=&quot;{ id:'geany_&quot;&amp;[Init.A41]&amp;&quot;', &quot;" office:value-type="string" office:string-value="{ id:'geany_here_doc', " calcext:value-type="string">
            <text:p>{ id:'geany_here_doc', </text:p>
          </table:table-cell>
          <table:table-cell table:formula="of:=&quot;original:'&quot;&amp;[Init.A41]&amp;&quot;', &quot;" office:value-type="string" office:string-value="original:'here_doc', " calcext:value-type="string">
            <text:p>original:'here_doc', </text:p>
          </table:table-cell>
          <table:table-cell table:formula="of:=&quot;ENGtxt:'&quot;&amp;[Init.C41]&amp;&quot;', &quot;" office:value-type="string" office:string-value="ENGtxt:'here_doc', " calcext:value-type="string">
            <text:p>ENGtxt:'here_doc', </text:p>
          </table:table-cell>
          <table:table-cell table:formula="of:=&quot;FRtxt:'&quot;&amp;[Init.D41]&amp;&quot;', &quot;" office:value-type="string" office:string-value="FRtxt:'here_doc', " calcext:value-type="string">
            <text:p>FRtxt:'here_doc', </text:p>
          </table:table-cell>
          <table:table-cell table:formula="of:=&quot;title:&quot;&amp;[Init.E41]&amp;&quot;, &quot;" office:value-type="string" office:string-value="title:0, " calcext:value-type="string">
            <text:p>title:0, </text:p>
          </table:table-cell>
          <table:table-cell table:formula="of:=&quot;on:&quot;&amp;[Init.F41]&amp;&quot;, &quot;" office:value-type="string" office:string-value="on:0, " calcext:value-type="string">
            <text:p>on:0, </text:p>
          </table:table-cell>
          <table:table-cell table:formula="of:=&quot;display:&quot;&amp;[Init.O41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1]&amp;&quot;:&quot;&amp;[.C41]&amp;[.D41]&amp;[.E41]&amp;[.F41]&amp;[.G41]&amp;[.H41]&amp;[.I41]&amp;[.J41]&amp;[.K41]&amp;[.L41]&amp;[.M41]&amp;[.N41]" office:value-type="string" office:string-value="geany_here_doc:{ id:'geany_here_doc', original:'here_doc', ENGtxt:'here_doc', FRtxt:'here_doc', title:0, on:0, display:0, ObjClass:0, ObjDivFg:0, ObjDivBg:0, ObjChkBold:0, ObjChkItalic:0 }," calcext:value-type="string">
            <text:p>geany_here_doc:{ id:'geany_here_doc', original:'here_doc', ENGtxt:'here_doc', FRtxt:'here_doc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0:</text:p>
          </table:table-cell>
          <table:table-cell table:formula="of:=&quot;{ id:'geany_&quot;&amp;[Init.A42]&amp;&quot;', &quot;" office:value-type="string" office:string-value="{ id:'geany_identifier_2', " calcext:value-type="string">
            <text:p>{ id:'geany_identifier_2', </text:p>
          </table:table-cell>
          <table:table-cell table:formula="of:=&quot;original:'&quot;&amp;[Init.A42]&amp;&quot;', &quot;" office:value-type="string" office:string-value="original:'identifier_2', " calcext:value-type="string">
            <text:p>original:'identifier_2', </text:p>
          </table:table-cell>
          <table:table-cell table:formula="of:=&quot;ENGtxt:'&quot;&amp;[Init.C42]&amp;&quot;', &quot;" office:value-type="string" office:string-value="ENGtxt:'identifier_2', " calcext:value-type="string">
            <text:p>ENGtxt:'identifier_2', </text:p>
          </table:table-cell>
          <table:table-cell table:formula="of:=&quot;FRtxt:'&quot;&amp;[Init.D42]&amp;&quot;', &quot;" office:value-type="string" office:string-value="FRtxt:'identifier_2', " calcext:value-type="string">
            <text:p>FRtxt:'identifier_2', </text:p>
          </table:table-cell>
          <table:table-cell table:formula="of:=&quot;title:&quot;&amp;[Init.E42]&amp;&quot;, &quot;" office:value-type="string" office:string-value="title:0, " calcext:value-type="string">
            <text:p>title:0, </text:p>
          </table:table-cell>
          <table:table-cell table:formula="of:=&quot;on:&quot;&amp;[Init.F42]&amp;&quot;, &quot;" office:value-type="string" office:string-value="on:0, " calcext:value-type="string">
            <text:p>on:0, </text:p>
          </table:table-cell>
          <table:table-cell table:formula="of:=&quot;display:&quot;&amp;[Init.O42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2]&amp;&quot;:&quot;&amp;[.C42]&amp;[.D42]&amp;[.E42]&amp;[.F42]&amp;[.G42]&amp;[.H42]&amp;[.I42]&amp;[.J42]&amp;[.K42]&amp;[.L42]&amp;[.M42]&amp;[.N42]" office:value-type="string" office:string-value="geany_identifier_2:{ id:'geany_identifier_2', original:'identifier_2', ENGtxt:'identifier_2', FRtxt:'identifier_2', title:0, on:0, display:0, ObjClass:0, ObjDivFg:0, ObjDivBg:0, ObjChkBold:0, ObjChkItalic:0 }," calcext:value-type="string">
            <text:p>geany_identifier_2:{ id:'geany_identifier_2', original:'identifier_2', ENGtxt:'identifier_2', FRtxt:'identifier_2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1:</text:p>
          </table:table-cell>
          <table:table-cell table:formula="of:=&quot;{ id:'geany_&quot;&amp;[Init.A43]&amp;&quot;', &quot;" office:value-type="string" office:string-value="{ id:'geany_identifier_3', " calcext:value-type="string">
            <text:p>{ id:'geany_identifier_3', </text:p>
          </table:table-cell>
          <table:table-cell table:formula="of:=&quot;original:'&quot;&amp;[Init.A43]&amp;&quot;', &quot;" office:value-type="string" office:string-value="original:'identifier_3', " calcext:value-type="string">
            <text:p>original:'identifier_3', </text:p>
          </table:table-cell>
          <table:table-cell table:formula="of:=&quot;ENGtxt:'&quot;&amp;[Init.C43]&amp;&quot;', &quot;" office:value-type="string" office:string-value="ENGtxt:'identifier_3', " calcext:value-type="string">
            <text:p>ENGtxt:'identifier_3', </text:p>
          </table:table-cell>
          <table:table-cell table:formula="of:=&quot;FRtxt:'&quot;&amp;[Init.D43]&amp;&quot;', &quot;" office:value-type="string" office:string-value="FRtxt:'identifier_3', " calcext:value-type="string">
            <text:p>FRtxt:'identifier_3', </text:p>
          </table:table-cell>
          <table:table-cell table:formula="of:=&quot;title:&quot;&amp;[Init.E43]&amp;&quot;, &quot;" office:value-type="string" office:string-value="title:0, " calcext:value-type="string">
            <text:p>title:0, </text:p>
          </table:table-cell>
          <table:table-cell table:formula="of:=&quot;on:&quot;&amp;[Init.F43]&amp;&quot;, &quot;" office:value-type="string" office:string-value="on:0, " calcext:value-type="string">
            <text:p>on:0, </text:p>
          </table:table-cell>
          <table:table-cell table:formula="of:=&quot;display:&quot;&amp;[Init.O43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3]&amp;&quot;:&quot;&amp;[.C43]&amp;[.D43]&amp;[.E43]&amp;[.F43]&amp;[.G43]&amp;[.H43]&amp;[.I43]&amp;[.J43]&amp;[.K43]&amp;[.L43]&amp;[.M43]&amp;[.N43]" office:value-type="string" office:string-value="geany_identifier_3:{ id:'geany_identifier_3', original:'identifier_3', ENGtxt:'identifier_3', FRtxt:'identifier_3', title:0, on:0, display:0, ObjClass:0, ObjDivFg:0, ObjDivBg:0, ObjChkBold:0, ObjChkItalic:0 }," calcext:value-type="string">
            <text:p>geany_identifier_3:{ id:'geany_identifier_3', original:'identifier_3', ENGtxt:'identifier_3', FRtxt:'identifier_3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2:</text:p>
          </table:table-cell>
          <table:table-cell table:formula="of:=&quot;{ id:'geany_&quot;&amp;[Init.A44]&amp;&quot;', &quot;" office:value-type="string" office:string-value="{ id:'geany_identifier_4', " calcext:value-type="string">
            <text:p>{ id:'geany_identifier_4', </text:p>
          </table:table-cell>
          <table:table-cell table:formula="of:=&quot;original:'&quot;&amp;[Init.A44]&amp;&quot;', &quot;" office:value-type="string" office:string-value="original:'identifier_4', " calcext:value-type="string">
            <text:p>original:'identifier_4', </text:p>
          </table:table-cell>
          <table:table-cell table:formula="of:=&quot;ENGtxt:'&quot;&amp;[Init.C44]&amp;&quot;', &quot;" office:value-type="string" office:string-value="ENGtxt:'identifier_4', " calcext:value-type="string">
            <text:p>ENGtxt:'identifier_4', </text:p>
          </table:table-cell>
          <table:table-cell table:formula="of:=&quot;FRtxt:'&quot;&amp;[Init.D44]&amp;&quot;', &quot;" office:value-type="string" office:string-value="FRtxt:'identifier_4', " calcext:value-type="string">
            <text:p>FRtxt:'identifier_4', </text:p>
          </table:table-cell>
          <table:table-cell table:formula="of:=&quot;title:&quot;&amp;[Init.E44]&amp;&quot;, &quot;" office:value-type="string" office:string-value="title:0, " calcext:value-type="string">
            <text:p>title:0, </text:p>
          </table:table-cell>
          <table:table-cell table:formula="of:=&quot;on:&quot;&amp;[Init.F44]&amp;&quot;, &quot;" office:value-type="string" office:string-value="on:0, " calcext:value-type="string">
            <text:p>on:0, </text:p>
          </table:table-cell>
          <table:table-cell table:formula="of:=&quot;display:&quot;&amp;[Init.O44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4]&amp;&quot;:&quot;&amp;[.C44]&amp;[.D44]&amp;[.E44]&amp;[.F44]&amp;[.G44]&amp;[.H44]&amp;[.I44]&amp;[.J44]&amp;[.K44]&amp;[.L44]&amp;[.M44]&amp;[.N44]" office:value-type="string" office:string-value="geany_identifier_4:{ id:'geany_identifier_4', original:'identifier_4', ENGtxt:'identifier_4', FRtxt:'identifier_4', title:0, on:0, display:0, ObjClass:0, ObjDivFg:0, ObjDivBg:0, ObjChkBold:0, ObjChkItalic:0 }," calcext:value-type="string">
            <text:p>geany_identifier_4:{ id:'geany_identifier_4', original:'identifier_4', ENGtxt:'identifier_4', FRtxt:'identifier_4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3:</text:p>
          </table:table-cell>
          <table:table-cell table:formula="of:=&quot;{ id:'geany_&quot;&amp;[Init.A45]&amp;&quot;', &quot;" office:value-type="string" office:string-value="{ id:'geany_indent_guide', " calcext:value-type="string">
            <text:p>{ id:'geany_indent_guide', </text:p>
          </table:table-cell>
          <table:table-cell table:formula="of:=&quot;original:'&quot;&amp;[Init.A45]&amp;&quot;', &quot;" office:value-type="string" office:string-value="original:'indent_guide', " calcext:value-type="string">
            <text:p>original:'indent_guide', </text:p>
          </table:table-cell>
          <table:table-cell table:formula="of:=&quot;ENGtxt:'&quot;&amp;[Init.C45]&amp;&quot;', &quot;" office:value-type="string" office:string-value="ENGtxt:'indent_guide', " calcext:value-type="string">
            <text:p>ENGtxt:'indent_guide', </text:p>
          </table:table-cell>
          <table:table-cell table:formula="of:=&quot;FRtxt:'&quot;&amp;[Init.D45]&amp;&quot;', &quot;" office:value-type="string" office:string-value="FRtxt:'indent_guide', " calcext:value-type="string">
            <text:p>FRtxt:'indent_guide', </text:p>
          </table:table-cell>
          <table:table-cell table:formula="of:=&quot;title:&quot;&amp;[Init.E45]&amp;&quot;, &quot;" office:value-type="string" office:string-value="title:0, " calcext:value-type="string">
            <text:p>title:0, </text:p>
          </table:table-cell>
          <table:table-cell table:formula="of:=&quot;on:&quot;&amp;[Init.F45]&amp;&quot;, &quot;" office:value-type="string" office:string-value="on:0, " calcext:value-type="string">
            <text:p>on:0, </text:p>
          </table:table-cell>
          <table:table-cell table:formula="of:=&quot;display:&quot;&amp;[Init.O45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5]&amp;&quot;:&quot;&amp;[.C45]&amp;[.D45]&amp;[.E45]&amp;[.F45]&amp;[.G45]&amp;[.H45]&amp;[.I45]&amp;[.J45]&amp;[.K45]&amp;[.L45]&amp;[.M45]&amp;[.N45]" office:value-type="string" office:string-value="geany_indent_guide:{ id:'geany_indent_guide', original:'indent_guide', ENGtxt:'indent_guide', FRtxt:'indent_guide', title:0, on:0, display:0, ObjClass:0, ObjDivFg:0, ObjDivBg:0, ObjChkBold:0, ObjChkItalic:0 }," calcext:value-type="string">
            <text:p>geany_indent_guide:{ id:'geany_indent_guide', original:'indent_guide', ENGtxt:'indent_guide', FRtxt:'indent_guide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4:</text:p>
          </table:table-cell>
          <table:table-cell table:formula="of:=&quot;{ id:'geany_&quot;&amp;[Init.A46]&amp;&quot;', &quot;" office:value-type="string" office:string-value="{ id:'geany_keyword', " calcext:value-type="string">
            <text:p>{ id:'geany_keyword', </text:p>
          </table:table-cell>
          <table:table-cell table:formula="of:=&quot;original:'&quot;&amp;[Init.A46]&amp;&quot;', &quot;" office:value-type="string" office:string-value="original:'keyword', " calcext:value-type="string">
            <text:p>original:'keyword', </text:p>
          </table:table-cell>
          <table:table-cell table:formula="of:=&quot;ENGtxt:'&quot;&amp;[Init.C46]&amp;&quot;', &quot;" office:value-type="string" office:string-value="ENGtxt:'keyword', " calcext:value-type="string">
            <text:p>ENGtxt:'keyword', </text:p>
          </table:table-cell>
          <table:table-cell table:formula="of:=&quot;FRtxt:'&quot;&amp;[Init.D46]&amp;&quot;', &quot;" office:value-type="string" office:string-value="FRtxt:'keyword', " calcext:value-type="string">
            <text:p>FRtxt:'keyword', </text:p>
          </table:table-cell>
          <table:table-cell table:formula="of:=&quot;title:&quot;&amp;[Init.E46]&amp;&quot;, &quot;" office:value-type="string" office:string-value="title:0, " calcext:value-type="string">
            <text:p>title:0, </text:p>
          </table:table-cell>
          <table:table-cell table:formula="of:=&quot;on:&quot;&amp;[Init.F46]&amp;&quot;, &quot;" office:value-type="string" office:string-value="on:0, " calcext:value-type="string">
            <text:p>on:0, </text:p>
          </table:table-cell>
          <table:table-cell table:formula="of:=&quot;display:&quot;&amp;[Init.O46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6]&amp;&quot;:&quot;&amp;[.C46]&amp;[.D46]&amp;[.E46]&amp;[.F46]&amp;[.G46]&amp;[.H46]&amp;[.I46]&amp;[.J46]&amp;[.K46]&amp;[.L46]&amp;[.M46]&amp;[.N46]" office:value-type="string" office:string-value="geany_keyword:{ id:'geany_keyword', original:'keyword', ENGtxt:'keyword', FRtxt:'keyword', title:0, on:0, display:0, ObjClass:0, ObjDivFg:0, ObjDivBg:0, ObjChkBold:0, ObjChkItalic:0 }," calcext:value-type="string">
            <text:p>geany_keyword:{ id:'geany_keyword', original:'keyword', ENGtxt:'keyword', FRtxt:'keyword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5:</text:p>
          </table:table-cell>
          <table:table-cell table:formula="of:=&quot;{ id:'geany_&quot;&amp;[Init.A47]&amp;&quot;', &quot;" office:value-type="string" office:string-value="{ id:'geany_keyword_3', " calcext:value-type="string">
            <text:p>{ id:'geany_keyword_3', </text:p>
          </table:table-cell>
          <table:table-cell table:formula="of:=&quot;original:'&quot;&amp;[Init.A47]&amp;&quot;', &quot;" office:value-type="string" office:string-value="original:'keyword_3', " calcext:value-type="string">
            <text:p>original:'keyword_3', </text:p>
          </table:table-cell>
          <table:table-cell table:formula="of:=&quot;ENGtxt:'&quot;&amp;[Init.C47]&amp;&quot;', &quot;" office:value-type="string" office:string-value="ENGtxt:'keyword_3', " calcext:value-type="string">
            <text:p>ENGtxt:'keyword_3', </text:p>
          </table:table-cell>
          <table:table-cell table:formula="of:=&quot;FRtxt:'&quot;&amp;[Init.D47]&amp;&quot;', &quot;" office:value-type="string" office:string-value="FRtxt:'keyword_3', " calcext:value-type="string">
            <text:p>FRtxt:'keyword_3', </text:p>
          </table:table-cell>
          <table:table-cell table:formula="of:=&quot;title:&quot;&amp;[Init.E47]&amp;&quot;, &quot;" office:value-type="string" office:string-value="title:0, " calcext:value-type="string">
            <text:p>title:0, </text:p>
          </table:table-cell>
          <table:table-cell table:formula="of:=&quot;on:&quot;&amp;[Init.F47]&amp;&quot;, &quot;" office:value-type="string" office:string-value="on:0, " calcext:value-type="string">
            <text:p>on:0, </text:p>
          </table:table-cell>
          <table:table-cell table:formula="of:=&quot;display:&quot;&amp;[Init.O47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7]&amp;&quot;:&quot;&amp;[.C47]&amp;[.D47]&amp;[.E47]&amp;[.F47]&amp;[.G47]&amp;[.H47]&amp;[.I47]&amp;[.J47]&amp;[.K47]&amp;[.L47]&amp;[.M47]&amp;[.N47]" office:value-type="string" office:string-value="geany_keyword_3:{ id:'geany_keyword_3', original:'keyword_3', ENGtxt:'keyword_3', FRtxt:'keyword_3', title:0, on:0, display:0, ObjClass:0, ObjDivFg:0, ObjDivBg:0, ObjChkBold:0, ObjChkItalic:0 }," calcext:value-type="string">
            <text:p>geany_keyword_3:{ id:'geany_keyword_3', original:'keyword_3', ENGtxt:'keyword_3', FRtxt:'keyword_3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6:</text:p>
          </table:table-cell>
          <table:table-cell table:formula="of:=&quot;{ id:'geany_&quot;&amp;[Init.A48]&amp;&quot;', &quot;" office:value-type="string" office:string-value="{ id:'geany_keyword_4', " calcext:value-type="string">
            <text:p>{ id:'geany_keyword_4', </text:p>
          </table:table-cell>
          <table:table-cell table:formula="of:=&quot;original:'&quot;&amp;[Init.A48]&amp;&quot;', &quot;" office:value-type="string" office:string-value="original:'keyword_4', " calcext:value-type="string">
            <text:p>original:'keyword_4', </text:p>
          </table:table-cell>
          <table:table-cell table:formula="of:=&quot;ENGtxt:'&quot;&amp;[Init.C48]&amp;&quot;', &quot;" office:value-type="string" office:string-value="ENGtxt:'keyword_4', " calcext:value-type="string">
            <text:p>ENGtxt:'keyword_4', </text:p>
          </table:table-cell>
          <table:table-cell table:formula="of:=&quot;FRtxt:'&quot;&amp;[Init.D48]&amp;&quot;', &quot;" office:value-type="string" office:string-value="FRtxt:'keyword_4', " calcext:value-type="string">
            <text:p>FRtxt:'keyword_4', </text:p>
          </table:table-cell>
          <table:table-cell table:formula="of:=&quot;title:&quot;&amp;[Init.E48]&amp;&quot;, &quot;" office:value-type="string" office:string-value="title:0, " calcext:value-type="string">
            <text:p>title:0, </text:p>
          </table:table-cell>
          <table:table-cell table:formula="of:=&quot;on:&quot;&amp;[Init.F48]&amp;&quot;, &quot;" office:value-type="string" office:string-value="on:0, " calcext:value-type="string">
            <text:p>on:0, </text:p>
          </table:table-cell>
          <table:table-cell table:formula="of:=&quot;display:&quot;&amp;[Init.O48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8]&amp;&quot;:&quot;&amp;[.C48]&amp;[.D48]&amp;[.E48]&amp;[.F48]&amp;[.G48]&amp;[.H48]&amp;[.I48]&amp;[.J48]&amp;[.K48]&amp;[.L48]&amp;[.M48]&amp;[.N48]" office:value-type="string" office:string-value="geany_keyword_4:{ id:'geany_keyword_4', original:'keyword_4', ENGtxt:'keyword_4', FRtxt:'keyword_4', title:0, on:0, display:0, ObjClass:0, ObjDivFg:0, ObjDivBg:0, ObjChkBold:0, ObjChkItalic:0 }," calcext:value-type="string">
            <text:p>geany_keyword_4:{ id:'geany_keyword_4', original:'keyword_4', ENGtxt:'keyword_4', FRtxt:'keyword_4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7:</text:p>
          </table:table-cell>
          <table:table-cell table:formula="of:=&quot;{ id:'geany_&quot;&amp;[Init.A49]&amp;&quot;', &quot;" office:value-type="string" office:string-value="{ id:'geany_label', " calcext:value-type="string">
            <text:p>{ id:'geany_label', </text:p>
          </table:table-cell>
          <table:table-cell table:formula="of:=&quot;original:'&quot;&amp;[Init.A49]&amp;&quot;', &quot;" office:value-type="string" office:string-value="original:'label', " calcext:value-type="string">
            <text:p>original:'label', </text:p>
          </table:table-cell>
          <table:table-cell table:formula="of:=&quot;ENGtxt:'&quot;&amp;[Init.C49]&amp;&quot;', &quot;" office:value-type="string" office:string-value="ENGtxt:'label', " calcext:value-type="string">
            <text:p>ENGtxt:'label', </text:p>
          </table:table-cell>
          <table:table-cell table:formula="of:=&quot;FRtxt:'&quot;&amp;[Init.D49]&amp;&quot;', &quot;" office:value-type="string" office:string-value="FRtxt:'label', " calcext:value-type="string">
            <text:p>FRtxt:'label', </text:p>
          </table:table-cell>
          <table:table-cell table:formula="of:=&quot;title:&quot;&amp;[Init.E49]&amp;&quot;, &quot;" office:value-type="string" office:string-value="title:0, " calcext:value-type="string">
            <text:p>title:0, </text:p>
          </table:table-cell>
          <table:table-cell table:formula="of:=&quot;on:&quot;&amp;[Init.F49]&amp;&quot;, &quot;" office:value-type="string" office:string-value="on:0, " calcext:value-type="string">
            <text:p>on:0, </text:p>
          </table:table-cell>
          <table:table-cell table:formula="of:=&quot;display:&quot;&amp;[Init.O49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9]&amp;&quot;:&quot;&amp;[.C49]&amp;[.D49]&amp;[.E49]&amp;[.F49]&amp;[.G49]&amp;[.H49]&amp;[.I49]&amp;[.J49]&amp;[.K49]&amp;[.L49]&amp;[.M49]&amp;[.N49]" office:value-type="string" office:string-value="geany_label:{ id:'geany_label', original:'label', ENGtxt:'label', FRtxt:'label', title:0, on:0, display:0, ObjClass:0, ObjDivFg:0, ObjDivBg:0, ObjChkBold:0, ObjChkItalic:0 }," calcext:value-type="string">
            <text:p>geany_label:{ id:'geany_label', original:'label', ENGtxt:'label', FRtxt:'label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8:</text:p>
          </table:table-cell>
          <table:table-cell table:formula="of:=&quot;{ id:'geany_&quot;&amp;[Init.A50]&amp;&quot;', &quot;" office:value-type="string" office:string-value="{ id:'geany_marker_line', " calcext:value-type="string">
            <text:p>{ id:'geany_marker_line', </text:p>
          </table:table-cell>
          <table:table-cell table:formula="of:=&quot;original:'&quot;&amp;[Init.A50]&amp;&quot;', &quot;" office:value-type="string" office:string-value="original:'marker_line', " calcext:value-type="string">
            <text:p>original:'marker_line', </text:p>
          </table:table-cell>
          <table:table-cell table:formula="of:=&quot;ENGtxt:'&quot;&amp;[Init.C50]&amp;&quot;', &quot;" office:value-type="string" office:string-value="ENGtxt:'marker_line', " calcext:value-type="string">
            <text:p>ENGtxt:'marker_line', </text:p>
          </table:table-cell>
          <table:table-cell table:formula="of:=&quot;FRtxt:'&quot;&amp;[Init.D50]&amp;&quot;', &quot;" office:value-type="string" office:string-value="FRtxt:'marker_line', " calcext:value-type="string">
            <text:p>FRtxt:'marker_line', </text:p>
          </table:table-cell>
          <table:table-cell table:formula="of:=&quot;title:&quot;&amp;[Init.E50]&amp;&quot;, &quot;" office:value-type="string" office:string-value="title:0, " calcext:value-type="string">
            <text:p>title:0, </text:p>
          </table:table-cell>
          <table:table-cell table:formula="of:=&quot;on:&quot;&amp;[Init.F50]&amp;&quot;, &quot;" office:value-type="string" office:string-value="on:0, " calcext:value-type="string">
            <text:p>on:0, </text:p>
          </table:table-cell>
          <table:table-cell table:formula="of:=&quot;display:&quot;&amp;[Init.O50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0]&amp;&quot;:&quot;&amp;[.C50]&amp;[.D50]&amp;[.E50]&amp;[.F50]&amp;[.G50]&amp;[.H50]&amp;[.I50]&amp;[.J50]&amp;[.K50]&amp;[.L50]&amp;[.M50]&amp;[.N50]" office:value-type="string" office:string-value="geany_marker_line:{ id:'geany_marker_line', original:'marker_line', ENGtxt:'marker_line', FRtxt:'marker_line', title:0, on:0, display:0, ObjClass:0, ObjDivFg:0, ObjDivBg:0, ObjChkBold:0, ObjChkItalic:0 }," calcext:value-type="string">
            <text:p>geany_marker_line:{ id:'geany_marker_line', original:'marker_line', ENGtxt:'marker_line', FRtxt:'marker_line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9:</text:p>
          </table:table-cell>
          <table:table-cell table:formula="of:=&quot;{ id:'geany_&quot;&amp;[Init.A51]&amp;&quot;', &quot;" office:value-type="string" office:string-value="{ id:'geany_marker_mark', " calcext:value-type="string">
            <text:p>{ id:'geany_marker_mark', </text:p>
          </table:table-cell>
          <table:table-cell table:formula="of:=&quot;original:'&quot;&amp;[Init.A51]&amp;&quot;', &quot;" office:value-type="string" office:string-value="original:'marker_mark', " calcext:value-type="string">
            <text:p>original:'marker_mark', </text:p>
          </table:table-cell>
          <table:table-cell table:formula="of:=&quot;ENGtxt:'&quot;&amp;[Init.C51]&amp;&quot;', &quot;" office:value-type="string" office:string-value="ENGtxt:'marker_mark', " calcext:value-type="string">
            <text:p>ENGtxt:'marker_mark', </text:p>
          </table:table-cell>
          <table:table-cell table:formula="of:=&quot;FRtxt:'&quot;&amp;[Init.D51]&amp;&quot;', &quot;" office:value-type="string" office:string-value="FRtxt:'marker_mark', " calcext:value-type="string">
            <text:p>FRtxt:'marker_mark', </text:p>
          </table:table-cell>
          <table:table-cell table:formula="of:=&quot;title:&quot;&amp;[Init.E51]&amp;&quot;, &quot;" office:value-type="string" office:string-value="title:0, " calcext:value-type="string">
            <text:p>title:0, </text:p>
          </table:table-cell>
          <table:table-cell table:formula="of:=&quot;on:&quot;&amp;[Init.F51]&amp;&quot;, &quot;" office:value-type="string" office:string-value="on:0, " calcext:value-type="string">
            <text:p>on:0, </text:p>
          </table:table-cell>
          <table:table-cell table:formula="of:=&quot;display:&quot;&amp;[Init.O51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1]&amp;&quot;:&quot;&amp;[.C51]&amp;[.D51]&amp;[.E51]&amp;[.F51]&amp;[.G51]&amp;[.H51]&amp;[.I51]&amp;[.J51]&amp;[.K51]&amp;[.L51]&amp;[.M51]&amp;[.N51]" office:value-type="string" office:string-value="geany_marker_mark:{ id:'geany_marker_mark', original:'marker_mark', ENGtxt:'marker_mark', FRtxt:'marker_mark', title:0, on:0, display:0, ObjClass:0, ObjDivFg:0, ObjDivBg:0, ObjChkBold:0, ObjChkItalic:0 }," calcext:value-type="string">
            <text:p>geany_marker_mark:{ id:'geany_marker_mark', original:'marker_mark', ENGtxt:'marker_mark', FRtxt:'marker_mark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50:</text:p>
          </table:table-cell>
          <table:table-cell table:formula="of:=&quot;{ id:'geany_&quot;&amp;[Init.A52]&amp;&quot;', &quot;" office:value-type="string" office:string-value="{ id:'geany_marker_search', " calcext:value-type="string">
            <text:p>{ id:'geany_marker_search', </text:p>
          </table:table-cell>
          <table:table-cell table:formula="of:=&quot;original:'&quot;&amp;[Init.A52]&amp;&quot;', &quot;" office:value-type="string" office:string-value="original:'marker_search', " calcext:value-type="string">
            <text:p>original:'marker_search', </text:p>
          </table:table-cell>
          <table:table-cell table:formula="of:=&quot;ENGtxt:'&quot;&amp;[Init.C52]&amp;&quot;', &quot;" office:value-type="string" office:string-value="ENGtxt:'marker_search', " calcext:value-type="string">
            <text:p>ENGtxt:'marker_search', </text:p>
          </table:table-cell>
          <table:table-cell table:formula="of:=&quot;FRtxt:'&quot;&amp;[Init.D52]&amp;&quot;', &quot;" office:value-type="string" office:string-value="FRtxt:'marker_search', " calcext:value-type="string">
            <text:p>FRtxt:'marker_search', </text:p>
          </table:table-cell>
          <table:table-cell table:formula="of:=&quot;title:&quot;&amp;[Init.E52]&amp;&quot;, &quot;" office:value-type="string" office:string-value="title:0, " calcext:value-type="string">
            <text:p>title:0, </text:p>
          </table:table-cell>
          <table:table-cell table:formula="of:=&quot;on:&quot;&amp;[Init.F52]&amp;&quot;, &quot;" office:value-type="string" office:string-value="on:0, " calcext:value-type="string">
            <text:p>on:0, </text:p>
          </table:table-cell>
          <table:table-cell table:formula="of:=&quot;display:&quot;&amp;[Init.O52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2]&amp;&quot;:&quot;&amp;[.C52]&amp;[.D52]&amp;[.E52]&amp;[.F52]&amp;[.G52]&amp;[.H52]&amp;[.I52]&amp;[.J52]&amp;[.K52]&amp;[.L52]&amp;[.M52]&amp;[.N52]" office:value-type="string" office:string-value="geany_marker_search:{ id:'geany_marker_search', original:'marker_search', ENGtxt:'marker_search', FRtxt:'marker_search', title:0, on:0, display:0, ObjClass:0, ObjDivFg:0, ObjDivBg:0, ObjChkBold:0, ObjChkItalic:0 }," calcext:value-type="string">
            <text:p>geany_marker_search:{ id:'geany_marker_search', original:'marker_search', ENGtxt:'marker_search', FRtxt:'marker_search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51:</text:p>
          </table:table-cell>
          <table:table-cell table:formula="of:=&quot;{ id:'geany_&quot;&amp;[Init.A53]&amp;&quot;', &quot;" office:value-type="string" office:string-value="{ id:'geany_number', " calcext:value-type="string">
            <text:p>{ id:'geany_number', </text:p>
          </table:table-cell>
          <table:table-cell table:formula="of:=&quot;original:'&quot;&amp;[Init.A53]&amp;&quot;', &quot;" office:value-type="string" office:string-value="original:'number', " calcext:value-type="string">
            <text:p>original:'number', </text:p>
          </table:table-cell>
          <table:table-cell table:formula="of:=&quot;ENGtxt:'&quot;&amp;[Init.C53]&amp;&quot;', &quot;" office:value-type="string" office:string-value="ENGtxt:'number', " calcext:value-type="string">
            <text:p>ENGtxt:'number', </text:p>
          </table:table-cell>
          <table:table-cell table:formula="of:=&quot;FRtxt:'&quot;&amp;[Init.D53]&amp;&quot;', &quot;" office:value-type="string" office:string-value="FRtxt:'number', " calcext:value-type="string">
            <text:p>FRtxt:'number', </text:p>
          </table:table-cell>
          <table:table-cell table:formula="of:=&quot;title:&quot;&amp;[Init.E53]&amp;&quot;, &quot;" office:value-type="string" office:string-value="title:0, " calcext:value-type="string">
            <text:p>title:0, </text:p>
          </table:table-cell>
          <table:table-cell table:formula="of:=&quot;on:&quot;&amp;[Init.F53]&amp;&quot;, &quot;" office:value-type="string" office:string-value="on:0, " calcext:value-type="string">
            <text:p>on:0, </text:p>
          </table:table-cell>
          <table:table-cell table:formula="of:=&quot;display:&quot;&amp;[Init.O53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3]&amp;&quot;:&quot;&amp;[.C53]&amp;[.D53]&amp;[.E53]&amp;[.F53]&amp;[.G53]&amp;[.H53]&amp;[.I53]&amp;[.J53]&amp;[.K53]&amp;[.L53]&amp;[.M53]&amp;[.N53]" office:value-type="string" office:string-value="geany_number:{ id:'geany_number', original:'number', ENGtxt:'number', FRtxt:'number', title:0, on:0, display:0, ObjClass:0, ObjDivFg:0, ObjDivBg:0, ObjChkBold:0, ObjChkItalic:0 }," calcext:value-type="string">
            <text:p>geany_number:{ id:'geany_number', original:'number', ENGtxt:'number', FRtxt:'number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52:</text:p>
          </table:table-cell>
          <table:table-cell table:formula="of:=&quot;{ id:'geany_&quot;&amp;[Init.A54]&amp;&quot;', &quot;" office:value-type="string" office:string-value="{ id:'geany_parameter', " calcext:value-type="string">
            <text:p>{ id:'geany_parameter', </text:p>
          </table:table-cell>
          <table:table-cell table:formula="of:=&quot;original:'&quot;&amp;[Init.A54]&amp;&quot;', &quot;" office:value-type="string" office:string-value="original:'parameter', " calcext:value-type="string">
            <text:p>original:'parameter', </text:p>
          </table:table-cell>
          <table:table-cell table:formula="of:=&quot;ENGtxt:'&quot;&amp;[Init.C54]&amp;&quot;', &quot;" office:value-type="string" office:string-value="ENGtxt:'parameter', " calcext:value-type="string">
            <text:p>ENGtxt:'parameter', </text:p>
          </table:table-cell>
          <table:table-cell table:formula="of:=&quot;FRtxt:'&quot;&amp;[Init.D54]&amp;&quot;', &quot;" office:value-type="string" office:string-value="FRtxt:'parameter', " calcext:value-type="string">
            <text:p>FRtxt:'parameter', </text:p>
          </table:table-cell>
          <table:table-cell table:formula="of:=&quot;title:&quot;&amp;[Init.E54]&amp;&quot;, &quot;" office:value-type="string" office:string-value="title:0, " calcext:value-type="string">
            <text:p>title:0, </text:p>
          </table:table-cell>
          <table:table-cell table:formula="of:=&quot;on:&quot;&amp;[Init.F54]&amp;&quot;, &quot;" office:value-type="string" office:string-value="on:0, " calcext:value-type="string">
            <text:p>on:0, </text:p>
          </table:table-cell>
          <table:table-cell table:formula="of:=&quot;display:&quot;&amp;[Init.O54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4]&amp;&quot;:&quot;&amp;[.C54]&amp;[.D54]&amp;[.E54]&amp;[.F54]&amp;[.G54]&amp;[.H54]&amp;[.I54]&amp;[.J54]&amp;[.K54]&amp;[.L54]&amp;[.M54]&amp;[.N54]" office:value-type="string" office:string-value="geany_parameter:{ id:'geany_parameter', original:'parameter', ENGtxt:'parameter', FRtxt:'parameter', title:0, on:0, display:0, ObjClass:0, ObjDivFg:0, ObjDivBg:0, ObjChkBold:0, ObjChkItalic:0 }," calcext:value-type="string">
            <text:p>geany_parameter:{ id:'geany_parameter', original:'parameter', ENGtxt:'parameter', FRtxt:'parameter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53:</text:p>
          </table:table-cell>
          <table:table-cell table:formula="of:=&quot;{ id:'geany_&quot;&amp;[Init.A55]&amp;&quot;', &quot;" office:value-type="string" office:string-value="{ id:'geany_regex', " calcext:value-type="string">
            <text:p>{ id:'geany_regex', </text:p>
          </table:table-cell>
          <table:table-cell table:formula="of:=&quot;original:'&quot;&amp;[Init.A55]&amp;&quot;', &quot;" office:value-type="string" office:string-value="original:'regex', " calcext:value-type="string">
            <text:p>original:'regex', </text:p>
          </table:table-cell>
          <table:table-cell table:formula="of:=&quot;ENGtxt:'&quot;&amp;[Init.C55]&amp;&quot;', &quot;" office:value-type="string" office:string-value="ENGtxt:'regex', " calcext:value-type="string">
            <text:p>ENGtxt:'regex', </text:p>
          </table:table-cell>
          <table:table-cell table:formula="of:=&quot;FRtxt:'&quot;&amp;[Init.D55]&amp;&quot;', &quot;" office:value-type="string" office:string-value="FRtxt:'regex', " calcext:value-type="string">
            <text:p>FRtxt:'regex', </text:p>
          </table:table-cell>
          <table:table-cell table:formula="of:=&quot;title:&quot;&amp;[Init.E55]&amp;&quot;, &quot;" office:value-type="string" office:string-value="title:0, " calcext:value-type="string">
            <text:p>title:0, </text:p>
          </table:table-cell>
          <table:table-cell table:formula="of:=&quot;on:&quot;&amp;[Init.F55]&amp;&quot;, &quot;" office:value-type="string" office:string-value="on:0, " calcext:value-type="string">
            <text:p>on:0, </text:p>
          </table:table-cell>
          <table:table-cell table:formula="of:=&quot;display:&quot;&amp;[Init.O55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5]&amp;&quot;:&quot;&amp;[.C55]&amp;[.D55]&amp;[.E55]&amp;[.F55]&amp;[.G55]&amp;[.H55]&amp;[.I55]&amp;[.J55]&amp;[.K55]&amp;[.L55]&amp;[.M55]&amp;[.N55]" office:value-type="string" office:string-value="geany_regex:{ id:'geany_regex', original:'regex', ENGtxt:'regex', FRtxt:'regex', title:0, on:0, display:0, ObjClass:0, ObjDivFg:0, ObjDivBg:0, ObjChkBold:0, ObjChkItalic:0 }," calcext:value-type="string">
            <text:p>geany_regex:{ id:'geany_regex', original:'regex', ENGtxt:'regex', FRtxt:'regex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54:</text:p>
          </table:table-cell>
          <table:table-cell table:formula="of:=&quot;{ id:'geany_&quot;&amp;[Init.A56]&amp;&quot;', &quot;" office:value-type="string" office:string-value="{ id:'geany_string', " calcext:value-type="string">
            <text:p>{ id:'geany_string', </text:p>
          </table:table-cell>
          <table:table-cell table:formula="of:=&quot;original:'&quot;&amp;[Init.A56]&amp;&quot;', &quot;" office:value-type="string" office:string-value="original:'string', " calcext:value-type="string">
            <text:p>original:'string', </text:p>
          </table:table-cell>
          <table:table-cell table:formula="of:=&quot;ENGtxt:'&quot;&amp;[Init.C56]&amp;&quot;', &quot;" office:value-type="string" office:string-value="ENGtxt:'string', " calcext:value-type="string">
            <text:p>ENGtxt:'string', </text:p>
          </table:table-cell>
          <table:table-cell table:formula="of:=&quot;FRtxt:'&quot;&amp;[Init.D56]&amp;&quot;', &quot;" office:value-type="string" office:string-value="FRtxt:'string', " calcext:value-type="string">
            <text:p>FRtxt:'string', </text:p>
          </table:table-cell>
          <table:table-cell table:formula="of:=&quot;title:&quot;&amp;[Init.E56]&amp;&quot;, &quot;" office:value-type="string" office:string-value="title:0, " calcext:value-type="string">
            <text:p>title:0, </text:p>
          </table:table-cell>
          <table:table-cell table:formula="of:=&quot;on:&quot;&amp;[Init.F56]&amp;&quot;, &quot;" office:value-type="string" office:string-value="on:0, " calcext:value-type="string">
            <text:p>on:0, </text:p>
          </table:table-cell>
          <table:table-cell table:formula="of:=&quot;display:&quot;&amp;[Init.O56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6]&amp;&quot;:&quot;&amp;[.C56]&amp;[.D56]&amp;[.E56]&amp;[.F56]&amp;[.G56]&amp;[.H56]&amp;[.I56]&amp;[.J56]&amp;[.K56]&amp;[.L56]&amp;[.M56]&amp;[.N56]" office:value-type="string" office:string-value="geany_string:{ id:'geany_string', original:'string', ENGtxt:'string', FRtxt:'string', title:0, on:0, display:0, ObjClass:0, ObjDivFg:0, ObjDivBg:0, ObjChkBold:0, ObjChkItalic:0 }," calcext:value-type="string">
            <text:p>geany_string:{ id:'geany_string', original:'string', ENGtxt:'string', FRtxt:'string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55:</text:p>
          </table:table-cell>
          <table:table-cell table:formula="of:=&quot;{ id:'geany_&quot;&amp;[Init.A57]&amp;&quot;', &quot;" office:value-type="string" office:string-value="{ id:'geany_string_eol', " calcext:value-type="string">
            <text:p>{ id:'geany_string_eol', </text:p>
          </table:table-cell>
          <table:table-cell table:formula="of:=&quot;original:'&quot;&amp;[Init.A57]&amp;&quot;', &quot;" office:value-type="string" office:string-value="original:'string_eol', " calcext:value-type="string">
            <text:p>original:'string_eol', </text:p>
          </table:table-cell>
          <table:table-cell table:formula="of:=&quot;ENGtxt:'&quot;&amp;[Init.C57]&amp;&quot;', &quot;" office:value-type="string" office:string-value="ENGtxt:'string_eol', " calcext:value-type="string">
            <text:p>ENGtxt:'string_eol', </text:p>
          </table:table-cell>
          <table:table-cell table:formula="of:=&quot;FRtxt:'&quot;&amp;[Init.D57]&amp;&quot;', &quot;" office:value-type="string" office:string-value="FRtxt:'string_eol', " calcext:value-type="string">
            <text:p>FRtxt:'string_eol', </text:p>
          </table:table-cell>
          <table:table-cell table:formula="of:=&quot;title:&quot;&amp;[Init.E57]&amp;&quot;, &quot;" office:value-type="string" office:string-value="title:0, " calcext:value-type="string">
            <text:p>title:0, </text:p>
          </table:table-cell>
          <table:table-cell table:formula="of:=&quot;on:&quot;&amp;[Init.F57]&amp;&quot;, &quot;" office:value-type="string" office:string-value="on:0, " calcext:value-type="string">
            <text:p>on:0, </text:p>
          </table:table-cell>
          <table:table-cell table:formula="of:=&quot;display:&quot;&amp;[Init.O57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7]&amp;&quot;:&quot;&amp;[.C57]&amp;[.D57]&amp;[.E57]&amp;[.F57]&amp;[.G57]&amp;[.H57]&amp;[.I57]&amp;[.J57]&amp;[.K57]&amp;[.L57]&amp;[.M57]&amp;[.N57]" office:value-type="string" office:string-value="geany_string_eol:{ id:'geany_string_eol', original:'string_eol', ENGtxt:'string_eol', FRtxt:'string_eol', title:0, on:0, display:0, ObjClass:0, ObjDivFg:0, ObjDivBg:0, ObjChkBold:0, ObjChkItalic:0 }," calcext:value-type="string">
            <text:p>geany_string_eol:{ id:'geany_string_eol', original:'string_eol', ENGtxt:'string_eol', FRtxt:'string_eol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56:</text:p>
          </table:table-cell>
          <table:table-cell table:formula="of:=&quot;{ id:'geany_&quot;&amp;[Init.A58]&amp;&quot;', &quot;" office:value-type="string" office:string-value="{ id:'geany_type', " calcext:value-type="string">
            <text:p>{ id:'geany_type', </text:p>
          </table:table-cell>
          <table:table-cell table:formula="of:=&quot;original:'&quot;&amp;[Init.A58]&amp;&quot;', &quot;" office:value-type="string" office:string-value="original:'type', " calcext:value-type="string">
            <text:p>original:'type', </text:p>
          </table:table-cell>
          <table:table-cell table:formula="of:=&quot;ENGtxt:'&quot;&amp;[Init.C58]&amp;&quot;', &quot;" office:value-type="string" office:string-value="ENGtxt:'type', " calcext:value-type="string">
            <text:p>ENGtxt:'type', </text:p>
          </table:table-cell>
          <table:table-cell table:formula="of:=&quot;FRtxt:'&quot;&amp;[Init.D58]&amp;&quot;', &quot;" office:value-type="string" office:string-value="FRtxt:'type', " calcext:value-type="string">
            <text:p>FRtxt:'type', </text:p>
          </table:table-cell>
          <table:table-cell table:formula="of:=&quot;title:&quot;&amp;[Init.E58]&amp;&quot;, &quot;" office:value-type="string" office:string-value="title:0, " calcext:value-type="string">
            <text:p>title:0, </text:p>
          </table:table-cell>
          <table:table-cell table:formula="of:=&quot;on:&quot;&amp;[Init.F58]&amp;&quot;, &quot;" office:value-type="string" office:string-value="on:0, " calcext:value-type="string">
            <text:p>on:0, </text:p>
          </table:table-cell>
          <table:table-cell table:formula="of:=&quot;display:&quot;&amp;[Init.O58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8]&amp;&quot;:&quot;&amp;[.C58]&amp;[.D58]&amp;[.E58]&amp;[.F58]&amp;[.G58]&amp;[.H58]&amp;[.I58]&amp;[.J58]&amp;[.K58]&amp;[.L58]&amp;[.M58]&amp;[.N58]" office:value-type="string" office:string-value="geany_type:{ id:'geany_type', original:'type', ENGtxt:'type', FRtxt:'type', title:0, on:0, display:0, ObjClass:0, ObjDivFg:0, ObjDivBg:0, ObjChkBold:0, ObjChkItalic:0 }," calcext:value-type="string">
            <text:p>geany_type:{ id:'geany_type', original:'type', ENGtxt:'type', FRtxt:'type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57:</text:p>
          </table:table-cell>
          <table:table-cell table:formula="of:=&quot;{ id:'geany_&quot;&amp;[Init.A59]&amp;&quot;', &quot;" office:value-type="string" office:string-value="{ id:'geany_white_space', " calcext:value-type="string">
            <text:p>{ id:'geany_white_space', </text:p>
          </table:table-cell>
          <table:table-cell table:formula="of:=&quot;original:'&quot;&amp;[Init.A59]&amp;&quot;', &quot;" office:value-type="string" office:string-value="original:'white_space', " calcext:value-type="string">
            <text:p>original:'white_space', </text:p>
          </table:table-cell>
          <table:table-cell table:formula="of:=&quot;ENGtxt:'&quot;&amp;[Init.C59]&amp;&quot;', &quot;" office:value-type="string" office:string-value="ENGtxt:'white_space', " calcext:value-type="string">
            <text:p>ENGtxt:'white_space', </text:p>
          </table:table-cell>
          <table:table-cell table:formula="of:=&quot;FRtxt:'&quot;&amp;[Init.D59]&amp;&quot;', &quot;" office:value-type="string" office:string-value="FRtxt:'white_space', " calcext:value-type="string">
            <text:p>FRtxt:'white_space', </text:p>
          </table:table-cell>
          <table:table-cell table:formula="of:=&quot;title:&quot;&amp;[Init.E59]&amp;&quot;, &quot;" office:value-type="string" office:string-value="title:0, " calcext:value-type="string">
            <text:p>title:0, </text:p>
          </table:table-cell>
          <table:table-cell table:formula="of:=&quot;on:&quot;&amp;[Init.F59]&amp;&quot;, &quot;" office:value-type="string" office:string-value="on:0, " calcext:value-type="string">
            <text:p>on:0, </text:p>
          </table:table-cell>
          <table:table-cell table:formula="of:=&quot;display:&quot;&amp;[Init.O59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9]&amp;&quot;:&quot;&amp;[.C59]&amp;[.D59]&amp;[.E59]&amp;[.F59]&amp;[.G59]&amp;[.H59]&amp;[.I59]&amp;[.J59]&amp;[.K59]&amp;[.L59]&amp;[.M59]&amp;[.N59]" office:value-type="string" office:string-value="geany_white_space:{ id:'geany_white_space', original:'white_space', ENGtxt:'white_space', FRtxt:'white_space', title:0, on:0, display:0, ObjClass:0, ObjDivFg:0, ObjDivBg:0, ObjChkBold:0, ObjChkItalic:0 }," calcext:value-type="string">
            <text:p>geany_white_space:{ id:'geany_white_space', original:'white_space', ENGtxt:'white_space', FRtxt:'white_space', title:0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58:</text:p>
          </table:table-cell>
          <table:table-cell table:number-columns-repeated="13"/>
          <table:table-cell office:value-type="string" calcext:value-type="string">
            <text:p>} ;</text:p>
          </table:table-cell>
        </table:table-row>
        <table:table-row table:style-name="ro2">
          <table:table-cell/>
          <table:table-cell office:value-type="string" calcext:value-type="string">
            <text:p>59: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0: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1: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2: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3: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4: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5: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6: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7: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8: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9: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70:</text:p>
          </table:table-cell>
          <table:table-cell table:number-columns-repeated="14"/>
        </table:table-row>
      </table:table>
      <table:table table:name="CSS" table:style-name="ta1"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]" office:value-type="string" office:string-value="allEditorBg" calcext:value-type="string">
            <text:p>allEditorBg</text:p>
          </table:table-cell>
          <table:table-cell table:formula="of:=&quot; { color:&quot;&amp;[Init.G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2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]=0;[.A2]&amp;[.B2]&amp;[.C2]&amp;[.D2]&amp;[.E2]&amp;[.F2];&quot;&quot;)" office:value-type="string" office:string-value=".geany_allEditorBg { color:#000000; background-color:#DAF2F2; font-weight:normal; font-style:normal; }" calcext:value-type="string">
            <text:p>.geany_allEditorBg { color:#000000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]" office:value-type="string" office:string-value="default" calcext:value-type="string">
            <text:p>default</text:p>
          </table:table-cell>
          <table:table-cell table:formula="of:=&quot; { color:&quot;&amp;[Init.G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3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]=0;[.A3]&amp;[.B3]&amp;[.C3]&amp;[.D3]&amp;[.E3]&amp;[.F3];&quot;&quot;)" office:value-type="string" office:string-value=".geany_default { color:#000000; background-color:#DAF2F2; font-weight:normal; font-style:normal; }" calcext:value-type="string">
            <text:p>.geany_default { color:#000000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]" office:value-type="string" office:string-value="Title01" calcext:value-type="string">
            <text:p>Title01</text:p>
          </table:table-cell>
          <table:table-cell table:formula="of:=&quot; { color:&quot;&amp;[Init.G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]=0;[.A4]&amp;[.B4]&amp;[.C4]&amp;[.D4]&amp;[.E4]&amp;[.F4];&quot;&quot;)">
            <text:p/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5]" office:value-type="string" office:string-value="caret" calcext:value-type="string">
            <text:p>caret</text:p>
          </table:table-cell>
          <table:table-cell table:formula="of:=&quot; { color:&quot;&amp;[Init.G5]&amp;&quot;; &quot;" office:value-type="string" office:string-value=" { color:#802000; " calcext:value-type="string">
            <text:p><text:s/>{ color:#802000; </text:p>
          </table:table-cell>
          <table:table-cell table:formula="of:=&quot;background-color:&quot;&amp;[Init.H5]&amp;&quot;; &quot;" office:value-type="string" office:string-value="background-color:#FFFFFF; " calcext:value-type="string">
            <text:p>background-color:#FFFFFF; </text:p>
          </table:table-cell>
          <table:table-cell table:formula="of:=&quot;font-weight:&quot;&amp;[Init.K5]&amp;&quot;; &quot;" office:value-type="string" office:string-value="font-weight:bold; " calcext:value-type="string">
            <text:p>font-weight:bold; </text:p>
          </table:table-cell>
          <table:table-cell table:formula="of:=&quot;font-style:&quot;&amp;[Init.N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5]=0;[.A5]&amp;[.B5]&amp;[.C5]&amp;[.D5]&amp;[.E5]&amp;[.F5];&quot;&quot;)" office:value-type="string" office:string-value=".geany_caret { color:#802000; background-color:#FFFFFF; font-weight:bold; font-style:normal; }" calcext:value-type="string">
            <text:p>.geany_caret { color:#802000; background-color:#FFFFFF; font-weight:bold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6]" office:value-type="string" office:string-value="current_line" calcext:value-type="string">
            <text:p>current_line</text:p>
          </table:table-cell>
          <table:table-cell table:formula="of:=&quot; { color:&quot;&amp;[Init.G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6]&amp;&quot;; &quot;" office:value-type="string" office:string-value="background-color:#FFFFC0; " calcext:value-type="string">
            <text:p>background-color:#FFFFC0; </text:p>
          </table:table-cell>
          <table:table-cell table:formula="of:=&quot;font-weight:&quot;&amp;[Init.K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6]=0;[.A6]&amp;[.B6]&amp;[.C6]&amp;[.D6]&amp;[.E6]&amp;[.F6];&quot;&quot;)" office:value-type="string" office:string-value=".geany_current_line { color:#000000; background-color:#FFFFC0; font-weight:normal; font-style:normal; }" calcext:value-type="string">
            <text:p>.geany_current_line { color:#000000; background-color:#FFFFC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7]" office:value-type="string" office:string-value="brace_bad" calcext:value-type="string">
            <text:p>brace_bad</text:p>
          </table:table-cell>
          <table:table-cell table:formula="of:=&quot; { color:&quot;&amp;[Init.G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7]&amp;&quot;; &quot;" office:value-type="string" office:string-value="background-color:#00FF00; " calcext:value-type="string">
            <text:p>background-color:#00FF00; </text:p>
          </table:table-cell>
          <table:table-cell table:formula="of:=&quot;font-weight:&quot;&amp;[Init.K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7]=0;[.A7]&amp;[.B7]&amp;[.C7]&amp;[.D7]&amp;[.E7]&amp;[.F7];&quot;&quot;)" office:value-type="string" office:string-value=".geany_brace_bad { color:#000000; background-color:#00FF00; font-weight:normal; font-style:normal; }" calcext:value-type="string">
            <text:p>.geany_brace_bad { color:#000000; background-color:#00FF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8]" office:value-type="string" office:string-value="brace_good" calcext:value-type="string">
            <text:p>brace_good</text:p>
          </table:table-cell>
          <table:table-cell table:formula="of:=&quot; { color:&quot;&amp;[Init.G8]&amp;&quot;; &quot;" office:value-type="string" office:string-value=" { color:#FFFFFF; " calcext:value-type="string">
            <text:p><text:s/>{ color:#FFFFFF; </text:p>
          </table:table-cell>
          <table:table-cell table:formula="of:=&quot;background-color:&quot;&amp;[Init.H8]&amp;&quot;; &quot;" office:value-type="string" office:string-value="background-color:#FF00FF; " calcext:value-type="string">
            <text:p>background-color:#FF00FF; </text:p>
          </table:table-cell>
          <table:table-cell table:formula="of:=&quot;font-weight:&quot;&amp;[Init.K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8]=0;[.A8]&amp;[.B8]&amp;[.C8]&amp;[.D8]&amp;[.E8]&amp;[.F8];&quot;&quot;)" office:value-type="string" office:string-value=".geany_brace_good { color:#FFFFFF; background-color:#FF00FF; font-weight:normal; font-style:normal; }" calcext:value-type="string">
            <text:p>.geany_brace_good { color:#FFFFFF; background-color:#FF00FF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9]" office:value-type="string" office:string-value="selection" calcext:value-type="string">
            <text:p>selection</text:p>
          </table:table-cell>
          <table:table-cell table:formula="of:=&quot; { color:&quot;&amp;[Init.G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9]&amp;&quot;; &quot;" office:value-type="string" office:string-value="background-color:#FF8020; " calcext:value-type="string">
            <text:p>background-color:#FF8020; </text:p>
          </table:table-cell>
          <table:table-cell table:formula="of:=&quot;font-weight:&quot;&amp;[Init.K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9]=0;[.A9]&amp;[.B9]&amp;[.C9]&amp;[.D9]&amp;[.E9]&amp;[.F9];&quot;&quot;)" office:value-type="string" office:string-value=".geany_selection { color:#000000; background-color:#FF8020; font-weight:normal; font-style:normal; }" calcext:value-type="string">
            <text:p>.geany_selection { color:#000000; background-color:#FF802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10]" office:value-type="string" office:string-value="Title02" calcext:value-type="string">
            <text:p>Title02</text:p>
          </table:table-cell>
          <table:table-cell table:formula="of:=&quot; { color:&quot;&amp;[Init.G10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10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1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1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10]=0;[.A10]&amp;[.B10]&amp;[.C10]&amp;[.D10]&amp;[.E10]&amp;[.F10];&quot;&quot;)">
            <text:p/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11]" office:value-type="string" office:string-value="attribute" calcext:value-type="string">
            <text:p>attribute</text:p>
          </table:table-cell>
          <table:table-cell table:formula="of:=&quot; { color:&quot;&amp;[Init.G11]&amp;&quot;; &quot;" office:value-type="string" office:string-value=" { color:#800080; " calcext:value-type="string">
            <text:p><text:s/>{ color:#800080; </text:p>
          </table:table-cell>
          <table:table-cell table:formula="of:=&quot;background-color:&quot;&amp;[Init.H11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11]&amp;&quot;; &quot;" office:value-type="string" office:string-value="font-weight:bold; " calcext:value-type="string">
            <text:p>font-weight:bold; </text:p>
          </table:table-cell>
          <table:table-cell table:formula="of:=&quot;font-style:&quot;&amp;[Init.N1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11]=0;[.A11]&amp;[.B11]&amp;[.C11]&amp;[.D11]&amp;[.E11]&amp;[.F11];&quot;&quot;)" office:value-type="string" office:string-value=".geany_attribute { color:#800080; background-color:#DAF2F2; font-weight:bold; font-style:normal; }" calcext:value-type="string">
            <text:p>.geany_attribute { color:#800080; background-color:#DAF2F2; font-weight:bold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12]" office:value-type="string" office:string-value="character" calcext:value-type="string">
            <text:p>character</text:p>
          </table:table-cell>
          <table:table-cell table:formula="of:=&quot; { color:&quot;&amp;[Init.G12]&amp;&quot;; &quot;" office:value-type="string" office:string-value=" { color:#FFFFFF; " calcext:value-type="string">
            <text:p><text:s/>{ color:#FFFFFF; </text:p>
          </table:table-cell>
          <table:table-cell table:formula="of:=&quot;background-color:&quot;&amp;[Init.H12]&amp;&quot;; &quot;" office:value-type="string" office:string-value="background-color:#B7CCCC; " calcext:value-type="string">
            <text:p>background-color:#B7CCCC; </text:p>
          </table:table-cell>
          <table:table-cell table:formula="of:=&quot;font-weight:&quot;&amp;[Init.K1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1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12]=0;[.A12]&amp;[.B12]&amp;[.C12]&amp;[.D12]&amp;[.E12]&amp;[.F12];&quot;&quot;)" office:value-type="string" office:string-value=".geany_character { color:#FFFFFF; background-color:#B7CCCC; font-weight:normal; font-style:normal; }" calcext:value-type="string">
            <text:p>.geany_character { color:#FFFFFF; background-color:#B7CCCC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13]" office:value-type="string" office:string-value="class" calcext:value-type="string">
            <text:p>class</text:p>
          </table:table-cell>
          <table:table-cell table:formula="of:=&quot; { color:&quot;&amp;[Init.G1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13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1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1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13]=0;[.A13]&amp;[.B13]&amp;[.C13]&amp;[.D13]&amp;[.E13]&amp;[.F13];&quot;&quot;)" office:value-type="string" office:string-value=".geany_class { color:#000000; background-color:#DAF2F2; font-weight:normal; font-style:normal; }" calcext:value-type="string">
            <text:p>.geany_class { color:#000000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14]" office:value-type="string" office:string-value="comment" calcext:value-type="string">
            <text:p>comment</text:p>
          </table:table-cell>
          <table:table-cell table:formula="of:=&quot; { color:&quot;&amp;[Init.G14]&amp;&quot;; &quot;" office:value-type="string" office:string-value=" { color:#007080; " calcext:value-type="string">
            <text:p><text:s/>{ color:#007080; </text:p>
          </table:table-cell>
          <table:table-cell table:formula="of:=&quot;background-color:&quot;&amp;[Init.H14]&amp;&quot;; &quot;" office:value-type="string" office:string-value="background-color:#CEE5E5; " calcext:value-type="string">
            <text:p>background-color:#CEE5E5; </text:p>
          </table:table-cell>
          <table:table-cell table:formula="of:=&quot;font-weight:&quot;&amp;[Init.K1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14]&amp;&quot;; }&quot;" office:value-type="string" office:string-value="font-style:italic; }" calcext:value-type="string">
            <text:p>font-style:italic; }</text:p>
          </table:table-cell>
          <table:table-cell/>
          <table:table-cell table:formula="of:=IF([Init.E14]=0;[.A14]&amp;[.B14]&amp;[.C14]&amp;[.D14]&amp;[.E14]&amp;[.F14];&quot;&quot;)" office:value-type="string" office:string-value=".geany_comment { color:#007080; background-color:#CEE5E5; font-weight:normal; font-style:italic; }" calcext:value-type="string">
            <text:p>.geany_comment { color:#007080; background-color:#CEE5E5; font-weight:normal; font-style:italic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15]" office:value-type="string" office:string-value="comment_line" calcext:value-type="string">
            <text:p>comment_line</text:p>
          </table:table-cell>
          <table:table-cell table:formula="of:=&quot; { color:&quot;&amp;[Init.G15]&amp;&quot;; &quot;" office:value-type="string" office:string-value=" { color:#007080; " calcext:value-type="string">
            <text:p><text:s/>{ color:#007080; </text:p>
          </table:table-cell>
          <table:table-cell table:formula="of:=&quot;background-color:&quot;&amp;[Init.H15]&amp;&quot;; &quot;" office:value-type="string" office:string-value="background-color:#CEE5E5; " calcext:value-type="string">
            <text:p>background-color:#CEE5E5; </text:p>
          </table:table-cell>
          <table:table-cell table:formula="of:=&quot;font-weight:&quot;&amp;[Init.K1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15]&amp;&quot;; }&quot;" office:value-type="string" office:string-value="font-style:italic; }" calcext:value-type="string">
            <text:p>font-style:italic; }</text:p>
          </table:table-cell>
          <table:table-cell/>
          <table:table-cell table:formula="of:=IF([Init.E15]=0;[.A15]&amp;[.B15]&amp;[.C15]&amp;[.D15]&amp;[.E15]&amp;[.F15];&quot;&quot;)" office:value-type="string" office:string-value=".geany_comment_line { color:#007080; background-color:#CEE5E5; font-weight:normal; font-style:italic; }" calcext:value-type="string">
            <text:p>.geany_comment_line { color:#007080; background-color:#CEE5E5; font-weight:normal; font-style:italic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16]" office:value-type="string" office:string-value="identifier" calcext:value-type="string">
            <text:p>identifier</text:p>
          </table:table-cell>
          <table:table-cell table:formula="of:=&quot; { color:&quot;&amp;[Init.G16]&amp;&quot;; &quot;" office:value-type="string" office:string-value=" { color:#6F5F7F; " calcext:value-type="string">
            <text:p><text:s/>{ color:#6F5F7F; </text:p>
          </table:table-cell>
          <table:table-cell table:formula="of:=&quot;background-color:&quot;&amp;[Init.H16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1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1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16]=0;[.A16]&amp;[.B16]&amp;[.C16]&amp;[.D16]&amp;[.E16]&amp;[.F16];&quot;&quot;)" office:value-type="string" office:string-value=".geany_identifier { color:#6F5F7F; background-color:#DAF2F2; font-weight:normal; font-style:normal; }" calcext:value-type="string">
            <text:p>.geany_identifier { color:#6F5F7F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17]" office:value-type="string" office:string-value="identifier_1" calcext:value-type="string">
            <text:p>identifier_1</text:p>
          </table:table-cell>
          <table:table-cell table:formula="of:=&quot; { color:&quot;&amp;[Init.G17]&amp;&quot;; &quot;" office:value-type="string" office:string-value=" { color:#FF7E7E; " calcext:value-type="string">
            <text:p><text:s/>{ color:#FF7E7E; </text:p>
          </table:table-cell>
          <table:table-cell table:formula="of:=&quot;background-color:&quot;&amp;[Init.H17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1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17]&amp;&quot;; }&quot;" office:value-type="string" office:string-value="font-style:italic; }" calcext:value-type="string">
            <text:p>font-style:italic; }</text:p>
          </table:table-cell>
          <table:table-cell/>
          <table:table-cell table:formula="of:=IF([Init.E17]=0;[.A17]&amp;[.B17]&amp;[.C17]&amp;[.D17]&amp;[.E17]&amp;[.F17];&quot;&quot;)" office:value-type="string" office:string-value=".geany_identifier_1 { color:#FF7E7E; background-color:#DAF2F2; font-weight:normal; font-style:italic; }" calcext:value-type="string">
            <text:p>.geany_identifier_1 { color:#FF7E7E; background-color:#DAF2F2; font-weight:normal; font-style:italic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18]" office:value-type="string" office:string-value="keyword_1" calcext:value-type="string">
            <text:p>keyword_1</text:p>
          </table:table-cell>
          <table:table-cell table:formula="of:=&quot; { color:&quot;&amp;[Init.G18]&amp;&quot;; &quot;" office:value-type="string" office:string-value=" { color:#000080; " calcext:value-type="string">
            <text:p><text:s/>{ color:#000080; </text:p>
          </table:table-cell>
          <table:table-cell table:formula="of:=&quot;background-color:&quot;&amp;[Init.H18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18]&amp;&quot;; &quot;" office:value-type="string" office:string-value="font-weight:bold; " calcext:value-type="string">
            <text:p>font-weight:bold; </text:p>
          </table:table-cell>
          <table:table-cell table:formula="of:=&quot;font-style:&quot;&amp;[Init.N1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18]=0;[.A18]&amp;[.B18]&amp;[.C18]&amp;[.D18]&amp;[.E18]&amp;[.F18];&quot;&quot;)" office:value-type="string" office:string-value=".geany_keyword_1 { color:#000080; background-color:#DAF2F2; font-weight:bold; font-style:normal; }" calcext:value-type="string">
            <text:p>.geany_keyword_1 { color:#000080; background-color:#DAF2F2; font-weight:bold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19]" office:value-type="string" office:string-value="keyword_2" calcext:value-type="string">
            <text:p>keyword_2</text:p>
          </table:table-cell>
          <table:table-cell table:formula="of:=&quot; { color:&quot;&amp;[Init.G19]&amp;&quot;; &quot;" office:value-type="string" office:string-value=" { color:#7F0055; " calcext:value-type="string">
            <text:p><text:s/>{ color:#7F0055; </text:p>
          </table:table-cell>
          <table:table-cell table:formula="of:=&quot;background-color:&quot;&amp;[Init.H19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1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1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19]=0;[.A19]&amp;[.B19]&amp;[.C19]&amp;[.D19]&amp;[.E19]&amp;[.F19];&quot;&quot;)" office:value-type="string" office:string-value=".geany_keyword_2 { color:#7F0055; background-color:#DAF2F2; font-weight:normal; font-style:normal; }" calcext:value-type="string">
            <text:p>.geany_keyword_2 { color:#7F0055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0]" office:value-type="string" office:string-value="number_1" calcext:value-type="string">
            <text:p>number_1</text:p>
          </table:table-cell>
          <table:table-cell table:formula="of:=&quot; { color:&quot;&amp;[Init.G20]&amp;&quot;; &quot;" office:value-type="string" office:string-value=" { color:#800080; " calcext:value-type="string">
            <text:p><text:s/>{ color:#800080; </text:p>
          </table:table-cell>
          <table:table-cell table:formula="of:=&quot;background-color:&quot;&amp;[Init.H20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2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2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0]=0;[.A20]&amp;[.B20]&amp;[.C20]&amp;[.D20]&amp;[.E20]&amp;[.F20];&quot;&quot;)" office:value-type="string" office:string-value=".geany_number_1 { color:#800080; background-color:#DAF2F2; font-weight:normal; font-style:normal; }" calcext:value-type="string">
            <text:p>.geany_number_1 { color:#800080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1]" office:value-type="string" office:string-value="number_2" calcext:value-type="string">
            <text:p>number_2</text:p>
          </table:table-cell>
          <table:table-cell table:formula="of:=&quot; { color:&quot;&amp;[Init.G21]&amp;&quot;; &quot;" office:value-type="string" office:string-value=" { color:#007F47; " calcext:value-type="string">
            <text:p><text:s/>{ color:#007F47; </text:p>
          </table:table-cell>
          <table:table-cell table:formula="of:=&quot;background-color:&quot;&amp;[Init.H21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2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2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1]=0;[.A21]&amp;[.B21]&amp;[.C21]&amp;[.D21]&amp;[.E21]&amp;[.F21];&quot;&quot;)" office:value-type="string" office:string-value=".geany_number_2 { color:#007F47; background-color:#DAF2F2; font-weight:normal; font-style:normal; }" calcext:value-type="string">
            <text:p>.geany_number_2 { color:#007F47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2]" office:value-type="string" office:string-value="operator" calcext:value-type="string">
            <text:p>operator</text:p>
          </table:table-cell>
          <table:table-cell table:formula="of:=&quot; { color:&quot;&amp;[Init.G22]&amp;&quot;; &quot;" office:value-type="string" office:string-value=" { color:#FF00FF; " calcext:value-type="string">
            <text:p><text:s/>{ color:#FF00FF; </text:p>
          </table:table-cell>
          <table:table-cell table:formula="of:=&quot;background-color:&quot;&amp;[Init.H22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22]&amp;&quot;; &quot;" office:value-type="string" office:string-value="font-weight:bold; " calcext:value-type="string">
            <text:p>font-weight:bold; </text:p>
          </table:table-cell>
          <table:table-cell table:formula="of:=&quot;font-style:&quot;&amp;[Init.N2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2]=0;[.A22]&amp;[.B22]&amp;[.C22]&amp;[.D22]&amp;[.E22]&amp;[.F22];&quot;&quot;)" office:value-type="string" office:string-value=".geany_operator { color:#FF00FF; background-color:#DAF2F2; font-weight:bold; font-style:normal; }" calcext:value-type="string">
            <text:p>.geany_operator { color:#FF00FF; background-color:#DAF2F2; font-weight:bold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3]" office:value-type="string" office:string-value="other" calcext:value-type="string">
            <text:p>other</text:p>
          </table:table-cell>
          <table:table-cell table:formula="of:=&quot; { color:&quot;&amp;[Init.G23]&amp;&quot;; &quot;" office:value-type="string" office:string-value=" { color:#BF0000; " calcext:value-type="string">
            <text:p><text:s/>{ color:#BF0000; </text:p>
          </table:table-cell>
          <table:table-cell table:formula="of:=&quot;background-color:&quot;&amp;[Init.H23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2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2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3]=0;[.A23]&amp;[.B23]&amp;[.C23]&amp;[.D23]&amp;[.E23]&amp;[.F23];&quot;&quot;)" office:value-type="string" office:string-value=".geany_other { color:#BF0000; background-color:#DAF2F2; font-weight:normal; font-style:normal; }" calcext:value-type="string">
            <text:p>.geany_other { color:#BF0000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4]" office:value-type="string" office:string-value="preprocessor" calcext:value-type="string">
            <text:p>preprocessor</text:p>
          </table:table-cell>
          <table:table-cell table:formula="of:=&quot; { color:&quot;&amp;[Init.G24]&amp;&quot;; &quot;" office:value-type="string" office:string-value=" { color:#BF0000; " calcext:value-type="string">
            <text:p><text:s/>{ color:#BF0000; </text:p>
          </table:table-cell>
          <table:table-cell table:formula="of:=&quot;background-color:&quot;&amp;[Init.H24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24]&amp;&quot;; &quot;" office:value-type="string" office:string-value="font-weight:bold; " calcext:value-type="string">
            <text:p>font-weight:bold; </text:p>
          </table:table-cell>
          <table:table-cell table:formula="of:=&quot;font-style:&quot;&amp;[Init.N2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4]=0;[.A24]&amp;[.B24]&amp;[.C24]&amp;[.D24]&amp;[.E24]&amp;[.F24];&quot;&quot;)" office:value-type="string" office:string-value=".geany_preprocessor { color:#BF0000; background-color:#DAF2F2; font-weight:bold; font-style:normal; }" calcext:value-type="string">
            <text:p>.geany_preprocessor { color:#BF0000; background-color:#DAF2F2; font-weight:bold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5]" office:value-type="string" office:string-value="string_1" calcext:value-type="string">
            <text:p>string_1</text:p>
          </table:table-cell>
          <table:table-cell table:formula="of:=&quot; { color:&quot;&amp;[Init.G25]&amp;&quot;; &quot;" office:value-type="string" office:string-value=" { color:#0090BF; " calcext:value-type="string">
            <text:p><text:s/>{ color:#0090BF; </text:p>
          </table:table-cell>
          <table:table-cell table:formula="of:=&quot;background-color:&quot;&amp;[Init.H25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2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2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5]=0;[.A25]&amp;[.B25]&amp;[.C25]&amp;[.D25]&amp;[.E25]&amp;[.F25];&quot;&quot;)" office:value-type="string" office:string-value=".geany_string_1 { color:#0090BF; background-color:#DAF2F2; font-weight:normal; font-style:normal; }" calcext:value-type="string">
            <text:p>.geany_string_1 { color:#0090BF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6]" office:value-type="string" office:string-value="string_2" calcext:value-type="string">
            <text:p>string_2</text:p>
          </table:table-cell>
          <table:table-cell table:formula="of:=&quot; { color:&quot;&amp;[Init.G26]&amp;&quot;; &quot;" office:value-type="string" office:string-value=" { color:#008000; " calcext:value-type="string">
            <text:p><text:s/>{ color:#008000; </text:p>
          </table:table-cell>
          <table:table-cell table:formula="of:=&quot;background-color:&quot;&amp;[Init.H26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2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2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6]=0;[.A26]&amp;[.B26]&amp;[.C26]&amp;[.D26]&amp;[.E26]&amp;[.F26];&quot;&quot;)" office:value-type="string" office:string-value=".geany_string_2 { color:#008000; background-color:#DAF2F2; font-weight:normal; font-style:normal; }" calcext:value-type="string">
            <text:p>.geany_string_2 { color:#008000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7]" office:value-type="string" office:string-value="tag" calcext:value-type="string">
            <text:p>tag</text:p>
          </table:table-cell>
          <table:table-cell table:formula="of:=&quot; { color:&quot;&amp;[Init.G27]&amp;&quot;; &quot;" office:value-type="string" office:string-value=" { color:#7FAAFF; " calcext:value-type="string">
            <text:p><text:s/>{ color:#7FAAFF; </text:p>
          </table:table-cell>
          <table:table-cell table:formula="of:=&quot;background-color:&quot;&amp;[Init.H27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2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2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7]=0;[.A27]&amp;[.B27]&amp;[.C27]&amp;[.D27]&amp;[.E27]&amp;[.F27];&quot;&quot;)" office:value-type="string" office:string-value=".geany_tag { color:#7FAAFF; background-color:#DAF2F2; font-weight:normal; font-style:normal; }" calcext:value-type="string">
            <text:p>.geany_tag { color:#7FAAFF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8]" office:value-type="string" office:string-value="value" calcext:value-type="string">
            <text:p>value</text:p>
          </table:table-cell>
          <table:table-cell table:formula="of:=&quot; { color:&quot;&amp;[Init.G2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28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2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2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8]=0;[.A28]&amp;[.B28]&amp;[.C28]&amp;[.D28]&amp;[.E28]&amp;[.F28];&quot;&quot;)" office:value-type="string" office:string-value=".geany_value { color:#000000; background-color:#000000; font-weight:normal; font-style:normal; }" calcext:value-type="string">
            <text:p>.geany_value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9]" office:value-type="string" office:string-value="Title03" calcext:value-type="string">
            <text:p>Title03</text:p>
          </table:table-cell>
          <table:table-cell table:formula="of:=&quot; { color:&quot;&amp;[Init.G2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29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2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2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9]=0;[.A29]&amp;[.B29]&amp;[.C29]&amp;[.D29]&amp;[.E29]&amp;[.F29];&quot;&quot;)">
            <text:p/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0]" office:value-type="string" office:string-value="fold_symbol_highlight" calcext:value-type="string">
            <text:p>fold_symbol_highlight</text:p>
          </table:table-cell>
          <table:table-cell table:formula="of:=&quot; { color:&quot;&amp;[Init.G30]&amp;&quot;; &quot;" office:value-type="string" office:string-value=" { color:#011597; " calcext:value-type="string">
            <text:p><text:s/>{ color:#011597; </text:p>
          </table:table-cell>
          <table:table-cell table:formula="of:=&quot;background-color:&quot;&amp;[Init.H30]&amp;&quot;; &quot;" office:value-type="string" office:string-value="background-color:#B7CCCC; " calcext:value-type="string">
            <text:p>background-color:#B7CCCC; </text:p>
          </table:table-cell>
          <table:table-cell table:formula="of:=&quot;font-weight:&quot;&amp;[Init.K3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0]=0;[.A30]&amp;[.B30]&amp;[.C30]&amp;[.D30]&amp;[.E30]&amp;[.F30];&quot;&quot;)" office:value-type="string" office:string-value=".geany_fold_symbol_highlight { color:#011597; background-color:#B7CCCC; font-weight:normal; font-style:normal; }" calcext:value-type="string">
            <text:p>.geany_fold_symbol_highlight { color:#011597; background-color:#B7CCCC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1]" office:value-type="string" office:string-value="margin_folding" calcext:value-type="string">
            <text:p>margin_folding</text:p>
          </table:table-cell>
          <table:table-cell table:formula="of:=&quot; { color:&quot;&amp;[Init.G31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31]&amp;&quot;; &quot;" office:value-type="string" office:string-value="background-color:#B7CCCC; " calcext:value-type="string">
            <text:p>background-color:#B7CCCC; </text:p>
          </table:table-cell>
          <table:table-cell table:formula="of:=&quot;font-weight:&quot;&amp;[Init.K3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1]=0;[.A31]&amp;[.B31]&amp;[.C31]&amp;[.D31]&amp;[.E31]&amp;[.F31];&quot;&quot;)" office:value-type="string" office:string-value=".geany_margin_folding { color:#000000; background-color:#B7CCCC; font-weight:normal; font-style:normal; }" calcext:value-type="string">
            <text:p>.geany_margin_folding { color:#000000; background-color:#B7CCCC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2]" office:value-type="string" office:string-value="margin_line_number" calcext:value-type="string">
            <text:p>margin_line_number</text:p>
          </table:table-cell>
          <table:table-cell table:formula="of:=&quot; { color:&quot;&amp;[Init.G3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32]&amp;&quot;; &quot;" office:value-type="string" office:string-value="background-color:#CEE5E5; " calcext:value-type="string">
            <text:p>background-color:#CEE5E5; </text:p>
          </table:table-cell>
          <table:table-cell table:formula="of:=&quot;font-weight:&quot;&amp;[Init.K3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2]=0;[.A32]&amp;[.B32]&amp;[.C32]&amp;[.D32]&amp;[.E32]&amp;[.F32];&quot;&quot;)" office:value-type="string" office:string-value=".geany_margin_line_number { color:#000000; background-color:#CEE5E5; font-weight:normal; font-style:normal; }" calcext:value-type="string">
            <text:p>.geany_margin_line_number { color:#000000; background-color:#CEE5E5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3]" office:value-type="string" office:string-value="backtick" calcext:value-type="string">
            <text:p>backtick</text:p>
          </table:table-cell>
          <table:table-cell table:formula="of:=&quot; { color:&quot;&amp;[Init.G3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33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3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3]=0;[.A33]&amp;[.B33]&amp;[.C33]&amp;[.D33]&amp;[.E33]&amp;[.F33];&quot;&quot;)" office:value-type="string" office:string-value=".geany_backtick { color:#000000; background-color:#000000; font-weight:normal; font-style:normal; }" calcext:value-type="string">
            <text:p>.geany_backtick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4]" office:value-type="string" office:string-value="call_tips" calcext:value-type="string">
            <text:p>call_tips</text:p>
          </table:table-cell>
          <table:table-cell table:formula="of:=&quot; { color:&quot;&amp;[Init.G3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34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3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4]=0;[.A34]&amp;[.B34]&amp;[.C34]&amp;[.D34]&amp;[.E34]&amp;[.F34];&quot;&quot;)" office:value-type="string" office:string-value=".geany_call_tips { color:#000000; background-color:#000000; font-weight:normal; font-style:normal; }" calcext:value-type="string">
            <text:p>.geany_call_tips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5]" office:value-type="string" office:string-value="comment_doc" calcext:value-type="string">
            <text:p>comment_doc</text:p>
          </table:table-cell>
          <table:table-cell table:formula="of:=&quot; { color:&quot;&amp;[Init.G3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35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3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5]=0;[.A35]&amp;[.B35]&amp;[.C35]&amp;[.D35]&amp;[.E35]&amp;[.F35];&quot;&quot;)" office:value-type="string" office:string-value=".geany_comment_doc { color:#000000; background-color:#000000; font-weight:normal; font-style:normal; }" calcext:value-type="string">
            <text:p>.geany_comment_doc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6]" office:value-type="string" office:string-value="comment_doc_keyword" calcext:value-type="string">
            <text:p>comment_doc_keyword</text:p>
          </table:table-cell>
          <table:table-cell table:formula="of:=&quot; { color:&quot;&amp;[Init.G3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36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3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6]=0;[.A36]&amp;[.B36]&amp;[.C36]&amp;[.D36]&amp;[.E36]&amp;[.F36];&quot;&quot;)" office:value-type="string" office:string-value=".geany_comment_doc_keyword { color:#000000; background-color:#000000; font-weight:normal; font-style:normal; }" calcext:value-type="string">
            <text:p>.geany_comment_doc_keyword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7]" office:value-type="string" office:string-value="comment_doc_keyword_error" calcext:value-type="string">
            <text:p>comment_doc_keyword_error</text:p>
          </table:table-cell>
          <table:table-cell table:formula="of:=&quot; { color:&quot;&amp;[Init.G3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37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3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7]=0;[.A37]&amp;[.B37]&amp;[.C37]&amp;[.D37]&amp;[.E37]&amp;[.F37];&quot;&quot;)" office:value-type="string" office:string-value=".geany_comment_doc_keyword_error { color:#000000; background-color:#000000; font-weight:normal; font-style:normal; }" calcext:value-type="string">
            <text:p>.geany_comment_doc_keyword_error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8]" office:value-type="string" office:string-value="comment_line_doc" calcext:value-type="string">
            <text:p>comment_line_doc</text:p>
          </table:table-cell>
          <table:table-cell table:formula="of:=&quot; { color:&quot;&amp;[Init.G3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38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3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8]=0;[.A38]&amp;[.B38]&amp;[.C38]&amp;[.D38]&amp;[.E38]&amp;[.F38];&quot;&quot;)" office:value-type="string" office:string-value=".geany_comment_line_doc { color:#000000; background-color:#000000; font-weight:normal; font-style:normal; }" calcext:value-type="string">
            <text:p>.geany_comment_line_doc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9]" office:value-type="string" office:string-value="decorator" calcext:value-type="string">
            <text:p>decorator</text:p>
          </table:table-cell>
          <table:table-cell table:formula="of:=&quot; { color:&quot;&amp;[Init.G3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39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3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9]=0;[.A39]&amp;[.B39]&amp;[.C39]&amp;[.D39]&amp;[.E39]&amp;[.F39];&quot;&quot;)" office:value-type="string" office:string-value=".geany_decorator { color:#000000; background-color:#000000; font-weight:normal; font-style:normal; }" calcext:value-type="string">
            <text:p>.geany_decorator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0]" office:value-type="string" office:string-value="function" calcext:value-type="string">
            <text:p>function</text:p>
          </table:table-cell>
          <table:table-cell table:formula="of:=&quot; { color:&quot;&amp;[Init.G40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0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0]=0;[.A40]&amp;[.B40]&amp;[.C40]&amp;[.D40]&amp;[.E40]&amp;[.F40];&quot;&quot;)" office:value-type="string" office:string-value=".geany_function { color:#000000; background-color:#000000; font-weight:normal; font-style:normal; }" calcext:value-type="string">
            <text:p>.geany_function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1]" office:value-type="string" office:string-value="here_doc" calcext:value-type="string">
            <text:p>here_doc</text:p>
          </table:table-cell>
          <table:table-cell table:formula="of:=&quot; { color:&quot;&amp;[Init.G41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1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1]=0;[.A41]&amp;[.B41]&amp;[.C41]&amp;[.D41]&amp;[.E41]&amp;[.F41];&quot;&quot;)" office:value-type="string" office:string-value=".geany_here_doc { color:#000000; background-color:#000000; font-weight:normal; font-style:normal; }" calcext:value-type="string">
            <text:p>.geany_here_doc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2]" office:value-type="string" office:string-value="identifier_2" calcext:value-type="string">
            <text:p>identifier_2</text:p>
          </table:table-cell>
          <table:table-cell table:formula="of:=&quot; { color:&quot;&amp;[Init.G4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2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2]=0;[.A42]&amp;[.B42]&amp;[.C42]&amp;[.D42]&amp;[.E42]&amp;[.F42];&quot;&quot;)" office:value-type="string" office:string-value=".geany_identifier_2 { color:#000000; background-color:#000000; font-weight:normal; font-style:normal; }" calcext:value-type="string">
            <text:p>.geany_identifier_2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3]" office:value-type="string" office:string-value="identifier_3" calcext:value-type="string">
            <text:p>identifier_3</text:p>
          </table:table-cell>
          <table:table-cell table:formula="of:=&quot; { color:&quot;&amp;[Init.G4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3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3]=0;[.A43]&amp;[.B43]&amp;[.C43]&amp;[.D43]&amp;[.E43]&amp;[.F43];&quot;&quot;)" office:value-type="string" office:string-value=".geany_identifier_3 { color:#000000; background-color:#000000; font-weight:normal; font-style:normal; }" calcext:value-type="string">
            <text:p>.geany_identifier_3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4]" office:value-type="string" office:string-value="identifier_4" calcext:value-type="string">
            <text:p>identifier_4</text:p>
          </table:table-cell>
          <table:table-cell table:formula="of:=&quot; { color:&quot;&amp;[Init.G4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4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4]=0;[.A44]&amp;[.B44]&amp;[.C44]&amp;[.D44]&amp;[.E44]&amp;[.F44];&quot;&quot;)" office:value-type="string" office:string-value=".geany_identifier_4 { color:#000000; background-color:#000000; font-weight:normal; font-style:normal; }" calcext:value-type="string">
            <text:p>.geany_identifier_4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5]" office:value-type="string" office:string-value="indent_guide" calcext:value-type="string">
            <text:p>indent_guide</text:p>
          </table:table-cell>
          <table:table-cell table:formula="of:=&quot; { color:&quot;&amp;[Init.G4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5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5]=0;[.A45]&amp;[.B45]&amp;[.C45]&amp;[.D45]&amp;[.E45]&amp;[.F45];&quot;&quot;)" office:value-type="string" office:string-value=".geany_indent_guide { color:#000000; background-color:#000000; font-weight:normal; font-style:normal; }" calcext:value-type="string">
            <text:p>.geany_indent_guide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6]" office:value-type="string" office:string-value="keyword" calcext:value-type="string">
            <text:p>keyword</text:p>
          </table:table-cell>
          <table:table-cell table:formula="of:=&quot; { color:&quot;&amp;[Init.G4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6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6]=0;[.A46]&amp;[.B46]&amp;[.C46]&amp;[.D46]&amp;[.E46]&amp;[.F46];&quot;&quot;)" office:value-type="string" office:string-value=".geany_keyword { color:#000000; background-color:#000000; font-weight:normal; font-style:normal; }" calcext:value-type="string">
            <text:p>.geany_keyword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7]" office:value-type="string" office:string-value="keyword_3" calcext:value-type="string">
            <text:p>keyword_3</text:p>
          </table:table-cell>
          <table:table-cell table:formula="of:=&quot; { color:&quot;&amp;[Init.G4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7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7]=0;[.A47]&amp;[.B47]&amp;[.C47]&amp;[.D47]&amp;[.E47]&amp;[.F47];&quot;&quot;)" office:value-type="string" office:string-value=".geany_keyword_3 { color:#000000; background-color:#000000; font-weight:normal; font-style:normal; }" calcext:value-type="string">
            <text:p>.geany_keyword_3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8]" office:value-type="string" office:string-value="keyword_4" calcext:value-type="string">
            <text:p>keyword_4</text:p>
          </table:table-cell>
          <table:table-cell table:formula="of:=&quot; { color:&quot;&amp;[Init.G4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8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8]=0;[.A48]&amp;[.B48]&amp;[.C48]&amp;[.D48]&amp;[.E48]&amp;[.F48];&quot;&quot;)" office:value-type="string" office:string-value=".geany_keyword_4 { color:#000000; background-color:#000000; font-weight:normal; font-style:normal; }" calcext:value-type="string">
            <text:p>.geany_keyword_4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9]" office:value-type="string" office:string-value="label" calcext:value-type="string">
            <text:p>label</text:p>
          </table:table-cell>
          <table:table-cell table:formula="of:=&quot; { color:&quot;&amp;[Init.G4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9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9]=0;[.A49]&amp;[.B49]&amp;[.C49]&amp;[.D49]&amp;[.E49]&amp;[.F49];&quot;&quot;)" office:value-type="string" office:string-value=".geany_label { color:#000000; background-color:#000000; font-weight:normal; font-style:normal; }" calcext:value-type="string">
            <text:p>.geany_label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50]" office:value-type="string" office:string-value="marker_line" calcext:value-type="string">
            <text:p>marker_line</text:p>
          </table:table-cell>
          <table:table-cell table:formula="of:=&quot; { color:&quot;&amp;[Init.G50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50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5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5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50]=0;[.A50]&amp;[.B50]&amp;[.C50]&amp;[.D50]&amp;[.E50]&amp;[.F50];&quot;&quot;)" office:value-type="string" office:string-value=".geany_marker_line { color:#000000; background-color:#000000; font-weight:normal; font-style:normal; }" calcext:value-type="string">
            <text:p>.geany_marker_line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51]" office:value-type="string" office:string-value="marker_mark" calcext:value-type="string">
            <text:p>marker_mark</text:p>
          </table:table-cell>
          <table:table-cell table:formula="of:=&quot; { color:&quot;&amp;[Init.G51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51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5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5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51]=0;[.A51]&amp;[.B51]&amp;[.C51]&amp;[.D51]&amp;[.E51]&amp;[.F51];&quot;&quot;)" office:value-type="string" office:string-value=".geany_marker_mark { color:#000000; background-color:#000000; font-weight:normal; font-style:normal; }" calcext:value-type="string">
            <text:p>.geany_marker_mark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52]" office:value-type="string" office:string-value="marker_search" calcext:value-type="string">
            <text:p>marker_search</text:p>
          </table:table-cell>
          <table:table-cell table:formula="of:=&quot; { color:&quot;&amp;[Init.G5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52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5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5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52]=0;[.A52]&amp;[.B52]&amp;[.C52]&amp;[.D52]&amp;[.E52]&amp;[.F52];&quot;&quot;)" office:value-type="string" office:string-value=".geany_marker_search { color:#000000; background-color:#000000; font-weight:normal; font-style:normal; }" calcext:value-type="string">
            <text:p>.geany_marker_search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53]" office:value-type="string" office:string-value="number" calcext:value-type="string">
            <text:p>number</text:p>
          </table:table-cell>
          <table:table-cell table:formula="of:=&quot; { color:&quot;&amp;[Init.G5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53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5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5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53]=0;[.A53]&amp;[.B53]&amp;[.C53]&amp;[.D53]&amp;[.E53]&amp;[.F53];&quot;&quot;)" office:value-type="string" office:string-value=".geany_number { color:#000000; background-color:#000000; font-weight:normal; font-style:normal; }" calcext:value-type="string">
            <text:p>.geany_number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54]" office:value-type="string" office:string-value="parameter" calcext:value-type="string">
            <text:p>parameter</text:p>
          </table:table-cell>
          <table:table-cell table:formula="of:=&quot; { color:&quot;&amp;[Init.G5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54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5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5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54]=0;[.A54]&amp;[.B54]&amp;[.C54]&amp;[.D54]&amp;[.E54]&amp;[.F54];&quot;&quot;)" office:value-type="string" office:string-value=".geany_parameter { color:#000000; background-color:#000000; font-weight:normal; font-style:normal; }" calcext:value-type="string">
            <text:p>.geany_parameter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55]" office:value-type="string" office:string-value="regex" calcext:value-type="string">
            <text:p>regex</text:p>
          </table:table-cell>
          <table:table-cell table:formula="of:=&quot; { color:&quot;&amp;[Init.G5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55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5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5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55]=0;[.A55]&amp;[.B55]&amp;[.C55]&amp;[.D55]&amp;[.E55]&amp;[.F55];&quot;&quot;)" office:value-type="string" office:string-value=".geany_regex { color:#000000; background-color:#000000; font-weight:normal; font-style:normal; }" calcext:value-type="string">
            <text:p>.geany_regex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56]" office:value-type="string" office:string-value="string" calcext:value-type="string">
            <text:p>string</text:p>
          </table:table-cell>
          <table:table-cell table:formula="of:=&quot; { color:&quot;&amp;[Init.G56]&amp;&quot;; &quot;" office:value-type="string" office:string-value=" { color:#008000; " calcext:value-type="string">
            <text:p><text:s/>{ color:#008000; </text:p>
          </table:table-cell>
          <table:table-cell table:formula="of:=&quot;background-color:&quot;&amp;[Init.H56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5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5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56]=0;[.A56]&amp;[.B56]&amp;[.C56]&amp;[.D56]&amp;[.E56]&amp;[.F56];&quot;&quot;)" office:value-type="string" office:string-value=".geany_string { color:#008000; background-color:#000000; font-weight:normal; font-style:normal; }" calcext:value-type="string">
            <text:p>.geany_string { color:#008000; background-color:#000000; font-weight:normal; font-style:normal; }</text:p>
          </table:table-cell>
        </table:table-row>
      </table:table>
      <table:table table:name="JavaScript_old" table:style-name="ta1"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2" table:default-cell-style-name="ce13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id pour le rendu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id de la class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:</text:p>
          </table:table-cell>
          <table:table-cell table:formula="of:=&quot;{ id:'&quot;&amp;[Init.A2]&amp;&quot;',&quot;" office:value-type="string" office:string-value="{ id:'allEditorBg'," calcext:value-type="string">
            <text:p>{ id:'allEditorBg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]&amp;&quot;',&quot;" office:value-type="string" office:string-value="TargetClass:'geany_allEditorBg'," calcext:value-type="string">
            <text:p>TargetClass:'geany_allEditorBg',</text:p>
          </table:table-cell>
          <table:table-cell table:formula="of:=&quot;fg:'&quot;&amp;[Init.G2]&amp;&quot;',&quot;" office:value-type="string" office:string-value="fg:'#000000'," calcext:value-type="string">
            <text:p>fg:'#000000',</text:p>
          </table:table-cell>
          <table:table-cell table:formula="of:=&quot;bg:'&quot;&amp;[Init.H2]&amp;&quot;',&quot;" office:value-type="string" office:string-value="bg:'#DAF2F2'," calcext:value-type="string">
            <text:p>bg:'#DAF2F2',</text:p>
          </table:table-cell>
          <table:table-cell table:formula="of:=&quot;isBold:&quot;&amp;[Init.J2]&amp;&quot;,&quot;" office:value-type="string" office:string-value="isBold:false," calcext:value-type="string">
            <text:p>isBold:false,</text:p>
          </table:table-cell>
          <table:table-cell table:formula="of:=&quot;isItalic:&quot;&amp;[Init.M2]&amp;&quot; },&quot;" office:value-type="string" office:string-value="isItalic:false }," calcext:value-type="string">
            <text:p>isItalic:false },</text:p>
          </table:table-cell>
          <table:table-cell/>
          <table:table-cell table:formula="of:=[.B2]&amp;[.C2]&amp;&quot; &quot;&amp;[.D2]&amp;&quot; &quot;&amp;[.E2]&amp;&quot; &quot;&amp;[.F2]&amp;&quot; &quot;&amp;[.G2]&amp;&quot; &quot;&amp;[.H2]&amp;&quot; &quot;&amp;[.I2]" office:value-type="string" office:string-value="0:{ id:'allEditorBg', on:'1', TargetClass:'geany_allEditorBg', fg:'#000000', bg:'#DAF2F2', isBold:false, isItalic:false }," calcext:value-type="string">
            <text:p>0:{ id:'allEditorBg', on:'1', TargetClass:'geany_allEditorBg', fg:'#000000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1:</text:p>
          </table:table-cell>
          <table:table-cell table:formula="of:=&quot;{ id:'&quot;&amp;[Init.A12]&amp;&quot;',&quot;" office:value-type="string" office:string-value="{ id:'character'," calcext:value-type="string">
            <text:p>{ id:'characte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2]&amp;&quot;',&quot;" office:value-type="string" office:string-value="TargetClass:'geany_character'," calcext:value-type="string">
            <text:p>TargetClass:'geany_character',</text:p>
          </table:table-cell>
          <table:table-cell table:formula="of:=&quot;fg:'&quot;&amp;[Init.G12]&amp;&quot;',&quot;" office:value-type="string" office:string-value="fg:'#FFFFFF'," calcext:value-type="string">
            <text:p>fg:'#FFFFFF',</text:p>
          </table:table-cell>
          <table:table-cell table:formula="of:=&quot;bg:'&quot;&amp;[Init.H12]&amp;&quot;',&quot;" office:value-type="string" office:string-value="bg:'#B7CCCC'," calcext:value-type="string">
            <text:p>bg:'#B7CCCC',</text:p>
          </table:table-cell>
          <table:table-cell table:formula="of:=&quot;isBold:&quot;&amp;[Init.J12]&amp;&quot;,&quot;" office:value-type="string" office:string-value="isBold:false," calcext:value-type="string">
            <text:p>isBold:false,</text:p>
          </table:table-cell>
          <table:table-cell table:formula="of:=&quot;isItalic:&quot;&amp;[Init.M12]&amp;&quot; },&quot;" office:value-type="string" office:string-value="isItalic:false }," calcext:value-type="string">
            <text:p>isItalic:false },</text:p>
          </table:table-cell>
          <table:table-cell/>
          <table:table-cell table:formula="of:=[.B3]&amp;[.C3]&amp;&quot; &quot;&amp;[.D3]&amp;&quot; &quot;&amp;[.E3]&amp;&quot; &quot;&amp;[.F3]&amp;&quot; &quot;&amp;[.G3]&amp;&quot; &quot;&amp;[.H3]&amp;&quot; &quot;&amp;[.I3]" office:value-type="string" office:string-value="1:{ id:'character', on:'0', TargetClass:'geany_character', fg:'#FFFFFF', bg:'#B7CCCC', isBold:false, isItalic:false }," calcext:value-type="string">
            <text:p>1:{ id:'character', on:'0', TargetClass:'geany_character', fg:'#FFFFFF', bg:'#B7CCCC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2:</text:p>
          </table:table-cell>
          <table:table-cell table:formula="of:=&quot;{ id:'&quot;&amp;[Init.A36]&amp;&quot;',&quot;" office:value-type="string" office:string-value="{ id:'comment_doc_keyword'," calcext:value-type="string">
            <text:p>{ id:'comment_doc_keywor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6]&amp;&quot;',&quot;" office:value-type="string" office:string-value="TargetClass:'geany_comment_doc_keyword'," calcext:value-type="string">
            <text:p>TargetClass:'geany_comment_doc_keyword',</text:p>
          </table:table-cell>
          <table:table-cell table:formula="of:=&quot;fg:'&quot;&amp;[Init.G36]&amp;&quot;',&quot;" office:value-type="string" office:string-value="fg:'#000000'," calcext:value-type="string">
            <text:p>fg:'#000000',</text:p>
          </table:table-cell>
          <table:table-cell table:formula="of:=&quot;bg:'&quot;&amp;[Init.H36]&amp;&quot;',&quot;" office:value-type="string" office:string-value="bg:'#000000'," calcext:value-type="string">
            <text:p>bg:'#000000',</text:p>
          </table:table-cell>
          <table:table-cell table:formula="of:=&quot;isBold:&quot;&amp;[Init.J36]&amp;&quot;,&quot;" office:value-type="string" office:string-value="isBold:false," calcext:value-type="string">
            <text:p>isBold:false,</text:p>
          </table:table-cell>
          <table:table-cell table:formula="of:=&quot;isItalic:&quot;&amp;[Init.M36]&amp;&quot; },&quot;" office:value-type="string" office:string-value="isItalic:false }," calcext:value-type="string">
            <text:p>isItalic:false },</text:p>
          </table:table-cell>
          <table:table-cell/>
          <table:table-cell table:formula="of:=[.B4]&amp;[.C4]&amp;&quot; &quot;&amp;[.D4]&amp;&quot; &quot;&amp;[.E4]&amp;&quot; &quot;&amp;[.F4]&amp;&quot; &quot;&amp;[.G4]&amp;&quot; &quot;&amp;[.H4]&amp;&quot; &quot;&amp;[.I4]" office:value-type="string" office:string-value="2:{ id:'comment_doc_keyword', on:'0', TargetClass:'geany_comment_doc_keyword', fg:'#000000', bg:'#000000', isBold:false, isItalic:false }," calcext:value-type="string">
            <text:p>2:{ id:'comment_doc_keyword', on:'0', TargetClass:'geany_comment_doc_keyword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3:</text:p>
          </table:table-cell>
          <table:table-cell table:formula="of:=&quot;{ id:'&quot;&amp;[Init.A7]&amp;&quot;',&quot;" office:value-type="string" office:string-value="{ id:'brace_bad'," calcext:value-type="string">
            <text:p>{ id:'brace_ba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7]&amp;&quot;',&quot;" office:value-type="string" office:string-value="TargetClass:'geany_brace_bad'," calcext:value-type="string">
            <text:p>TargetClass:'geany_brace_bad',</text:p>
          </table:table-cell>
          <table:table-cell table:formula="of:=&quot;fg:'&quot;&amp;[Init.G7]&amp;&quot;',&quot;" office:value-type="string" office:string-value="fg:'#000000'," calcext:value-type="string">
            <text:p>fg:'#000000',</text:p>
          </table:table-cell>
          <table:table-cell table:formula="of:=&quot;bg:'&quot;&amp;[Init.H7]&amp;&quot;',&quot;" office:value-type="string" office:string-value="bg:'#00FF00'," calcext:value-type="string">
            <text:p>bg:'#00FF00',</text:p>
          </table:table-cell>
          <table:table-cell table:formula="of:=&quot;isBold:&quot;&amp;[Init.J7]&amp;&quot;,&quot;" office:value-type="string" office:string-value="isBold:false," calcext:value-type="string">
            <text:p>isBold:false,</text:p>
          </table:table-cell>
          <table:table-cell table:formula="of:=&quot;isItalic:&quot;&amp;[Init.M7]&amp;&quot; },&quot;" office:value-type="string" office:string-value="isItalic:false }," calcext:value-type="string">
            <text:p>isItalic:false },</text:p>
          </table:table-cell>
          <table:table-cell/>
          <table:table-cell table:formula="of:=[.B5]&amp;[.C5]&amp;&quot; &quot;&amp;[.D5]&amp;&quot; &quot;&amp;[.E5]&amp;&quot; &quot;&amp;[.F5]&amp;&quot; &quot;&amp;[.G5]&amp;&quot; &quot;&amp;[.H5]&amp;&quot; &quot;&amp;[.I5]" office:value-type="string" office:string-value="3:{ id:'brace_bad', on:'0', TargetClass:'geany_brace_bad', fg:'#000000', bg:'#00FF00', isBold:false, isItalic:false }," calcext:value-type="string">
            <text:p>3:{ id:'brace_bad', on:'0', TargetClass:'geany_brace_bad', fg:'#000000', bg:'#00FF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4:</text:p>
          </table:table-cell>
          <table:table-cell table:formula="of:=&quot;{ id:'&quot;&amp;[Init.A8]&amp;&quot;',&quot;" office:value-type="string" office:string-value="{ id:'brace_good'," calcext:value-type="string">
            <text:p>{ id:'brace_goo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8]&amp;&quot;',&quot;" office:value-type="string" office:string-value="TargetClass:'geany_brace_good'," calcext:value-type="string">
            <text:p>TargetClass:'geany_brace_good',</text:p>
          </table:table-cell>
          <table:table-cell table:formula="of:=&quot;fg:'&quot;&amp;[Init.G8]&amp;&quot;',&quot;" office:value-type="string" office:string-value="fg:'#FFFFFF'," calcext:value-type="string">
            <text:p>fg:'#FFFFFF',</text:p>
          </table:table-cell>
          <table:table-cell table:formula="of:=&quot;bg:'&quot;&amp;[Init.H8]&amp;&quot;',&quot;" office:value-type="string" office:string-value="bg:'#FF00FF'," calcext:value-type="string">
            <text:p>bg:'#FF00FF',</text:p>
          </table:table-cell>
          <table:table-cell table:formula="of:=&quot;isBold:&quot;&amp;[Init.J8]&amp;&quot;,&quot;" office:value-type="string" office:string-value="isBold:false," calcext:value-type="string">
            <text:p>isBold:false,</text:p>
          </table:table-cell>
          <table:table-cell table:formula="of:=&quot;isItalic:&quot;&amp;[Init.M8]&amp;&quot; },&quot;" office:value-type="string" office:string-value="isItalic:false }," calcext:value-type="string">
            <text:p>isItalic:false },</text:p>
          </table:table-cell>
          <table:table-cell/>
          <table:table-cell table:formula="of:=[.B6]&amp;[.C6]&amp;&quot; &quot;&amp;[.D6]&amp;&quot; &quot;&amp;[.E6]&amp;&quot; &quot;&amp;[.F6]&amp;&quot; &quot;&amp;[.G6]&amp;&quot; &quot;&amp;[.H6]&amp;&quot; &quot;&amp;[.I6]" office:value-type="string" office:string-value="4:{ id:'brace_good', on:'0', TargetClass:'geany_brace_good', fg:'#FFFFFF', bg:'#FF00FF', isBold:false, isItalic:false }," calcext:value-type="string">
            <text:p>4:{ id:'brace_good', on:'0', TargetClass:'geany_brace_good', fg:'#FFFFFF', bg:'#FF00FF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5:</text:p>
          </table:table-cell>
          <table:table-cell table:formula="of:=&quot;{ id:'&quot;&amp;[Init.A37]&amp;&quot;',&quot;" office:value-type="string" office:string-value="{ id:'comment_doc_keyword_error'," calcext:value-type="string">
            <text:p>{ id:'comment_doc_keyword_erro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37]&amp;&quot;',&quot;" office:value-type="string" office:string-value="TargetClass:'geany_comment_doc_keyword_error'," calcext:value-type="string">
            <text:p>TargetClass:'geany_comment_doc_keyword_error',</text:p>
          </table:table-cell>
          <table:table-cell table:formula="of:=&quot;fg:'&quot;&amp;[Init.G37]&amp;&quot;',&quot;" office:value-type="string" office:string-value="fg:'#000000'," calcext:value-type="string">
            <text:p>fg:'#000000',</text:p>
          </table:table-cell>
          <table:table-cell table:formula="of:=&quot;bg:'&quot;&amp;[Init.H37]&amp;&quot;',&quot;" office:value-type="string" office:string-value="bg:'#000000'," calcext:value-type="string">
            <text:p>bg:'#000000',</text:p>
          </table:table-cell>
          <table:table-cell table:formula="of:=&quot;isBold:&quot;&amp;[Init.J37]&amp;&quot;,&quot;" office:value-type="string" office:string-value="isBold:false," calcext:value-type="string">
            <text:p>isBold:false,</text:p>
          </table:table-cell>
          <table:table-cell table:formula="of:=&quot;isItalic:&quot;&amp;[Init.M37]&amp;&quot; },&quot;" office:value-type="string" office:string-value="isItalic:false }," calcext:value-type="string">
            <text:p>isItalic:false },</text:p>
          </table:table-cell>
          <table:table-cell/>
          <table:table-cell table:formula="of:=[.B7]&amp;[.C7]&amp;&quot; &quot;&amp;[.D7]&amp;&quot; &quot;&amp;[.E7]&amp;&quot; &quot;&amp;[.F7]&amp;&quot; &quot;&amp;[.G7]&amp;&quot; &quot;&amp;[.H7]&amp;&quot; &quot;&amp;[.I7]" office:value-type="string" office:string-value="5:{ id:'comment_doc_keyword_error', on:'1', TargetClass:'geany_comment_doc_keyword_error', fg:'#000000', bg:'#000000', isBold:false, isItalic:false }," calcext:value-type="string">
            <text:p>5:{ id:'comment_doc_keyword_error', on:'1', TargetClass:'geany_comment_doc_keyword_error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6:</text:p>
          </table:table-cell>
          <table:table-cell table:formula="of:=&quot;{ id:'&quot;&amp;[Init.A5]&amp;&quot;',&quot;" office:value-type="string" office:string-value="{ id:'caret'," calcext:value-type="string">
            <text:p>{ id:'caret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]&amp;&quot;',&quot;" office:value-type="string" office:string-value="TargetClass:'geany_caret'," calcext:value-type="string">
            <text:p>TargetClass:'geany_caret',</text:p>
          </table:table-cell>
          <table:table-cell table:formula="of:=&quot;fg:'&quot;&amp;[Init.G5]&amp;&quot;',&quot;" office:value-type="string" office:string-value="fg:'#802000'," calcext:value-type="string">
            <text:p>fg:'#802000',</text:p>
          </table:table-cell>
          <table:table-cell table:formula="of:=&quot;bg:'&quot;&amp;[Init.H5]&amp;&quot;',&quot;" office:value-type="string" office:string-value="bg:'#FFFFFF'," calcext:value-type="string">
            <text:p>bg:'#FFFFFF',</text:p>
          </table:table-cell>
          <table:table-cell table:formula="of:=&quot;isBold:&quot;&amp;[Init.J5]&amp;&quot;,&quot;" office:value-type="string" office:string-value="isBold:true," calcext:value-type="string">
            <text:p>isBold:true,</text:p>
          </table:table-cell>
          <table:table-cell table:formula="of:=&quot;isItalic:&quot;&amp;[Init.M5]&amp;&quot; },&quot;" office:value-type="string" office:string-value="isItalic:false }," calcext:value-type="string">
            <text:p>isItalic:false },</text:p>
          </table:table-cell>
          <table:table-cell/>
          <table:table-cell table:formula="of:=[.B8]&amp;[.C8]&amp;&quot; &quot;&amp;[.D8]&amp;&quot; &quot;&amp;[.E8]&amp;&quot; &quot;&amp;[.F8]&amp;&quot; &quot;&amp;[.G8]&amp;&quot; &quot;&amp;[.H8]&amp;&quot; &quot;&amp;[.I8]" office:value-type="string" office:string-value="6:{ id:'caret', on:'1', TargetClass:'geany_caret', fg:'#802000', bg:'#FFFFFF', isBold:true, isItalic:false }," calcext:value-type="string">
            <text:p>6:{ id:'caret', on:'1', TargetClass:'geany_caret', fg:'#802000', bg:'#FFFFFF', isBold:true, isItalic:false },</text:p>
          </table:table-cell>
        </table:table-row>
        <table:table-row table:style-name="ro2">
          <table:table-cell/>
          <table:table-cell office:value-type="string" calcext:value-type="string">
            <text:p>7:</text:p>
          </table:table-cell>
          <table:table-cell table:formula="of:=&quot;{ id:'&quot;&amp;[Init.A13]&amp;&quot;',&quot;" office:value-type="string" office:string-value="{ id:'class'," calcext:value-type="string">
            <text:p>{ id:'class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3]&amp;&quot;',&quot;" office:value-type="string" office:string-value="TargetClass:'geany_class'," calcext:value-type="string">
            <text:p>TargetClass:'geany_class',</text:p>
          </table:table-cell>
          <table:table-cell table:formula="of:=&quot;fg:'&quot;&amp;[Init.G13]&amp;&quot;',&quot;" office:value-type="string" office:string-value="fg:'#000000'," calcext:value-type="string">
            <text:p>fg:'#000000',</text:p>
          </table:table-cell>
          <table:table-cell table:formula="of:=&quot;bg:'&quot;&amp;[Init.H13]&amp;&quot;',&quot;" office:value-type="string" office:string-value="bg:'#DAF2F2'," calcext:value-type="string">
            <text:p>bg:'#DAF2F2',</text:p>
          </table:table-cell>
          <table:table-cell table:formula="of:=&quot;isBold:&quot;&amp;[Init.J13]&amp;&quot;,&quot;" office:value-type="string" office:string-value="isBold:false," calcext:value-type="string">
            <text:p>isBold:false,</text:p>
          </table:table-cell>
          <table:table-cell table:formula="of:=&quot;isItalic:&quot;&amp;[Init.M13]&amp;&quot; },&quot;" office:value-type="string" office:string-value="isItalic:false }," calcext:value-type="string">
            <text:p>isItalic:false },</text:p>
          </table:table-cell>
          <table:table-cell/>
          <table:table-cell table:formula="of:=[.B9]&amp;[.C9]&amp;&quot; &quot;&amp;[.D9]&amp;&quot; &quot;&amp;[.E9]&amp;&quot; &quot;&amp;[.F9]&amp;&quot; &quot;&amp;[.G9]&amp;&quot; &quot;&amp;[.H9]&amp;&quot; &quot;&amp;[.I9]" office:value-type="string" office:string-value="7:{ id:'class', on:'1', TargetClass:'geany_class', fg:'#000000', bg:'#DAF2F2', isBold:false, isItalic:false }," calcext:value-type="string">
            <text:p>7:{ id:'class', on:'1', TargetClass:'geany_class', fg:'#000000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8:</text:p>
          </table:table-cell>
          <table:table-cell table:formula="of:=&quot;{ id:'&quot;&amp;[Init.A14]&amp;&quot;',&quot;" office:value-type="string" office:string-value="{ id:'comment'," calcext:value-type="string">
            <text:p>{ id:'comment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4]&amp;&quot;',&quot;" office:value-type="string" office:string-value="TargetClass:'geany_comment'," calcext:value-type="string">
            <text:p>TargetClass:'geany_comment',</text:p>
          </table:table-cell>
          <table:table-cell table:formula="of:=&quot;fg:'&quot;&amp;[Init.G14]&amp;&quot;',&quot;" office:value-type="string" office:string-value="fg:'#007080'," calcext:value-type="string">
            <text:p>fg:'#007080',</text:p>
          </table:table-cell>
          <table:table-cell table:formula="of:=&quot;bg:'&quot;&amp;[Init.H14]&amp;&quot;',&quot;" office:value-type="string" office:string-value="bg:'#CEE5E5'," calcext:value-type="string">
            <text:p>bg:'#CEE5E5',</text:p>
          </table:table-cell>
          <table:table-cell table:formula="of:=&quot;isBold:&quot;&amp;[Init.J14]&amp;&quot;,&quot;" office:value-type="string" office:string-value="isBold:false," calcext:value-type="string">
            <text:p>isBold:false,</text:p>
          </table:table-cell>
          <table:table-cell table:formula="of:=&quot;isItalic:&quot;&amp;[Init.M14]&amp;&quot; },&quot;" office:value-type="string" office:string-value="isItalic:true }," calcext:value-type="string">
            <text:p>isItalic:true },</text:p>
          </table:table-cell>
          <table:table-cell/>
          <table:table-cell table:formula="of:=[.B10]&amp;[.C10]&amp;&quot; &quot;&amp;[.D10]&amp;&quot; &quot;&amp;[.E10]&amp;&quot; &quot;&amp;[.F10]&amp;&quot; &quot;&amp;[.G10]&amp;&quot; &quot;&amp;[.H10]&amp;&quot; &quot;&amp;[.I10]" office:value-type="string" office:string-value="8:{ id:'comment', on:'1', TargetClass:'geany_comment', fg:'#007080', bg:'#CEE5E5', isBold:false, isItalic:true }," calcext:value-type="string">
            <text:p>8:{ id:'comment', on:'1', TargetClass:'geany_comment', fg:'#007080', bg:'#CEE5E5', isBold:false, isItalic:true },</text:p>
          </table:table-cell>
        </table:table-row>
        <table:table-row table:style-name="ro2">
          <table:table-cell/>
          <table:table-cell office:value-type="string" calcext:value-type="string">
            <text:p>9:</text:p>
          </table:table-cell>
          <table:table-cell table:formula="of:=&quot;{ id:'&quot;&amp;[Init.A15]&amp;&quot;',&quot;" office:value-type="string" office:string-value="{ id:'comment_line'," calcext:value-type="string">
            <text:p>{ id:'comment_lin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5]&amp;&quot;',&quot;" office:value-type="string" office:string-value="TargetClass:'geany_comment_line'," calcext:value-type="string">
            <text:p>TargetClass:'geany_comment_line',</text:p>
          </table:table-cell>
          <table:table-cell table:formula="of:=&quot;fg:'&quot;&amp;[Init.G15]&amp;&quot;',&quot;" office:value-type="string" office:string-value="fg:'#007080'," calcext:value-type="string">
            <text:p>fg:'#007080',</text:p>
          </table:table-cell>
          <table:table-cell table:formula="of:=&quot;bg:'&quot;&amp;[Init.H15]&amp;&quot;',&quot;" office:value-type="string" office:string-value="bg:'#CEE5E5'," calcext:value-type="string">
            <text:p>bg:'#CEE5E5',</text:p>
          </table:table-cell>
          <table:table-cell table:formula="of:=&quot;isBold:&quot;&amp;[Init.J15]&amp;&quot;,&quot;" office:value-type="string" office:string-value="isBold:false," calcext:value-type="string">
            <text:p>isBold:false,</text:p>
          </table:table-cell>
          <table:table-cell table:formula="of:=&quot;isItalic:&quot;&amp;[Init.M15]&amp;&quot; },&quot;" office:value-type="string" office:string-value="isItalic:true }," calcext:value-type="string">
            <text:p>isItalic:true },</text:p>
          </table:table-cell>
          <table:table-cell/>
          <table:table-cell table:formula="of:=[.B11]&amp;[.C11]&amp;&quot; &quot;&amp;[.D11]&amp;&quot; &quot;&amp;[.E11]&amp;&quot; &quot;&amp;[.F11]&amp;&quot; &quot;&amp;[.G11]&amp;&quot; &quot;&amp;[.H11]&amp;&quot; &quot;&amp;[.I11]" office:value-type="string" office:string-value="9:{ id:'comment_line', on:'0', TargetClass:'geany_comment_line', fg:'#007080', bg:'#CEE5E5', isBold:false, isItalic:true }," calcext:value-type="string">
            <text:p>9:{ id:'comment_line', on:'0', TargetClass:'geany_comment_line', fg:'#007080', bg:'#CEE5E5', isBold:false, isItalic:true },</text:p>
          </table:table-cell>
        </table:table-row>
        <table:table-row table:style-name="ro2">
          <table:table-cell/>
          <table:table-cell office:value-type="string" calcext:value-type="string">
            <text:p>10:</text:p>
          </table:table-cell>
          <table:table-cell table:formula="of:=&quot;{ id:'&quot;&amp;[Init.A38]&amp;&quot;',&quot;" office:value-type="string" office:string-value="{ id:'comment_line_doc'," calcext:value-type="string">
            <text:p>{ id:'comment_line_doc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8]&amp;&quot;',&quot;" office:value-type="string" office:string-value="TargetClass:'geany_comment_line_doc'," calcext:value-type="string">
            <text:p>TargetClass:'geany_comment_line_doc',</text:p>
          </table:table-cell>
          <table:table-cell table:formula="of:=&quot;fg:'&quot;&amp;[Init.G38]&amp;&quot;',&quot;" office:value-type="string" office:string-value="fg:'#000000'," calcext:value-type="string">
            <text:p>fg:'#000000',</text:p>
          </table:table-cell>
          <table:table-cell table:formula="of:=&quot;bg:'&quot;&amp;[Init.H38]&amp;&quot;',&quot;" office:value-type="string" office:string-value="bg:'#000000'," calcext:value-type="string">
            <text:p>bg:'#000000',</text:p>
          </table:table-cell>
          <table:table-cell table:formula="of:=&quot;isBold:&quot;&amp;[Init.J38]&amp;&quot;,&quot;" office:value-type="string" office:string-value="isBold:false," calcext:value-type="string">
            <text:p>isBold:false,</text:p>
          </table:table-cell>
          <table:table-cell table:formula="of:=&quot;isItalic:&quot;&amp;[Init.M38]&amp;&quot; },&quot;" office:value-type="string" office:string-value="isItalic:false }," calcext:value-type="string">
            <text:p>isItalic:false },</text:p>
          </table:table-cell>
          <table:table-cell/>
          <table:table-cell table:formula="of:=[.B12]&amp;[.C12]&amp;&quot; &quot;&amp;[.D12]&amp;&quot; &quot;&amp;[.E12]&amp;&quot; &quot;&amp;[.F12]&amp;&quot; &quot;&amp;[.G12]&amp;&quot; &quot;&amp;[.H12]&amp;&quot; &quot;&amp;[.I12]" office:value-type="string" office:string-value="10:{ id:'comment_line_doc', on:'0', TargetClass:'geany_comment_line_doc', fg:'#000000', bg:'#000000', isBold:false, isItalic:false }," calcext:value-type="string">
            <text:p>10:{ id:'comment_line_doc', on:'0', TargetClass:'geany_comment_line_doc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11:</text:p>
          </table:table-cell>
          <table:table-cell table:formula="of:=&quot;{ id:'&quot;&amp;[Init.A39]&amp;&quot;',&quot;" office:value-type="string" office:string-value="{ id:'decorator'," calcext:value-type="string">
            <text:p>{ id:'decorato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9]&amp;&quot;',&quot;" office:value-type="string" office:string-value="TargetClass:'geany_decorator'," calcext:value-type="string">
            <text:p>TargetClass:'geany_decorator',</text:p>
          </table:table-cell>
          <table:table-cell table:formula="of:=&quot;fg:'&quot;&amp;[Init.G39]&amp;&quot;',&quot;" office:value-type="string" office:string-value="fg:'#000000'," calcext:value-type="string">
            <text:p>fg:'#000000',</text:p>
          </table:table-cell>
          <table:table-cell table:formula="of:=&quot;bg:'&quot;&amp;[Init.H39]&amp;&quot;',&quot;" office:value-type="string" office:string-value="bg:'#000000'," calcext:value-type="string">
            <text:p>bg:'#000000',</text:p>
          </table:table-cell>
          <table:table-cell table:formula="of:=&quot;isBold:&quot;&amp;[Init.J39]&amp;&quot;,&quot;" office:value-type="string" office:string-value="isBold:false," calcext:value-type="string">
            <text:p>isBold:false,</text:p>
          </table:table-cell>
          <table:table-cell table:formula="of:=&quot;isItalic:&quot;&amp;[Init.M39]&amp;&quot; },&quot;" office:value-type="string" office:string-value="isItalic:false }," calcext:value-type="string">
            <text:p>isItalic:false },</text:p>
          </table:table-cell>
          <table:table-cell/>
          <table:table-cell table:formula="of:=[.B13]&amp;[.C13]&amp;&quot; &quot;&amp;[.D13]&amp;&quot; &quot;&amp;[.E13]&amp;&quot; &quot;&amp;[.F13]&amp;&quot; &quot;&amp;[.G13]&amp;&quot; &quot;&amp;[.H13]&amp;&quot; &quot;&amp;[.I13]" office:value-type="string" office:string-value="11:{ id:'decorator', on:'0', TargetClass:'geany_decorator', fg:'#000000', bg:'#000000', isBold:false, isItalic:false }," calcext:value-type="string">
            <text:p>11:{ id:'decorator', on:'0', TargetClass:'geany_decorator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12:</text:p>
          </table:table-cell>
          <table:table-cell table:formula="of:=&quot;{ id:'&quot;&amp;[Init.A40]&amp;&quot;',&quot;" office:value-type="string" office:string-value="{ id:'function'," calcext:value-type="string">
            <text:p>{ id:'function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0]&amp;&quot;',&quot;" office:value-type="string" office:string-value="TargetClass:'geany_function'," calcext:value-type="string">
            <text:p>TargetClass:'geany_function',</text:p>
          </table:table-cell>
          <table:table-cell table:formula="of:=&quot;fg:'&quot;&amp;[Init.G40]&amp;&quot;',&quot;" office:value-type="string" office:string-value="fg:'#000000'," calcext:value-type="string">
            <text:p>fg:'#000000',</text:p>
          </table:table-cell>
          <table:table-cell table:formula="of:=&quot;bg:'&quot;&amp;[Init.H40]&amp;&quot;',&quot;" office:value-type="string" office:string-value="bg:'#000000'," calcext:value-type="string">
            <text:p>bg:'#000000',</text:p>
          </table:table-cell>
          <table:table-cell table:formula="of:=&quot;isBold:&quot;&amp;[Init.J40]&amp;&quot;,&quot;" office:value-type="string" office:string-value="isBold:false," calcext:value-type="string">
            <text:p>isBold:false,</text:p>
          </table:table-cell>
          <table:table-cell table:formula="of:=&quot;isItalic:&quot;&amp;[Init.M40]&amp;&quot; },&quot;" office:value-type="string" office:string-value="isItalic:false }," calcext:value-type="string">
            <text:p>isItalic:false },</text:p>
          </table:table-cell>
          <table:table-cell/>
          <table:table-cell table:formula="of:=[.B14]&amp;[.C14]&amp;&quot; &quot;&amp;[.D14]&amp;&quot; &quot;&amp;[.E14]&amp;&quot; &quot;&amp;[.F14]&amp;&quot; &quot;&amp;[.G14]&amp;&quot; &quot;&amp;[.H14]&amp;&quot; &quot;&amp;[.I14]" office:value-type="string" office:string-value="12:{ id:'function', on:'1', TargetClass:'geany_function', fg:'#000000', bg:'#000000', isBold:false, isItalic:false }," calcext:value-type="string">
            <text:p>12:{ id:'function', on:'1', TargetClass:'geany_function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13:</text:p>
          </table:table-cell>
          <table:table-cell table:formula="of:=&quot;{ id:'&quot;&amp;[Init.A16]&amp;&quot;',&quot;" office:value-type="string" office:string-value="{ id:'identifier'," calcext:value-type="string">
            <text:p>{ id:'identifie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6]&amp;&quot;',&quot;" office:value-type="string" office:string-value="TargetClass:'geany_identifier'," calcext:value-type="string">
            <text:p>TargetClass:'geany_identifier',</text:p>
          </table:table-cell>
          <table:table-cell table:formula="of:=&quot;fg:'&quot;&amp;[Init.G16]&amp;&quot;',&quot;" office:value-type="string" office:string-value="fg:'#6F5F7F'," calcext:value-type="string">
            <text:p>fg:'#6F5F7F',</text:p>
          </table:table-cell>
          <table:table-cell table:formula="of:=&quot;bg:'&quot;&amp;[Init.H16]&amp;&quot;',&quot;" office:value-type="string" office:string-value="bg:'#DAF2F2'," calcext:value-type="string">
            <text:p>bg:'#DAF2F2',</text:p>
          </table:table-cell>
          <table:table-cell table:formula="of:=&quot;isBold:&quot;&amp;[Init.J16]&amp;&quot;,&quot;" office:value-type="string" office:string-value="isBold:false," calcext:value-type="string">
            <text:p>isBold:false,</text:p>
          </table:table-cell>
          <table:table-cell table:formula="of:=&quot;isItalic:&quot;&amp;[Init.M16]&amp;&quot; },&quot;" office:value-type="string" office:string-value="isItalic:false }," calcext:value-type="string">
            <text:p>isItalic:false },</text:p>
          </table:table-cell>
          <table:table-cell/>
          <table:table-cell table:formula="of:=[.B15]&amp;[.C15]&amp;&quot; &quot;&amp;[.D15]&amp;&quot; &quot;&amp;[.E15]&amp;&quot; &quot;&amp;[.F15]&amp;&quot; &quot;&amp;[.G15]&amp;&quot; &quot;&amp;[.H15]&amp;&quot; &quot;&amp;[.I15]" office:value-type="string" office:string-value="13:{ id:'identifier', on:'0', TargetClass:'geany_identifier', fg:'#6F5F7F', bg:'#DAF2F2', isBold:false, isItalic:false }," calcext:value-type="string">
            <text:p>13:{ id:'identifier', on:'0', TargetClass:'geany_identifier', fg:'#6F5F7F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14:</text:p>
          </table:table-cell>
          <table:table-cell table:formula="of:=&quot;{ id:'&quot;&amp;[Init.A41]&amp;&quot;',&quot;" office:value-type="string" office:string-value="{ id:'here_doc'," calcext:value-type="string">
            <text:p>{ id:'here_doc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1]&amp;&quot;',&quot;" office:value-type="string" office:string-value="TargetClass:'geany_here_doc'," calcext:value-type="string">
            <text:p>TargetClass:'geany_here_doc',</text:p>
          </table:table-cell>
          <table:table-cell table:formula="of:=&quot;fg:'&quot;&amp;[Init.G41]&amp;&quot;',&quot;" office:value-type="string" office:string-value="fg:'#000000'," calcext:value-type="string">
            <text:p>fg:'#000000',</text:p>
          </table:table-cell>
          <table:table-cell table:formula="of:=&quot;bg:'&quot;&amp;[Init.H41]&amp;&quot;',&quot;" office:value-type="string" office:string-value="bg:'#000000'," calcext:value-type="string">
            <text:p>bg:'#000000',</text:p>
          </table:table-cell>
          <table:table-cell table:formula="of:=&quot;isBold:&quot;&amp;[Init.J41]&amp;&quot;,&quot;" office:value-type="string" office:string-value="isBold:false," calcext:value-type="string">
            <text:p>isBold:false,</text:p>
          </table:table-cell>
          <table:table-cell table:formula="of:=&quot;isItalic:&quot;&amp;[Init.M41]&amp;&quot; },&quot;" office:value-type="string" office:string-value="isItalic:false }," calcext:value-type="string">
            <text:p>isItalic:false },</text:p>
          </table:table-cell>
          <table:table-cell/>
          <table:table-cell table:formula="of:=[.B16]&amp;[.C16]&amp;&quot; &quot;&amp;[.D16]&amp;&quot; &quot;&amp;[.E16]&amp;&quot; &quot;&amp;[.F16]&amp;&quot; &quot;&amp;[.G16]&amp;&quot; &quot;&amp;[.H16]&amp;&quot; &quot;&amp;[.I16]" office:value-type="string" office:string-value="14:{ id:'here_doc', on:'1', TargetClass:'geany_here_doc', fg:'#000000', bg:'#000000', isBold:false, isItalic:false }," calcext:value-type="string">
            <text:p>14:{ id:'here_doc', on:'1', TargetClass:'geany_here_doc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15:</text:p>
          </table:table-cell>
          <table:table-cell table:formula="of:=&quot;{ id:'&quot;&amp;[Init.A6]&amp;&quot;',&quot;" office:value-type="string" office:string-value="{ id:'current_line'," calcext:value-type="string">
            <text:p>{ id:'current_lin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6]&amp;&quot;',&quot;" office:value-type="string" office:string-value="TargetClass:'geany_current_line'," calcext:value-type="string">
            <text:p>TargetClass:'geany_current_line',</text:p>
          </table:table-cell>
          <table:table-cell table:formula="of:=&quot;fg:'&quot;&amp;[Init.G6]&amp;&quot;',&quot;" office:value-type="string" office:string-value="fg:'#000000'," calcext:value-type="string">
            <text:p>fg:'#000000',</text:p>
          </table:table-cell>
          <table:table-cell table:formula="of:=&quot;bg:'&quot;&amp;[Init.H6]&amp;&quot;',&quot;" office:value-type="string" office:string-value="bg:'#FFFFC0'," calcext:value-type="string">
            <text:p>bg:'#FFFFC0',</text:p>
          </table:table-cell>
          <table:table-cell table:formula="of:=&quot;isBold:&quot;&amp;[Init.J6]&amp;&quot;,&quot;" office:value-type="string" office:string-value="isBold:false," calcext:value-type="string">
            <text:p>isBold:false,</text:p>
          </table:table-cell>
          <table:table-cell table:formula="of:=&quot;isItalic:&quot;&amp;[Init.M6]&amp;&quot; },&quot;" office:value-type="string" office:string-value="isItalic:false }," calcext:value-type="string">
            <text:p>isItalic:false },</text:p>
          </table:table-cell>
          <table:table-cell/>
          <table:table-cell table:formula="of:=[.B17]&amp;[.C17]&amp;&quot; &quot;&amp;[.D17]&amp;&quot; &quot;&amp;[.E17]&amp;&quot; &quot;&amp;[.F17]&amp;&quot; &quot;&amp;[.G17]&amp;&quot; &quot;&amp;[.H17]&amp;&quot; &quot;&amp;[.I17]" office:value-type="string" office:string-value="15:{ id:'current_line', on:'0', TargetClass:'geany_current_line', fg:'#000000', bg:'#FFFFC0', isBold:false, isItalic:false }," calcext:value-type="string">
            <text:p>15:{ id:'current_line', on:'0', TargetClass:'geany_current_line', fg:'#000000', bg:'#FFFFC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16:</text:p>
          </table:table-cell>
          <table:table-cell table:formula="of:=&quot;{ id:'&quot;&amp;[Init.A43]&amp;&quot;',&quot;" office:value-type="string" office:string-value="{ id:'identifier_3'," calcext:value-type="string">
            <text:p>{ id:'identifier_3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3]&amp;&quot;',&quot;" office:value-type="string" office:string-value="TargetClass:'geany_identifier_3'," calcext:value-type="string">
            <text:p>TargetClass:'geany_identifier_3',</text:p>
          </table:table-cell>
          <table:table-cell table:formula="of:=&quot;fg:'&quot;&amp;[Init.G43]&amp;&quot;',&quot;" office:value-type="string" office:string-value="fg:'#000000'," calcext:value-type="string">
            <text:p>fg:'#000000',</text:p>
          </table:table-cell>
          <table:table-cell table:formula="of:=&quot;bg:'&quot;&amp;[Init.H43]&amp;&quot;',&quot;" office:value-type="string" office:string-value="bg:'#000000'," calcext:value-type="string">
            <text:p>bg:'#000000',</text:p>
          </table:table-cell>
          <table:table-cell table:formula="of:=&quot;isBold:&quot;&amp;[Init.J43]&amp;&quot;,&quot;" office:value-type="string" office:string-value="isBold:false," calcext:value-type="string">
            <text:p>isBold:false,</text:p>
          </table:table-cell>
          <table:table-cell table:formula="of:=&quot;isItalic:&quot;&amp;[Init.M43]&amp;&quot; },&quot;" office:value-type="string" office:string-value="isItalic:false }," calcext:value-type="string">
            <text:p>isItalic:false },</text:p>
          </table:table-cell>
          <table:table-cell/>
          <table:table-cell table:formula="of:=[.B18]&amp;[.C18]&amp;&quot; &quot;&amp;[.D18]&amp;&quot; &quot;&amp;[.E18]&amp;&quot; &quot;&amp;[.F18]&amp;&quot; &quot;&amp;[.G18]&amp;&quot; &quot;&amp;[.H18]&amp;&quot; &quot;&amp;[.I18]" office:value-type="string" office:string-value="16:{ id:'identifier_3', on:'1', TargetClass:'geany_identifier_3', fg:'#000000', bg:'#000000', isBold:false, isItalic:false }," calcext:value-type="string">
            <text:p>16:{ id:'identifier_3', on:'1', TargetClass:'geany_identifier_3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17:</text:p>
          </table:table-cell>
          <table:table-cell table:formula="of:=&quot;{ id:'&quot;&amp;[Init.A3]&amp;&quot;',&quot;" office:value-type="string" office:string-value="{ id:'default'," calcext:value-type="string">
            <text:p>{ id:'default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]&amp;&quot;',&quot;" office:value-type="string" office:string-value="TargetClass:'geany_default'," calcext:value-type="string">
            <text:p>TargetClass:'geany_default',</text:p>
          </table:table-cell>
          <table:table-cell table:formula="of:=&quot;fg:'&quot;&amp;[Init.G3]&amp;&quot;',&quot;" office:value-type="string" office:string-value="fg:'#000000'," calcext:value-type="string">
            <text:p>fg:'#000000',</text:p>
          </table:table-cell>
          <table:table-cell table:formula="of:=&quot;bg:'&quot;&amp;[Init.H3]&amp;&quot;',&quot;" office:value-type="string" office:string-value="bg:'#DAF2F2'," calcext:value-type="string">
            <text:p>bg:'#DAF2F2',</text:p>
          </table:table-cell>
          <table:table-cell table:formula="of:=&quot;isBold:&quot;&amp;[Init.J3]&amp;&quot;,&quot;" office:value-type="string" office:string-value="isBold:false," calcext:value-type="string">
            <text:p>isBold:false,</text:p>
          </table:table-cell>
          <table:table-cell table:formula="of:=&quot;isItalic:&quot;&amp;[Init.M3]&amp;&quot; },&quot;" office:value-type="string" office:string-value="isItalic:false }," calcext:value-type="string">
            <text:p>isItalic:false },</text:p>
          </table:table-cell>
          <table:table-cell/>
          <table:table-cell table:formula="of:=[.B19]&amp;[.C19]&amp;&quot; &quot;&amp;[.D19]&amp;&quot; &quot;&amp;[.E19]&amp;&quot; &quot;&amp;[.F19]&amp;&quot; &quot;&amp;[.G19]&amp;&quot; &quot;&amp;[.H19]&amp;&quot; &quot;&amp;[.I19]" office:value-type="string" office:string-value="17:{ id:'default', on:'0', TargetClass:'geany_default', fg:'#000000', bg:'#DAF2F2', isBold:false, isItalic:false }," calcext:value-type="string">
            <text:p>17:{ id:'default', on:'0', TargetClass:'geany_default', fg:'#000000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18:</text:p>
          </table:table-cell>
          <table:table-cell table:formula="of:=&quot;{ id:'&quot;&amp;[Init.A34]&amp;&quot;',&quot;" office:value-type="string" office:string-value="{ id:'call_tips'," calcext:value-type="string">
            <text:p>{ id:'call_tips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4]&amp;&quot;',&quot;" office:value-type="string" office:string-value="TargetClass:'geany_call_tips'," calcext:value-type="string">
            <text:p>TargetClass:'geany_call_tips',</text:p>
          </table:table-cell>
          <table:table-cell table:formula="of:=&quot;fg:'&quot;&amp;[Init.G34]&amp;&quot;',&quot;" office:value-type="string" office:string-value="fg:'#000000'," calcext:value-type="string">
            <text:p>fg:'#000000',</text:p>
          </table:table-cell>
          <table:table-cell table:formula="of:=&quot;bg:'&quot;&amp;[Init.H34]&amp;&quot;',&quot;" office:value-type="string" office:string-value="bg:'#000000'," calcext:value-type="string">
            <text:p>bg:'#000000',</text:p>
          </table:table-cell>
          <table:table-cell table:formula="of:=&quot;isBold:&quot;&amp;[Init.J34]&amp;&quot;,&quot;" office:value-type="string" office:string-value="isBold:false," calcext:value-type="string">
            <text:p>isBold:false,</text:p>
          </table:table-cell>
          <table:table-cell table:formula="of:=&quot;isItalic:&quot;&amp;[Init.M34]&amp;&quot; },&quot;" office:value-type="string" office:string-value="isItalic:false }," calcext:value-type="string">
            <text:p>isItalic:false },</text:p>
          </table:table-cell>
          <table:table-cell/>
          <table:table-cell table:formula="of:=[.B20]&amp;[.C20]&amp;&quot; &quot;&amp;[.D20]&amp;&quot; &quot;&amp;[.E20]&amp;&quot; &quot;&amp;[.F20]&amp;&quot; &quot;&amp;[.G20]&amp;&quot; &quot;&amp;[.H20]&amp;&quot; &quot;&amp;[.I20]" office:value-type="string" office:string-value="18:{ id:'call_tips', on:'0', TargetClass:'geany_call_tips', fg:'#000000', bg:'#000000', isBold:false, isItalic:false }," calcext:value-type="string">
            <text:p>18:{ id:'call_tips', on:'0', TargetClass:'geany_call_tips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19:</text:p>
          </table:table-cell>
          <table:table-cell table:formula="of:=&quot;{ id:'&quot;&amp;[Init.A46]&amp;&quot;',&quot;" office:value-type="string" office:string-value="{ id:'keyword'," calcext:value-type="string">
            <text:p>{ id:'keywor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6]&amp;&quot;',&quot;" office:value-type="string" office:string-value="TargetClass:'geany_keyword'," calcext:value-type="string">
            <text:p>TargetClass:'geany_keyword',</text:p>
          </table:table-cell>
          <table:table-cell table:formula="of:=&quot;fg:'&quot;&amp;[Init.G46]&amp;&quot;',&quot;" office:value-type="string" office:string-value="fg:'#000000'," calcext:value-type="string">
            <text:p>fg:'#000000',</text:p>
          </table:table-cell>
          <table:table-cell table:formula="of:=&quot;bg:'&quot;&amp;[Init.H46]&amp;&quot;',&quot;" office:value-type="string" office:string-value="bg:'#000000'," calcext:value-type="string">
            <text:p>bg:'#000000',</text:p>
          </table:table-cell>
          <table:table-cell table:formula="of:=&quot;isBold:&quot;&amp;[Init.J46]&amp;&quot;,&quot;" office:value-type="string" office:string-value="isBold:false," calcext:value-type="string">
            <text:p>isBold:false,</text:p>
          </table:table-cell>
          <table:table-cell table:formula="of:=&quot;isItalic:&quot;&amp;[Init.M46]&amp;&quot; },&quot;" office:value-type="string" office:string-value="isItalic:false }," calcext:value-type="string">
            <text:p>isItalic:false },</text:p>
          </table:table-cell>
          <table:table-cell/>
          <table:table-cell table:formula="of:=[.B21]&amp;[.C21]&amp;&quot; &quot;&amp;[.D21]&amp;&quot; &quot;&amp;[.E21]&amp;&quot; &quot;&amp;[.F21]&amp;&quot; &quot;&amp;[.G21]&amp;&quot; &quot;&amp;[.H21]&amp;&quot; &quot;&amp;[.I21]" office:value-type="string" office:string-value="19:{ id:'keyword', on:'0', TargetClass:'geany_keyword', fg:'#000000', bg:'#000000', isBold:false, isItalic:false }," calcext:value-type="string">
            <text:p>19:{ id:'keyword', on:'0', TargetClass:'geany_keyword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20:</text:p>
          </table:table-cell>
          <table:table-cell table:formula="of:=&quot;{ id:'&quot;&amp;[Init.A47]&amp;&quot;',&quot;" office:value-type="string" office:string-value="{ id:'keyword_3'," calcext:value-type="string">
            <text:p>{ id:'keyword_3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7]&amp;&quot;',&quot;" office:value-type="string" office:string-value="TargetClass:'geany_keyword_3'," calcext:value-type="string">
            <text:p>TargetClass:'geany_keyword_3',</text:p>
          </table:table-cell>
          <table:table-cell table:formula="of:=&quot;fg:'&quot;&amp;[Init.G47]&amp;&quot;',&quot;" office:value-type="string" office:string-value="fg:'#000000'," calcext:value-type="string">
            <text:p>fg:'#000000',</text:p>
          </table:table-cell>
          <table:table-cell table:formula="of:=&quot;bg:'&quot;&amp;[Init.H47]&amp;&quot;',&quot;" office:value-type="string" office:string-value="bg:'#000000'," calcext:value-type="string">
            <text:p>bg:'#000000',</text:p>
          </table:table-cell>
          <table:table-cell table:formula="of:=&quot;isBold:&quot;&amp;[Init.J47]&amp;&quot;,&quot;" office:value-type="string" office:string-value="isBold:false," calcext:value-type="string">
            <text:p>isBold:false,</text:p>
          </table:table-cell>
          <table:table-cell table:formula="of:=&quot;isItalic:&quot;&amp;[Init.M47]&amp;&quot; },&quot;" office:value-type="string" office:string-value="isItalic:false }," calcext:value-type="string">
            <text:p>isItalic:false },</text:p>
          </table:table-cell>
          <table:table-cell/>
          <table:table-cell table:formula="of:=[.B22]&amp;[.C22]&amp;&quot; &quot;&amp;[.D22]&amp;&quot; &quot;&amp;[.E22]&amp;&quot; &quot;&amp;[.F22]&amp;&quot; &quot;&amp;[.G22]&amp;&quot; &quot;&amp;[.H22]&amp;&quot; &quot;&amp;[.I22]" office:value-type="string" office:string-value="20:{ id:'keyword_3', on:'1', TargetClass:'geany_keyword_3', fg:'#000000', bg:'#000000', isBold:false, isItalic:false }," calcext:value-type="string">
            <text:p>20:{ id:'keyword_3', on:'1', TargetClass:'geany_keyword_3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21:</text:p>
          </table:table-cell>
          <table:table-cell table:formula="of:=&quot;{ id:'&quot;&amp;[Init.A17]&amp;&quot;',&quot;" office:value-type="string" office:string-value="{ id:'identifier_1'," calcext:value-type="string">
            <text:p>{ id:'identifier_1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7]&amp;&quot;',&quot;" office:value-type="string" office:string-value="TargetClass:'geany_identifier_1'," calcext:value-type="string">
            <text:p>TargetClass:'geany_identifier_1',</text:p>
          </table:table-cell>
          <table:table-cell table:formula="of:=&quot;fg:'&quot;&amp;[Init.G17]&amp;&quot;',&quot;" office:value-type="string" office:string-value="fg:'#FF7E7E'," calcext:value-type="string">
            <text:p>fg:'#FF7E7E',</text:p>
          </table:table-cell>
          <table:table-cell table:formula="of:=&quot;bg:'&quot;&amp;[Init.H17]&amp;&quot;',&quot;" office:value-type="string" office:string-value="bg:'#DAF2F2'," calcext:value-type="string">
            <text:p>bg:'#DAF2F2',</text:p>
          </table:table-cell>
          <table:table-cell table:formula="of:=&quot;isBold:&quot;&amp;[Init.J17]&amp;&quot;,&quot;" office:value-type="string" office:string-value="isBold:false," calcext:value-type="string">
            <text:p>isBold:false,</text:p>
          </table:table-cell>
          <table:table-cell table:formula="of:=&quot;isItalic:&quot;&amp;[Init.M17]&amp;&quot; },&quot;" office:value-type="string" office:string-value="isItalic:true }," calcext:value-type="string">
            <text:p>isItalic:true },</text:p>
          </table:table-cell>
          <table:table-cell/>
          <table:table-cell table:formula="of:=[.B23]&amp;[.C23]&amp;&quot; &quot;&amp;[.D23]&amp;&quot; &quot;&amp;[.E23]&amp;&quot; &quot;&amp;[.F23]&amp;&quot; &quot;&amp;[.G23]&amp;&quot; &quot;&amp;[.H23]&amp;&quot; &quot;&amp;[.I23]" office:value-type="string" office:string-value="21:{ id:'identifier_1', on:'1', TargetClass:'geany_identifier_1', fg:'#FF7E7E', bg:'#DAF2F2', isBold:false, isItalic:true }," calcext:value-type="string">
            <text:p>21:{ id:'identifier_1', on:'1', TargetClass:'geany_identifier_1', fg:'#FF7E7E', bg:'#DAF2F2', isBold:false, isItalic:true },</text:p>
          </table:table-cell>
        </table:table-row>
        <table:table-row table:style-name="ro2">
          <table:table-cell/>
          <table:table-cell office:value-type="string" calcext:value-type="string">
            <text:p>22:</text:p>
          </table:table-cell>
          <table:table-cell table:formula="of:=&quot;{ id:'&quot;&amp;[Init.A18]&amp;&quot;',&quot;" office:value-type="string" office:string-value="{ id:'keyword_1'," calcext:value-type="string">
            <text:p>{ id:'keyword_1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8]&amp;&quot;',&quot;" office:value-type="string" office:string-value="TargetClass:'geany_keyword_1'," calcext:value-type="string">
            <text:p>TargetClass:'geany_keyword_1',</text:p>
          </table:table-cell>
          <table:table-cell table:formula="of:=&quot;fg:'&quot;&amp;[Init.G18]&amp;&quot;',&quot;" office:value-type="string" office:string-value="fg:'#000080'," calcext:value-type="string">
            <text:p>fg:'#000080',</text:p>
          </table:table-cell>
          <table:table-cell table:formula="of:=&quot;bg:'&quot;&amp;[Init.H18]&amp;&quot;',&quot;" office:value-type="string" office:string-value="bg:'#DAF2F2'," calcext:value-type="string">
            <text:p>bg:'#DAF2F2',</text:p>
          </table:table-cell>
          <table:table-cell table:formula="of:=&quot;isBold:&quot;&amp;[Init.J18]&amp;&quot;,&quot;" office:value-type="string" office:string-value="isBold:true," calcext:value-type="string">
            <text:p>isBold:true,</text:p>
          </table:table-cell>
          <table:table-cell table:formula="of:=&quot;isItalic:&quot;&amp;[Init.M18]&amp;&quot; },&quot;" office:value-type="string" office:string-value="isItalic:false }," calcext:value-type="string">
            <text:p>isItalic:false },</text:p>
          </table:table-cell>
          <table:table-cell/>
          <table:table-cell table:formula="of:=[.B24]&amp;[.C24]&amp;&quot; &quot;&amp;[.D24]&amp;&quot; &quot;&amp;[.E24]&amp;&quot; &quot;&amp;[.F24]&amp;&quot; &quot;&amp;[.G24]&amp;&quot; &quot;&amp;[.H24]&amp;&quot; &quot;&amp;[.I24]" office:value-type="string" office:string-value="22:{ id:'keyword_1', on:'0', TargetClass:'geany_keyword_1', fg:'#000080', bg:'#DAF2F2', isBold:true, isItalic:false }," calcext:value-type="string">
            <text:p>22:{ id:'keyword_1', on:'0', TargetClass:'geany_keyword_1', fg:'#000080', bg:'#DAF2F2', isBold:true, isItalic:false },</text:p>
          </table:table-cell>
        </table:table-row>
        <table:table-row table:style-name="ro2">
          <table:table-cell/>
          <table:table-cell office:value-type="string" calcext:value-type="string">
            <text:p>23:</text:p>
          </table:table-cell>
          <table:table-cell table:formula="of:=&quot;{ id:'&quot;&amp;[Init.A50]&amp;&quot;',&quot;" office:value-type="string" office:string-value="{ id:'marker_line'," calcext:value-type="string">
            <text:p>{ id:'marker_lin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0]&amp;&quot;',&quot;" office:value-type="string" office:string-value="TargetClass:'geany_marker_line'," calcext:value-type="string">
            <text:p>TargetClass:'geany_marker_line',</text:p>
          </table:table-cell>
          <table:table-cell table:formula="of:=&quot;fg:'&quot;&amp;[Init.G50]&amp;&quot;',&quot;" office:value-type="string" office:string-value="fg:'#000000'," calcext:value-type="string">
            <text:p>fg:'#000000',</text:p>
          </table:table-cell>
          <table:table-cell table:formula="of:=&quot;bg:'&quot;&amp;[Init.H50]&amp;&quot;',&quot;" office:value-type="string" office:string-value="bg:'#000000'," calcext:value-type="string">
            <text:p>bg:'#000000',</text:p>
          </table:table-cell>
          <table:table-cell table:formula="of:=&quot;isBold:&quot;&amp;[Init.J50]&amp;&quot;,&quot;" office:value-type="string" office:string-value="isBold:false," calcext:value-type="string">
            <text:p>isBold:false,</text:p>
          </table:table-cell>
          <table:table-cell table:formula="of:=&quot;isItalic:&quot;&amp;[Init.M50]&amp;&quot; },&quot;" office:value-type="string" office:string-value="isItalic:false }," calcext:value-type="string">
            <text:p>isItalic:false },</text:p>
          </table:table-cell>
          <table:table-cell/>
          <table:table-cell table:formula="of:=[.B25]&amp;[.C25]&amp;&quot; &quot;&amp;[.D25]&amp;&quot; &quot;&amp;[.E25]&amp;&quot; &quot;&amp;[.F25]&amp;&quot; &quot;&amp;[.G25]&amp;&quot; &quot;&amp;[.H25]&amp;&quot; &quot;&amp;[.I25]" office:value-type="string" office:string-value="23:{ id:'marker_line', on:'0', TargetClass:'geany_marker_line', fg:'#000000', bg:'#000000', isBold:false, isItalic:false }," calcext:value-type="string">
            <text:p>23:{ id:'marker_line', on:'0', TargetClass:'geany_marker_line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24:</text:p>
          </table:table-cell>
          <table:table-cell table:formula="of:=&quot;{ id:'&quot;&amp;[Init.A51]&amp;&quot;',&quot;" office:value-type="string" office:string-value="{ id:'marker_mark'," calcext:value-type="string">
            <text:p>{ id:'marker_mark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1]&amp;&quot;',&quot;" office:value-type="string" office:string-value="TargetClass:'geany_marker_mark'," calcext:value-type="string">
            <text:p>TargetClass:'geany_marker_mark',</text:p>
          </table:table-cell>
          <table:table-cell table:formula="of:=&quot;fg:'&quot;&amp;[Init.G51]&amp;&quot;',&quot;" office:value-type="string" office:string-value="fg:'#000000'," calcext:value-type="string">
            <text:p>fg:'#000000',</text:p>
          </table:table-cell>
          <table:table-cell table:formula="of:=&quot;bg:'&quot;&amp;[Init.H51]&amp;&quot;',&quot;" office:value-type="string" office:string-value="bg:'#000000'," calcext:value-type="string">
            <text:p>bg:'#000000',</text:p>
          </table:table-cell>
          <table:table-cell table:formula="of:=&quot;isBold:&quot;&amp;[Init.J51]&amp;&quot;,&quot;" office:value-type="string" office:string-value="isBold:false," calcext:value-type="string">
            <text:p>isBold:false,</text:p>
          </table:table-cell>
          <table:table-cell table:formula="of:=&quot;isItalic:&quot;&amp;[Init.M51]&amp;&quot; },&quot;" office:value-type="string" office:string-value="isItalic:false }," calcext:value-type="string">
            <text:p>isItalic:false },</text:p>
          </table:table-cell>
          <table:table-cell/>
          <table:table-cell table:formula="of:=[.B26]&amp;[.C26]&amp;&quot; &quot;&amp;[.D26]&amp;&quot; &quot;&amp;[.E26]&amp;&quot; &quot;&amp;[.F26]&amp;&quot; &quot;&amp;[.G26]&amp;&quot; &quot;&amp;[.H26]&amp;&quot; &quot;&amp;[.I26]" office:value-type="string" office:string-value="24:{ id:'marker_mark', on:'0', TargetClass:'geany_marker_mark', fg:'#000000', bg:'#000000', isBold:false, isItalic:false }," calcext:value-type="string">
            <text:p>24:{ id:'marker_mark', on:'0', TargetClass:'geany_marker_mark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25:</text:p>
          </table:table-cell>
          <table:table-cell table:formula="of:=&quot;{ id:'&quot;&amp;[Init.A52]&amp;&quot;',&quot;" office:value-type="string" office:string-value="{ id:'marker_search'," calcext:value-type="string">
            <text:p>{ id:'marker_search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2]&amp;&quot;',&quot;" office:value-type="string" office:string-value="TargetClass:'geany_marker_search'," calcext:value-type="string">
            <text:p>TargetClass:'geany_marker_search',</text:p>
          </table:table-cell>
          <table:table-cell table:formula="of:=&quot;fg:'&quot;&amp;[Init.G52]&amp;&quot;',&quot;" office:value-type="string" office:string-value="fg:'#000000'," calcext:value-type="string">
            <text:p>fg:'#000000',</text:p>
          </table:table-cell>
          <table:table-cell table:formula="of:=&quot;bg:'&quot;&amp;[Init.H52]&amp;&quot;',&quot;" office:value-type="string" office:string-value="bg:'#000000'," calcext:value-type="string">
            <text:p>bg:'#000000',</text:p>
          </table:table-cell>
          <table:table-cell table:formula="of:=&quot;isBold:&quot;&amp;[Init.J52]&amp;&quot;,&quot;" office:value-type="string" office:string-value="isBold:false," calcext:value-type="string">
            <text:p>isBold:false,</text:p>
          </table:table-cell>
          <table:table-cell table:formula="of:=&quot;isItalic:&quot;&amp;[Init.M52]&amp;&quot; },&quot;" office:value-type="string" office:string-value="isItalic:false }," calcext:value-type="string">
            <text:p>isItalic:false },</text:p>
          </table:table-cell>
          <table:table-cell/>
          <table:table-cell table:formula="of:=[.B27]&amp;[.C27]&amp;&quot; &quot;&amp;[.D27]&amp;&quot; &quot;&amp;[.E27]&amp;&quot; &quot;&amp;[.F27]&amp;&quot; &quot;&amp;[.G27]&amp;&quot; &quot;&amp;[.H27]&amp;&quot; &quot;&amp;[.I27]" office:value-type="string" office:string-value="25:{ id:'marker_search', on:'0', TargetClass:'geany_marker_search', fg:'#000000', bg:'#000000', isBold:false, isItalic:false }," calcext:value-type="string">
            <text:p>25:{ id:'marker_search', on:'0', TargetClass:'geany_marker_search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26:</text:p>
          </table:table-cell>
          <table:table-cell table:formula="of:=&quot;{ id:'&quot;&amp;[Init.A53]&amp;&quot;',&quot;" office:value-type="string" office:string-value="{ id:'number'," calcext:value-type="string">
            <text:p>{ id:'numb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3]&amp;&quot;',&quot;" office:value-type="string" office:string-value="TargetClass:'geany_number'," calcext:value-type="string">
            <text:p>TargetClass:'geany_number',</text:p>
          </table:table-cell>
          <table:table-cell table:formula="of:=&quot;fg:'&quot;&amp;[Init.G53]&amp;&quot;',&quot;" office:value-type="string" office:string-value="fg:'#000000'," calcext:value-type="string">
            <text:p>fg:'#000000',</text:p>
          </table:table-cell>
          <table:table-cell table:formula="of:=&quot;bg:'&quot;&amp;[Init.H53]&amp;&quot;',&quot;" office:value-type="string" office:string-value="bg:'#000000'," calcext:value-type="string">
            <text:p>bg:'#000000',</text:p>
          </table:table-cell>
          <table:table-cell table:formula="of:=&quot;isBold:&quot;&amp;[Init.J53]&amp;&quot;,&quot;" office:value-type="string" office:string-value="isBold:false," calcext:value-type="string">
            <text:p>isBold:false,</text:p>
          </table:table-cell>
          <table:table-cell table:formula="of:=&quot;isItalic:&quot;&amp;[Init.M53]&amp;&quot; },&quot;" office:value-type="string" office:string-value="isItalic:false }," calcext:value-type="string">
            <text:p>isItalic:false },</text:p>
          </table:table-cell>
          <table:table-cell/>
          <table:table-cell table:formula="of:=[.B28]&amp;[.C28]&amp;&quot; &quot;&amp;[.D28]&amp;&quot; &quot;&amp;[.E28]&amp;&quot; &quot;&amp;[.F28]&amp;&quot; &quot;&amp;[.G28]&amp;&quot; &quot;&amp;[.H28]&amp;&quot; &quot;&amp;[.I28]" office:value-type="string" office:string-value="26:{ id:'number', on:'1', TargetClass:'geany_number', fg:'#000000', bg:'#000000', isBold:false, isItalic:false }," calcext:value-type="string">
            <text:p>26:{ id:'number', on:'1', TargetClass:'geany_number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27:</text:p>
          </table:table-cell>
          <table:table-cell table:formula="of:=&quot;{ id:'&quot;&amp;[Init.A54]&amp;&quot;',&quot;" office:value-type="string" office:string-value="{ id:'parameter'," calcext:value-type="string">
            <text:p>{ id:'paramet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4]&amp;&quot;',&quot;" office:value-type="string" office:string-value="TargetClass:'geany_parameter'," calcext:value-type="string">
            <text:p>TargetClass:'geany_parameter',</text:p>
          </table:table-cell>
          <table:table-cell table:formula="of:=&quot;fg:'&quot;&amp;[Init.G54]&amp;&quot;',&quot;" office:value-type="string" office:string-value="fg:'#000000'," calcext:value-type="string">
            <text:p>fg:'#000000',</text:p>
          </table:table-cell>
          <table:table-cell table:formula="of:=&quot;bg:'&quot;&amp;[Init.H54]&amp;&quot;',&quot;" office:value-type="string" office:string-value="bg:'#000000'," calcext:value-type="string">
            <text:p>bg:'#000000',</text:p>
          </table:table-cell>
          <table:table-cell table:formula="of:=&quot;isBold:&quot;&amp;[Init.J54]&amp;&quot;,&quot;" office:value-type="string" office:string-value="isBold:false," calcext:value-type="string">
            <text:p>isBold:false,</text:p>
          </table:table-cell>
          <table:table-cell table:formula="of:=&quot;isItalic:&quot;&amp;[Init.M54]&amp;&quot; },&quot;" office:value-type="string" office:string-value="isItalic:false }," calcext:value-type="string">
            <text:p>isItalic:false },</text:p>
          </table:table-cell>
          <table:table-cell/>
          <table:table-cell table:formula="of:=[.B29]&amp;[.C29]&amp;&quot; &quot;&amp;[.D29]&amp;&quot; &quot;&amp;[.E29]&amp;&quot; &quot;&amp;[.F29]&amp;&quot; &quot;&amp;[.G29]&amp;&quot; &quot;&amp;[.H29]&amp;&quot; &quot;&amp;[.I29]" office:value-type="string" office:string-value="27:{ id:'parameter', on:'1', TargetClass:'geany_parameter', fg:'#000000', bg:'#000000', isBold:false, isItalic:false }," calcext:value-type="string">
            <text:p>27:{ id:'parameter', on:'1', TargetClass:'geany_parameter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28:</text:p>
          </table:table-cell>
          <table:table-cell table:formula="of:=&quot;{ id:'&quot;&amp;[Init.A19]&amp;&quot;',&quot;" office:value-type="string" office:string-value="{ id:'keyword_2'," calcext:value-type="string">
            <text:p>{ id:'keyword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9]&amp;&quot;',&quot;" office:value-type="string" office:string-value="TargetClass:'geany_keyword_2'," calcext:value-type="string">
            <text:p>TargetClass:'geany_keyword_2',</text:p>
          </table:table-cell>
          <table:table-cell table:formula="of:=&quot;fg:'&quot;&amp;[Init.G19]&amp;&quot;',&quot;" office:value-type="string" office:string-value="fg:'#7F0055'," calcext:value-type="string">
            <text:p>fg:'#7F0055',</text:p>
          </table:table-cell>
          <table:table-cell table:formula="of:=&quot;bg:'&quot;&amp;[Init.H19]&amp;&quot;',&quot;" office:value-type="string" office:string-value="bg:'#DAF2F2'," calcext:value-type="string">
            <text:p>bg:'#DAF2F2',</text:p>
          </table:table-cell>
          <table:table-cell table:formula="of:=&quot;isBold:&quot;&amp;[Init.J19]&amp;&quot;,&quot;" office:value-type="string" office:string-value="isBold:false," calcext:value-type="string">
            <text:p>isBold:false,</text:p>
          </table:table-cell>
          <table:table-cell table:formula="of:=&quot;isItalic:&quot;&amp;[Init.M19]&amp;&quot; },&quot;" office:value-type="string" office:string-value="isItalic:false }," calcext:value-type="string">
            <text:p>isItalic:false },</text:p>
          </table:table-cell>
          <table:table-cell/>
          <table:table-cell table:formula="of:=[.B30]&amp;[.C30]&amp;&quot; &quot;&amp;[.D30]&amp;&quot; &quot;&amp;[.E30]&amp;&quot; &quot;&amp;[.F30]&amp;&quot; &quot;&amp;[.G30]&amp;&quot; &quot;&amp;[.H30]&amp;&quot; &quot;&amp;[.I30]" office:value-type="string" office:string-value="28:{ id:'keyword_2', on:'0', TargetClass:'geany_keyword_2', fg:'#7F0055', bg:'#DAF2F2', isBold:false, isItalic:false }," calcext:value-type="string">
            <text:p>28:{ id:'keyword_2', on:'0', TargetClass:'geany_keyword_2', fg:'#7F0055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29:</text:p>
          </table:table-cell>
          <table:table-cell table:formula="of:=&quot;{ id:'&quot;&amp;[Init.A20]&amp;&quot;',&quot;" office:value-type="string" office:string-value="{ id:'number_1'," calcext:value-type="string">
            <text:p>{ id:'number_1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0]&amp;&quot;',&quot;" office:value-type="string" office:string-value="TargetClass:'geany_number_1'," calcext:value-type="string">
            <text:p>TargetClass:'geany_number_1',</text:p>
          </table:table-cell>
          <table:table-cell table:formula="of:=&quot;fg:'&quot;&amp;[Init.G20]&amp;&quot;',&quot;" office:value-type="string" office:string-value="fg:'#800080'," calcext:value-type="string">
            <text:p>fg:'#800080',</text:p>
          </table:table-cell>
          <table:table-cell table:formula="of:=&quot;bg:'&quot;&amp;[Init.H20]&amp;&quot;',&quot;" office:value-type="string" office:string-value="bg:'#DAF2F2'," calcext:value-type="string">
            <text:p>bg:'#DAF2F2',</text:p>
          </table:table-cell>
          <table:table-cell table:formula="of:=&quot;isBold:&quot;&amp;[Init.J20]&amp;&quot;,&quot;" office:value-type="string" office:string-value="isBold:false," calcext:value-type="string">
            <text:p>isBold:false,</text:p>
          </table:table-cell>
          <table:table-cell table:formula="of:=&quot;isItalic:&quot;&amp;[Init.M20]&amp;&quot; },&quot;" office:value-type="string" office:string-value="isItalic:false }," calcext:value-type="string">
            <text:p>isItalic:false },</text:p>
          </table:table-cell>
          <table:table-cell/>
          <table:table-cell table:formula="of:=[.B31]&amp;[.C31]&amp;&quot; &quot;&amp;[.D31]&amp;&quot; &quot;&amp;[.E31]&amp;&quot; &quot;&amp;[.F31]&amp;&quot; &quot;&amp;[.G31]&amp;&quot; &quot;&amp;[.H31]&amp;&quot; &quot;&amp;[.I31]" office:value-type="string" office:string-value="29:{ id:'number_1', on:'0', TargetClass:'geany_number_1', fg:'#800080', bg:'#DAF2F2', isBold:false, isItalic:false }," calcext:value-type="string">
            <text:p>29:{ id:'number_1', on:'0', TargetClass:'geany_number_1', fg:'#800080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30:</text:p>
          </table:table-cell>
          <table:table-cell table:formula="of:=&quot;{ id:'&quot;&amp;[Init.A57]&amp;&quot;',&quot;" office:value-type="string" office:string-value="{ id:'string_eol'," calcext:value-type="string">
            <text:p>{ id:'string_eol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7]&amp;&quot;',&quot;" office:value-type="string" office:string-value="TargetClass:'geany_string_eol'," calcext:value-type="string">
            <text:p>TargetClass:'geany_string_eol',</text:p>
          </table:table-cell>
          <table:table-cell table:formula="of:=&quot;fg:'&quot;&amp;[Init.G57]&amp;&quot;',&quot;" office:value-type="string" office:string-value="fg:'#000000'," calcext:value-type="string">
            <text:p>fg:'#000000',</text:p>
          </table:table-cell>
          <table:table-cell table:formula="of:=&quot;bg:'&quot;&amp;[Init.H57]&amp;&quot;',&quot;" office:value-type="string" office:string-value="bg:'#000000'," calcext:value-type="string">
            <text:p>bg:'#000000',</text:p>
          </table:table-cell>
          <table:table-cell table:formula="of:=&quot;isBold:&quot;&amp;[Init.J57]&amp;&quot;,&quot;" office:value-type="string" office:string-value="isBold:false," calcext:value-type="string">
            <text:p>isBold:false,</text:p>
          </table:table-cell>
          <table:table-cell table:formula="of:=&quot;isItalic:&quot;&amp;[Init.M57]&amp;&quot; },&quot;" office:value-type="string" office:string-value="isItalic:false }," calcext:value-type="string">
            <text:p>isItalic:false },</text:p>
          </table:table-cell>
          <table:table-cell/>
          <table:table-cell table:formula="of:=[.B32]&amp;[.C32]&amp;&quot; &quot;&amp;[.D32]&amp;&quot; &quot;&amp;[.E32]&amp;&quot; &quot;&amp;[.F32]&amp;&quot; &quot;&amp;[.G32]&amp;&quot; &quot;&amp;[.H32]&amp;&quot; &quot;&amp;[.I32]" office:value-type="string" office:string-value="30:{ id:'string_eol', on:'0', TargetClass:'geany_string_eol', fg:'#000000', bg:'#000000', isBold:false, isItalic:false }," calcext:value-type="string">
            <text:p>30:{ id:'string_eol', on:'0', TargetClass:'geany_string_eol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31:</text:p>
          </table:table-cell>
          <table:table-cell table:formula="of:=&quot;{ id:'&quot;&amp;[Init.A58]&amp;&quot;',&quot;" office:value-type="string" office:string-value="{ id:'type'," calcext:value-type="string">
            <text:p>{ id:'typ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8]&amp;&quot;',&quot;" office:value-type="string" office:string-value="TargetClass:'geany_type'," calcext:value-type="string">
            <text:p>TargetClass:'geany_type',</text:p>
          </table:table-cell>
          <table:table-cell table:formula="of:=&quot;fg:'&quot;&amp;[Init.G58]&amp;&quot;',&quot;" office:value-type="string" office:string-value="fg:'#000000'," calcext:value-type="string">
            <text:p>fg:'#000000',</text:p>
          </table:table-cell>
          <table:table-cell table:formula="of:=&quot;bg:'&quot;&amp;[Init.H58]&amp;&quot;',&quot;" office:value-type="string" office:string-value="bg:'#000000'," calcext:value-type="string">
            <text:p>bg:'#000000',</text:p>
          </table:table-cell>
          <table:table-cell table:formula="of:=&quot;isBold:&quot;&amp;[Init.J58]&amp;&quot;,&quot;" office:value-type="string" office:string-value="isBold:false," calcext:value-type="string">
            <text:p>isBold:false,</text:p>
          </table:table-cell>
          <table:table-cell table:formula="of:=&quot;isItalic:&quot;&amp;[Init.M58]&amp;&quot; },&quot;" office:value-type="string" office:string-value="isItalic:false }," calcext:value-type="string">
            <text:p>isItalic:false },</text:p>
          </table:table-cell>
          <table:table-cell/>
          <table:table-cell table:formula="of:=[.B33]&amp;[.C33]&amp;&quot; &quot;&amp;[.D33]&amp;&quot; &quot;&amp;[.E33]&amp;&quot; &quot;&amp;[.F33]&amp;&quot; &quot;&amp;[.G33]&amp;&quot; &quot;&amp;[.H33]&amp;&quot; &quot;&amp;[.I33]" office:value-type="string" office:string-value="31:{ id:'type', on:'0', TargetClass:'geany_type', fg:'#000000', bg:'#000000', isBold:false, isItalic:false }," calcext:value-type="string">
            <text:p>31:{ id:'type', on:'0', TargetClass:'geany_type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32:</text:p>
          </table:table-cell>
          <table:table-cell table:formula="of:=&quot;{ id:'&quot;&amp;[Init.A59]&amp;&quot;',&quot;" office:value-type="string" office:string-value="{ id:'white_space'," calcext:value-type="string">
            <text:p>{ id:'white_space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9]&amp;&quot;',&quot;" office:value-type="string" office:string-value="TargetClass:'geany_white_space'," calcext:value-type="string">
            <text:p>TargetClass:'geany_white_space',</text:p>
          </table:table-cell>
          <table:table-cell table:formula="of:=&quot;fg:'&quot;&amp;[Init.G59]&amp;&quot;',&quot;" office:value-type="string" office:string-value="fg:'#000000'," calcext:value-type="string">
            <text:p>fg:'#000000',</text:p>
          </table:table-cell>
          <table:table-cell table:formula="of:=&quot;bg:'&quot;&amp;[Init.H59]&amp;&quot;',&quot;" office:value-type="string" office:string-value="bg:'#000000'," calcext:value-type="string">
            <text:p>bg:'#000000',</text:p>
          </table:table-cell>
          <table:table-cell table:formula="of:=&quot;isBold:&quot;&amp;[Init.J59]&amp;&quot;,&quot;" office:value-type="string" office:string-value="isBold:false," calcext:value-type="string">
            <text:p>isBold:false,</text:p>
          </table:table-cell>
          <table:table-cell table:formula="of:=&quot;isItalic:&quot;&amp;[Init.M59]&amp;&quot; },&quot;" office:value-type="string" office:string-value="isItalic:false }," calcext:value-type="string">
            <text:p>isItalic:false },</text:p>
          </table:table-cell>
          <table:table-cell/>
          <table:table-cell table:formula="of:=[.B34]&amp;[.C34]&amp;&quot; &quot;&amp;[.D34]&amp;&quot; &quot;&amp;[.E34]&amp;&quot; &quot;&amp;[.F34]&amp;&quot; &quot;&amp;[.G34]&amp;&quot; &quot;&amp;[.H34]&amp;&quot; &quot;&amp;[.I34]" office:value-type="string" office:string-value="32:{ id:'white_space', on:'1', TargetClass:'geany_white_space', fg:'#000000', bg:'#000000', isBold:false, isItalic:false }," calcext:value-type="string">
            <text:p>32:{ id:'white_space', on:'1', TargetClass:'geany_white_space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33:</text:p>
          </table:table-cell>
          <table:table-cell table:formula="of:=&quot;{ id:'&quot;&amp;[Init.A32]&amp;&quot;',&quot;" office:value-type="string" office:string-value="{ id:'margin_line_number'," calcext:value-type="string">
            <text:p>{ id:'margin_line_numb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32]&amp;&quot;',&quot;" office:value-type="string" office:string-value="TargetClass:'geany_margin_line_number'," calcext:value-type="string">
            <text:p>TargetClass:'geany_margin_line_number',</text:p>
          </table:table-cell>
          <table:table-cell table:formula="of:=&quot;fg:'&quot;&amp;[Init.G32]&amp;&quot;',&quot;" office:value-type="string" office:string-value="fg:'#000000'," calcext:value-type="string">
            <text:p>fg:'#000000',</text:p>
          </table:table-cell>
          <table:table-cell table:formula="of:=&quot;bg:'&quot;&amp;[Init.H32]&amp;&quot;',&quot;" office:value-type="string" office:string-value="bg:'#CEE5E5'," calcext:value-type="string">
            <text:p>bg:'#CEE5E5',</text:p>
          </table:table-cell>
          <table:table-cell table:formula="of:=&quot;isBold:&quot;&amp;[Init.J32]&amp;&quot;,&quot;" office:value-type="string" office:string-value="isBold:false," calcext:value-type="string">
            <text:p>isBold:false,</text:p>
          </table:table-cell>
          <table:table-cell table:formula="of:=&quot;isItalic:&quot;&amp;[Init.M32]&amp;&quot; },&quot;" office:value-type="string" office:string-value="isItalic:false }," calcext:value-type="string">
            <text:p>isItalic:false },</text:p>
          </table:table-cell>
          <table:table-cell/>
          <table:table-cell table:formula="of:=[.B35]&amp;[.C35]&amp;&quot; &quot;&amp;[.D35]&amp;&quot; &quot;&amp;[.E35]&amp;&quot; &quot;&amp;[.F35]&amp;&quot; &quot;&amp;[.G35]&amp;&quot; &quot;&amp;[.H35]&amp;&quot; &quot;&amp;[.I35]" office:value-type="string" office:string-value="33:{ id:'margin_line_number', on:'1', TargetClass:'geany_margin_line_number', fg:'#000000', bg:'#CEE5E5', isBold:false, isItalic:false }," calcext:value-type="string">
            <text:p>33:{ id:'margin_line_number', on:'1', TargetClass:'geany_margin_line_number', fg:'#000000', bg:'#CEE5E5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34:</text:p>
          </table:table-cell>
          <table:table-cell table:formula="of:=&quot;{ id:'&quot;&amp;[Init.A33]&amp;&quot;',&quot;" office:value-type="string" office:string-value="{ id:'backtick'," calcext:value-type="string">
            <text:p>{ id:'backtick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3]&amp;&quot;',&quot;" office:value-type="string" office:string-value="TargetClass:'geany_backtick'," calcext:value-type="string">
            <text:p>TargetClass:'geany_backtick',</text:p>
          </table:table-cell>
          <table:table-cell table:formula="of:=&quot;fg:'&quot;&amp;[Init.G33]&amp;&quot;',&quot;" office:value-type="string" office:string-value="fg:'#000000'," calcext:value-type="string">
            <text:p>fg:'#000000',</text:p>
          </table:table-cell>
          <table:table-cell table:formula="of:=&quot;bg:'&quot;&amp;[Init.H33]&amp;&quot;',&quot;" office:value-type="string" office:string-value="bg:'#000000'," calcext:value-type="string">
            <text:p>bg:'#000000',</text:p>
          </table:table-cell>
          <table:table-cell table:formula="of:=&quot;isBold:&quot;&amp;[Init.J33]&amp;&quot;,&quot;" office:value-type="string" office:string-value="isBold:false," calcext:value-type="string">
            <text:p>isBold:false,</text:p>
          </table:table-cell>
          <table:table-cell table:formula="of:=&quot;isItalic:&quot;&amp;[Init.M33]&amp;&quot; },&quot;" office:value-type="string" office:string-value="isItalic:false }," calcext:value-type="string">
            <text:p>isItalic:false },</text:p>
          </table:table-cell>
          <table:table-cell/>
          <table:table-cell table:formula="of:=[.B36]&amp;[.C36]&amp;&quot; &quot;&amp;[.D36]&amp;&quot; &quot;&amp;[.E36]&amp;&quot; &quot;&amp;[.F36]&amp;&quot; &quot;&amp;[.G36]&amp;&quot; &quot;&amp;[.H36]&amp;&quot; &quot;&amp;[.I36]" office:value-type="string" office:string-value="34:{ id:'backtick', on:'0', TargetClass:'geany_backtick', fg:'#000000', bg:'#000000', isBold:false, isItalic:false }," calcext:value-type="string">
            <text:p>34:{ id:'backtick', on:'0', TargetClass:'geany_backtick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35:</text:p>
          </table:table-cell>
          <table:table-cell table:formula="of:=&quot;{ id:'&quot;&amp;[Init.A62]&amp;&quot;',&quot;" office:value-type="string" office:string-value="{ id:''," calcext:value-type="string">
            <text:p>{ id:'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62]&amp;&quot;',&quot;" office:value-type="string" office:string-value="TargetClass:'geany_'," calcext:value-type="string">
            <text:p>TargetClass:'geany_',</text:p>
          </table:table-cell>
          <table:table-cell table:formula="of:=&quot;fg:'&quot;&amp;[Init.G62]&amp;&quot;',&quot;" office:value-type="string" office:string-value="fg:''," calcext:value-type="string">
            <text:p>fg:'',</text:p>
          </table:table-cell>
          <table:table-cell table:formula="of:=&quot;bg:'&quot;&amp;[Init.H62]&amp;&quot;',&quot;" office:value-type="string" office:string-value="bg:''," calcext:value-type="string">
            <text:p>bg:'',</text:p>
          </table:table-cell>
          <table:table-cell table:formula="of:=&quot;isBold:&quot;&amp;[Init.J62]&amp;&quot;,&quot;" office:value-type="string" office:string-value="isBold:," calcext:value-type="string">
            <text:p>isBold:,</text:p>
          </table:table-cell>
          <table:table-cell table:formula="of:=&quot;isItalic:&quot;&amp;[Init.M62]&amp;&quot; },&quot;" office:value-type="string" office:string-value="isItalic: }," calcext:value-type="string">
            <text:p>isItalic: },</text:p>
          </table:table-cell>
          <table:table-cell/>
          <table:table-cell table:formula="of:=[.B37]&amp;[.C37]&amp;&quot; &quot;&amp;[.D37]&amp;&quot; &quot;&amp;[.E37]&amp;&quot; &quot;&amp;[.F37]&amp;&quot; &quot;&amp;[.G37]&amp;&quot; &quot;&amp;[.H37]&amp;&quot; &quot;&amp;[.I37]" office:value-type="string" office:string-value="35:{ id:'', on:'0', TargetClass:'geany_', fg:'', bg:'', isBold:, isItalic: }," calcext:value-type="string">
            <text:p>35:{ id:'', on:'0', TargetClass:'geany_', fg:'', bg:'', isBold:, isItalic: },</text:p>
          </table:table-cell>
        </table:table-row>
        <table:table-row table:style-name="ro2">
          <table:table-cell/>
          <table:table-cell office:value-type="string" calcext:value-type="string">
            <text:p>36:</text:p>
          </table:table-cell>
          <table:table-cell table:formula="of:=&quot;{ id:'&quot;&amp;[Init.A63]&amp;&quot;',&quot;" office:value-type="string" office:string-value="{ id:''," calcext:value-type="string">
            <text:p>{ id:'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63]&amp;&quot;',&quot;" office:value-type="string" office:string-value="TargetClass:'geany_'," calcext:value-type="string">
            <text:p>TargetClass:'geany_',</text:p>
          </table:table-cell>
          <table:table-cell table:formula="of:=&quot;fg:'&quot;&amp;[Init.G63]&amp;&quot;',&quot;" office:value-type="string" office:string-value="fg:''," calcext:value-type="string">
            <text:p>fg:'',</text:p>
          </table:table-cell>
          <table:table-cell table:formula="of:=&quot;bg:'&quot;&amp;[Init.H63]&amp;&quot;',&quot;" office:value-type="string" office:string-value="bg:''," calcext:value-type="string">
            <text:p>bg:'',</text:p>
          </table:table-cell>
          <table:table-cell table:formula="of:=&quot;isBold:&quot;&amp;[Init.J63]&amp;&quot;,&quot;" office:value-type="string" office:string-value="isBold:," calcext:value-type="string">
            <text:p>isBold:,</text:p>
          </table:table-cell>
          <table:table-cell table:formula="of:=&quot;isItalic:&quot;&amp;[Init.M63]&amp;&quot; },&quot;" office:value-type="string" office:string-value="isItalic: }," calcext:value-type="string">
            <text:p>isItalic: },</text:p>
          </table:table-cell>
          <table:table-cell/>
          <table:table-cell table:formula="of:=[.B38]&amp;[.C38]&amp;&quot; &quot;&amp;[.D38]&amp;&quot; &quot;&amp;[.E38]&amp;&quot; &quot;&amp;[.F38]&amp;&quot; &quot;&amp;[.G38]&amp;&quot; &quot;&amp;[.H38]&amp;&quot; &quot;&amp;[.I38]" office:value-type="string" office:string-value="36:{ id:'', on:'0', TargetClass:'geany_', fg:'', bg:'', isBold:, isItalic: }," calcext:value-type="string">
            <text:p>36:{ id:'', on:'0', TargetClass:'geany_', fg:'', bg:'', isBold:, isItalic: },</text:p>
          </table:table-cell>
        </table:table-row>
        <table:table-row table:style-name="ro2">
          <table:table-cell/>
          <table:table-cell office:value-type="string" calcext:value-type="string">
            <text:p>37:</text:p>
          </table:table-cell>
          <table:table-cell table:formula="of:=&quot;{ id:'&quot;&amp;[Init.A64]&amp;&quot;',&quot;" office:value-type="string" office:string-value="{ id:''," calcext:value-type="string">
            <text:p>{ id:'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64]&amp;&quot;',&quot;" office:value-type="string" office:string-value="TargetClass:'geany_'," calcext:value-type="string">
            <text:p>TargetClass:'geany_',</text:p>
          </table:table-cell>
          <table:table-cell table:formula="of:=&quot;fg:'&quot;&amp;[Init.G64]&amp;&quot;',&quot;" office:value-type="string" office:string-value="fg:''," calcext:value-type="string">
            <text:p>fg:'',</text:p>
          </table:table-cell>
          <table:table-cell table:formula="of:=&quot;bg:'&quot;&amp;[Init.H64]&amp;&quot;',&quot;" office:value-type="string" office:string-value="bg:''," calcext:value-type="string">
            <text:p>bg:'',</text:p>
          </table:table-cell>
          <table:table-cell table:formula="of:=&quot;isBold:&quot;&amp;[Init.J64]&amp;&quot;,&quot;" office:value-type="string" office:string-value="isBold:," calcext:value-type="string">
            <text:p>isBold:,</text:p>
          </table:table-cell>
          <table:table-cell table:formula="of:=&quot;isItalic:&quot;&amp;[Init.M64]&amp;&quot; },&quot;" office:value-type="string" office:string-value="isItalic: }," calcext:value-type="string">
            <text:p>isItalic: },</text:p>
          </table:table-cell>
          <table:table-cell/>
          <table:table-cell table:formula="of:=[.B39]&amp;[.C39]&amp;&quot; &quot;&amp;[.D39]&amp;&quot; &quot;&amp;[.E39]&amp;&quot; &quot;&amp;[.F39]&amp;&quot; &quot;&amp;[.G39]&amp;&quot; &quot;&amp;[.H39]&amp;&quot; &quot;&amp;[.I39]" office:value-type="string" office:string-value="37:{ id:'', on:'0', TargetClass:'geany_', fg:'', bg:'', isBold:, isItalic: }," calcext:value-type="string">
            <text:p>37:{ id:'', on:'0', TargetClass:'geany_', fg:'', bg:'', isBold:, isItalic: },</text:p>
          </table:table-cell>
        </table:table-row>
        <table:table-row table:style-name="ro2">
          <table:table-cell/>
          <table:table-cell office:value-type="string" calcext:value-type="string">
            <text:p>38:</text:p>
          </table:table-cell>
          <table:table-cell table:formula="of:=&quot;{ id:'&quot;&amp;[Init.A65]&amp;&quot;',&quot;" office:value-type="string" office:string-value="{ id:''," calcext:value-type="string">
            <text:p>{ id:'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65]&amp;&quot;',&quot;" office:value-type="string" office:string-value="TargetClass:'geany_'," calcext:value-type="string">
            <text:p>TargetClass:'geany_',</text:p>
          </table:table-cell>
          <table:table-cell table:formula="of:=&quot;fg:'&quot;&amp;[Init.G65]&amp;&quot;',&quot;" office:value-type="string" office:string-value="fg:''," calcext:value-type="string">
            <text:p>fg:'',</text:p>
          </table:table-cell>
          <table:table-cell table:formula="of:=&quot;bg:'&quot;&amp;[Init.H65]&amp;&quot;',&quot;" office:value-type="string" office:string-value="bg:''," calcext:value-type="string">
            <text:p>bg:'',</text:p>
          </table:table-cell>
          <table:table-cell table:formula="of:=&quot;isBold:&quot;&amp;[Init.J65]&amp;&quot;,&quot;" office:value-type="string" office:string-value="isBold:," calcext:value-type="string">
            <text:p>isBold:,</text:p>
          </table:table-cell>
          <table:table-cell table:formula="of:=&quot;isItalic:&quot;&amp;[Init.M65]&amp;&quot; },&quot;" office:value-type="string" office:string-value="isItalic: }," calcext:value-type="string">
            <text:p>isItalic: },</text:p>
          </table:table-cell>
          <table:table-cell/>
          <table:table-cell table:formula="of:=[.B40]&amp;[.C40]&amp;&quot; &quot;&amp;[.D40]&amp;&quot; &quot;&amp;[.E40]&amp;&quot; &quot;&amp;[.F40]&amp;&quot; &quot;&amp;[.G40]&amp;&quot; &quot;&amp;[.H40]&amp;&quot; &quot;&amp;[.I40]" office:value-type="string" office:string-value="38:{ id:'', on:'1', TargetClass:'geany_', fg:'', bg:'', isBold:, isItalic: }," calcext:value-type="string">
            <text:p>38:{ id:'', on:'1', TargetClass:'geany_', fg:'', bg:'', isBold:, isItalic: },</text:p>
          </table:table-cell>
        </table:table-row>
        <table:table-row table:style-name="ro2">
          <table:table-cell/>
          <table:table-cell office:value-type="string" calcext:value-type="string">
            <text:p>39:</text:p>
          </table:table-cell>
          <table:table-cell table:formula="of:=&quot;{ id:'&quot;&amp;[Init.A21]&amp;&quot;',&quot;" office:value-type="string" office:string-value="{ id:'number_2'," calcext:value-type="string">
            <text:p>{ id:'number_2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1]&amp;&quot;',&quot;" office:value-type="string" office:string-value="TargetClass:'geany_number_2'," calcext:value-type="string">
            <text:p>TargetClass:'geany_number_2',</text:p>
          </table:table-cell>
          <table:table-cell table:formula="of:=&quot;fg:'&quot;&amp;[Init.G21]&amp;&quot;',&quot;" office:value-type="string" office:string-value="fg:'#007F47'," calcext:value-type="string">
            <text:p>fg:'#007F47',</text:p>
          </table:table-cell>
          <table:table-cell table:formula="of:=&quot;bg:'&quot;&amp;[Init.H21]&amp;&quot;',&quot;" office:value-type="string" office:string-value="bg:'#DAF2F2'," calcext:value-type="string">
            <text:p>bg:'#DAF2F2',</text:p>
          </table:table-cell>
          <table:table-cell table:formula="of:=&quot;isBold:&quot;&amp;[Init.J21]&amp;&quot;,&quot;" office:value-type="string" office:string-value="isBold:false," calcext:value-type="string">
            <text:p>isBold:false,</text:p>
          </table:table-cell>
          <table:table-cell table:formula="of:=&quot;isItalic:&quot;&amp;[Init.M21]&amp;&quot; },&quot;" office:value-type="string" office:string-value="isItalic:false }," calcext:value-type="string">
            <text:p>isItalic:false },</text:p>
          </table:table-cell>
          <table:table-cell/>
          <table:table-cell table:formula="of:=[.B41]&amp;[.C41]&amp;&quot; &quot;&amp;[.D41]&amp;&quot; &quot;&amp;[.E41]&amp;&quot; &quot;&amp;[.F41]&amp;&quot; &quot;&amp;[.G41]&amp;&quot; &quot;&amp;[.H41]&amp;&quot; &quot;&amp;[.I41]" office:value-type="string" office:string-value="39:{ id:'number_2', on:'1', TargetClass:'geany_number_2', fg:'#007F47', bg:'#DAF2F2', isBold:false, isItalic:false }," calcext:value-type="string">
            <text:p>39:{ id:'number_2', on:'1', TargetClass:'geany_number_2', fg:'#007F47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40:</text:p>
          </table:table-cell>
          <table:table-cell table:formula="of:=&quot;{ id:'&quot;&amp;[Init.A22]&amp;&quot;',&quot;" office:value-type="string" office:string-value="{ id:'operator'," calcext:value-type="string">
            <text:p>{ id:'operato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2]&amp;&quot;',&quot;" office:value-type="string" office:string-value="TargetClass:'geany_operator'," calcext:value-type="string">
            <text:p>TargetClass:'geany_operator',</text:p>
          </table:table-cell>
          <table:table-cell table:formula="of:=&quot;fg:'&quot;&amp;[Init.G22]&amp;&quot;',&quot;" office:value-type="string" office:string-value="fg:'#FF00FF'," calcext:value-type="string">
            <text:p>fg:'#FF00FF',</text:p>
          </table:table-cell>
          <table:table-cell table:formula="of:=&quot;bg:'&quot;&amp;[Init.H22]&amp;&quot;',&quot;" office:value-type="string" office:string-value="bg:'#DAF2F2'," calcext:value-type="string">
            <text:p>bg:'#DAF2F2',</text:p>
          </table:table-cell>
          <table:table-cell table:formula="of:=&quot;isBold:&quot;&amp;[Init.J22]&amp;&quot;,&quot;" office:value-type="string" office:string-value="isBold:true," calcext:value-type="string">
            <text:p>isBold:true,</text:p>
          </table:table-cell>
          <table:table-cell table:formula="of:=&quot;isItalic:&quot;&amp;[Init.M22]&amp;&quot; },&quot;" office:value-type="string" office:string-value="isItalic:false }," calcext:value-type="string">
            <text:p>isItalic:false },</text:p>
          </table:table-cell>
          <table:table-cell/>
          <table:table-cell table:formula="of:=[.B42]&amp;[.C42]&amp;&quot; &quot;&amp;[.D42]&amp;&quot; &quot;&amp;[.E42]&amp;&quot; &quot;&amp;[.F42]&amp;&quot; &quot;&amp;[.G42]&amp;&quot; &quot;&amp;[.H42]&amp;&quot; &quot;&amp;[.I42]" office:value-type="string" office:string-value="40:{ id:'operator', on:'0', TargetClass:'geany_operator', fg:'#FF00FF', bg:'#DAF2F2', isBold:true, isItalic:false }," calcext:value-type="string">
            <text:p>40:{ id:'operator', on:'0', TargetClass:'geany_operator', fg:'#FF00FF', bg:'#DAF2F2', isBold:true, isItalic:false },</text:p>
          </table:table-cell>
        </table:table-row>
        <table:table-row table:style-name="ro2">
          <table:table-cell/>
          <table:table-cell office:value-type="string" calcext:value-type="string">
            <text:p>41:</text:p>
          </table:table-cell>
          <table:table-cell table:formula="of:=&quot;{ id:'&quot;&amp;[Init.A23]&amp;&quot;',&quot;" office:value-type="string" office:string-value="{ id:'other'," calcext:value-type="string">
            <text:p>{ id:'oth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3]&amp;&quot;',&quot;" office:value-type="string" office:string-value="TargetClass:'geany_other'," calcext:value-type="string">
            <text:p>TargetClass:'geany_other',</text:p>
          </table:table-cell>
          <table:table-cell table:formula="of:=&quot;fg:'&quot;&amp;[Init.G23]&amp;&quot;',&quot;" office:value-type="string" office:string-value="fg:'#BF0000'," calcext:value-type="string">
            <text:p>fg:'#BF0000',</text:p>
          </table:table-cell>
          <table:table-cell table:formula="of:=&quot;bg:'&quot;&amp;[Init.H23]&amp;&quot;',&quot;" office:value-type="string" office:string-value="bg:'#DAF2F2'," calcext:value-type="string">
            <text:p>bg:'#DAF2F2',</text:p>
          </table:table-cell>
          <table:table-cell table:formula="of:=&quot;isBold:&quot;&amp;[Init.J23]&amp;&quot;,&quot;" office:value-type="string" office:string-value="isBold:false," calcext:value-type="string">
            <text:p>isBold:false,</text:p>
          </table:table-cell>
          <table:table-cell table:formula="of:=&quot;isItalic:&quot;&amp;[Init.M23]&amp;&quot; },&quot;" office:value-type="string" office:string-value="isItalic:false }," calcext:value-type="string">
            <text:p>isItalic:false },</text:p>
          </table:table-cell>
          <table:table-cell/>
          <table:table-cell table:formula="of:=[.B43]&amp;[.C43]&amp;&quot; &quot;&amp;[.D43]&amp;&quot; &quot;&amp;[.E43]&amp;&quot; &quot;&amp;[.F43]&amp;&quot; &quot;&amp;[.G43]&amp;&quot; &quot;&amp;[.H43]&amp;&quot; &quot;&amp;[.I43]" office:value-type="string" office:string-value="41:{ id:'other', on:'1', TargetClass:'geany_other', fg:'#BF0000', bg:'#DAF2F2', isBold:false, isItalic:false }," calcext:value-type="string">
            <text:p>41:{ id:'other', on:'1', TargetClass:'geany_other', fg:'#BF0000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42:</text:p>
          </table:table-cell>
          <table:table-cell table:formula="of:=&quot;{ id:'&quot;&amp;[Init.A24]&amp;&quot;',&quot;" office:value-type="string" office:string-value="{ id:'preprocessor'," calcext:value-type="string">
            <text:p>{ id:'preprocesso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4]&amp;&quot;',&quot;" office:value-type="string" office:string-value="TargetClass:'geany_preprocessor'," calcext:value-type="string">
            <text:p>TargetClass:'geany_preprocessor',</text:p>
          </table:table-cell>
          <table:table-cell table:formula="of:=&quot;fg:'&quot;&amp;[Init.G24]&amp;&quot;',&quot;" office:value-type="string" office:string-value="fg:'#BF0000'," calcext:value-type="string">
            <text:p>fg:'#BF0000',</text:p>
          </table:table-cell>
          <table:table-cell table:formula="of:=&quot;bg:'&quot;&amp;[Init.H24]&amp;&quot;',&quot;" office:value-type="string" office:string-value="bg:'#DAF2F2'," calcext:value-type="string">
            <text:p>bg:'#DAF2F2',</text:p>
          </table:table-cell>
          <table:table-cell table:formula="of:=&quot;isBold:&quot;&amp;[Init.J24]&amp;&quot;,&quot;" office:value-type="string" office:string-value="isBold:true," calcext:value-type="string">
            <text:p>isBold:true,</text:p>
          </table:table-cell>
          <table:table-cell table:formula="of:=&quot;isItalic:&quot;&amp;[Init.M24]&amp;&quot; },&quot;" office:value-type="string" office:string-value="isItalic:false }," calcext:value-type="string">
            <text:p>isItalic:false },</text:p>
          </table:table-cell>
          <table:table-cell/>
          <table:table-cell table:formula="of:=[.B44]&amp;[.C44]&amp;&quot; &quot;&amp;[.D44]&amp;&quot; &quot;&amp;[.E44]&amp;&quot; &quot;&amp;[.F44]&amp;&quot; &quot;&amp;[.G44]&amp;&quot; &quot;&amp;[.H44]&amp;&quot; &quot;&amp;[.I44]" office:value-type="string" office:string-value="42:{ id:'preprocessor', on:'0', TargetClass:'geany_preprocessor', fg:'#BF0000', bg:'#DAF2F2', isBold:true, isItalic:false }," calcext:value-type="string">
            <text:p>42:{ id:'preprocessor', on:'0', TargetClass:'geany_preprocessor', fg:'#BF0000', bg:'#DAF2F2', isBold:true, isItalic:false },</text:p>
          </table:table-cell>
        </table:table-row>
        <table:table-row table:style-name="ro2">
          <table:table-cell/>
          <table:table-cell office:value-type="string" calcext:value-type="string">
            <text:p>43:</text:p>
          </table:table-cell>
          <table:table-cell table:formula="of:=&quot;{ id:'&quot;&amp;[Init.A70]&amp;&quot;',&quot;" office:value-type="string" office:string-value="{ id:''," calcext:value-type="string">
            <text:p>{ id:'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70]&amp;&quot;',&quot;" office:value-type="string" office:string-value="TargetClass:'geany_'," calcext:value-type="string">
            <text:p>TargetClass:'geany_',</text:p>
          </table:table-cell>
          <table:table-cell table:formula="of:=&quot;fg:'&quot;&amp;[Init.G70]&amp;&quot;',&quot;" office:value-type="string" office:string-value="fg:''," calcext:value-type="string">
            <text:p>fg:'',</text:p>
          </table:table-cell>
          <table:table-cell table:formula="of:=&quot;bg:'&quot;&amp;[Init.H70]&amp;&quot;',&quot;" office:value-type="string" office:string-value="bg:''," calcext:value-type="string">
            <text:p>bg:'',</text:p>
          </table:table-cell>
          <table:table-cell table:formula="of:=&quot;isBold:&quot;&amp;[Init.J70]&amp;&quot;,&quot;" office:value-type="string" office:string-value="isBold:," calcext:value-type="string">
            <text:p>isBold:,</text:p>
          </table:table-cell>
          <table:table-cell table:formula="of:=&quot;isItalic:&quot;&amp;[Init.M70]&amp;&quot; },&quot;" office:value-type="string" office:string-value="isItalic: }," calcext:value-type="string">
            <text:p>isItalic: },</text:p>
          </table:table-cell>
          <table:table-cell/>
          <table:table-cell table:formula="of:=[.B45]&amp;[.C45]&amp;&quot; &quot;&amp;[.D45]&amp;&quot; &quot;&amp;[.E45]&amp;&quot; &quot;&amp;[.F45]&amp;&quot; &quot;&amp;[.G45]&amp;&quot; &quot;&amp;[.H45]&amp;&quot; &quot;&amp;[.I45]" office:value-type="string" office:string-value="43:{ id:'', on:'1', TargetClass:'geany_', fg:'', bg:'', isBold:, isItalic: }," calcext:value-type="string">
            <text:p>43:{ id:'', on:'1', TargetClass:'geany_', fg:'', bg:'', isBold:, isItalic: },</text:p>
          </table:table-cell>
        </table:table-row>
        <table:table-row table:style-name="ro2">
          <table:table-cell/>
          <table:table-cell office:value-type="string" calcext:value-type="string">
            <text:p>44:</text:p>
          </table:table-cell>
          <table:table-cell table:formula="of:=&quot;{ id:'&quot;&amp;[Init.A27]&amp;&quot;',&quot;" office:value-type="string" office:string-value="{ id:'tag'," calcext:value-type="string">
            <text:p>{ id:'tag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7]&amp;&quot;',&quot;" office:value-type="string" office:string-value="TargetClass:'geany_tag'," calcext:value-type="string">
            <text:p>TargetClass:'geany_tag',</text:p>
          </table:table-cell>
          <table:table-cell table:formula="of:=&quot;fg:'&quot;&amp;[Init.G27]&amp;&quot;',&quot;" office:value-type="string" office:string-value="fg:'#7FAAFF'," calcext:value-type="string">
            <text:p>fg:'#7FAAFF',</text:p>
          </table:table-cell>
          <table:table-cell table:formula="of:=&quot;bg:'&quot;&amp;[Init.H27]&amp;&quot;',&quot;" office:value-type="string" office:string-value="bg:'#DAF2F2'," calcext:value-type="string">
            <text:p>bg:'#DAF2F2',</text:p>
          </table:table-cell>
          <table:table-cell table:formula="of:=&quot;isBold:&quot;&amp;[Init.J27]&amp;&quot;,&quot;" office:value-type="string" office:string-value="isBold:false," calcext:value-type="string">
            <text:p>isBold:false,</text:p>
          </table:table-cell>
          <table:table-cell table:formula="of:=&quot;isItalic:&quot;&amp;[Init.M27]&amp;&quot; },&quot;" office:value-type="string" office:string-value="isItalic:false }," calcext:value-type="string">
            <text:p>isItalic:false },</text:p>
          </table:table-cell>
          <table:table-cell/>
          <table:table-cell table:formula="of:=[.B46]&amp;[.C46]&amp;&quot; &quot;&amp;[.D46]&amp;&quot; &quot;&amp;[.E46]&amp;&quot; &quot;&amp;[.F46]&amp;&quot; &quot;&amp;[.G46]&amp;&quot; &quot;&amp;[.H46]&amp;&quot; &quot;&amp;[.I46]" office:value-type="string" office:string-value="44:{ id:'tag', on:'0', TargetClass:'geany_tag', fg:'#7FAAFF', bg:'#DAF2F2', isBold:false, isItalic:false }," calcext:value-type="string">
            <text:p>44:{ id:'tag', on:'0', TargetClass:'geany_tag', fg:'#7FAAFF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45:</text:p>
          </table:table-cell>
          <table:table-cell table:formula="of:=&quot;{ id:'&quot;&amp;[Init.A72]&amp;&quot;',&quot;" office:value-type="string" office:string-value="{ id:''," calcext:value-type="string">
            <text:p>{ id:'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72]&amp;&quot;',&quot;" office:value-type="string" office:string-value="TargetClass:'geany_'," calcext:value-type="string">
            <text:p>TargetClass:'geany_',</text:p>
          </table:table-cell>
          <table:table-cell table:formula="of:=&quot;fg:'&quot;&amp;[Init.G72]&amp;&quot;',&quot;" office:value-type="string" office:string-value="fg:''," calcext:value-type="string">
            <text:p>fg:'',</text:p>
          </table:table-cell>
          <table:table-cell table:formula="of:=&quot;bg:'&quot;&amp;[Init.H72]&amp;&quot;',&quot;" office:value-type="string" office:string-value="bg:''," calcext:value-type="string">
            <text:p>bg:'',</text:p>
          </table:table-cell>
          <table:table-cell table:formula="of:=&quot;isBold:&quot;&amp;[Init.J72]&amp;&quot;,&quot;" office:value-type="string" office:string-value="isBold:," calcext:value-type="string">
            <text:p>isBold:,</text:p>
          </table:table-cell>
          <table:table-cell table:formula="of:=&quot;isItalic:&quot;&amp;[Init.M72]&amp;&quot; },&quot;" office:value-type="string" office:string-value="isItalic: }," calcext:value-type="string">
            <text:p>isItalic: },</text:p>
          </table:table-cell>
          <table:table-cell/>
          <table:table-cell table:formula="of:=[.B47]&amp;[.C47]&amp;&quot; &quot;&amp;[.D47]&amp;&quot; &quot;&amp;[.E47]&amp;&quot; &quot;&amp;[.F47]&amp;&quot; &quot;&amp;[.G47]&amp;&quot; &quot;&amp;[.H47]&amp;&quot; &quot;&amp;[.I47]" office:value-type="string" office:string-value="45:{ id:'', on:'0', TargetClass:'geany_', fg:'', bg:'', isBold:, isItalic: }," calcext:value-type="string">
            <text:p>45:{ id:'', on:'0', TargetClass:'geany_', fg:'', bg:'', isBold:, isItalic: },</text:p>
          </table:table-cell>
        </table:table-row>
        <table:table-row table:style-name="ro2">
          <table:table-cell/>
          <table:table-cell office:value-type="string" calcext:value-type="string">
            <text:p>46:</text:p>
          </table:table-cell>
          <table:table-cell table:formula="of:=&quot;{ id:'&quot;&amp;[Init.A9]&amp;&quot;',&quot;" office:value-type="string" office:string-value="{ id:'selection'," calcext:value-type="string">
            <text:p>{ id:'selection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9]&amp;&quot;',&quot;" office:value-type="string" office:string-value="TargetClass:'geany_selection'," calcext:value-type="string">
            <text:p>TargetClass:'geany_selection',</text:p>
          </table:table-cell>
          <table:table-cell table:formula="of:=&quot;fg:'&quot;&amp;[Init.G9]&amp;&quot;',&quot;" office:value-type="string" office:string-value="fg:'#000000'," calcext:value-type="string">
            <text:p>fg:'#000000',</text:p>
          </table:table-cell>
          <table:table-cell table:formula="of:=&quot;bg:'&quot;&amp;[Init.H9]&amp;&quot;',&quot;" office:value-type="string" office:string-value="bg:'#FF8020'," calcext:value-type="string">
            <text:p>bg:'#FF8020',</text:p>
          </table:table-cell>
          <table:table-cell table:formula="of:=&quot;isBold:&quot;&amp;[Init.J9]&amp;&quot;,&quot;" office:value-type="string" office:string-value="isBold:false," calcext:value-type="string">
            <text:p>isBold:false,</text:p>
          </table:table-cell>
          <table:table-cell table:formula="of:=&quot;isItalic:&quot;&amp;[Init.M9]&amp;&quot; },&quot;" office:value-type="string" office:string-value="isItalic:false }," calcext:value-type="string">
            <text:p>isItalic:false },</text:p>
          </table:table-cell>
          <table:table-cell/>
          <table:table-cell table:formula="of:=[.B48]&amp;[.C48]&amp;&quot; &quot;&amp;[.D48]&amp;&quot; &quot;&amp;[.E48]&amp;&quot; &quot;&amp;[.F48]&amp;&quot; &quot;&amp;[.G48]&amp;&quot; &quot;&amp;[.H48]&amp;&quot; &quot;&amp;[.I48]" office:value-type="string" office:string-value="46:{ id:'selection', on:'0', TargetClass:'geany_selection', fg:'#000000', bg:'#FF8020', isBold:false, isItalic:false }," calcext:value-type="string">
            <text:p>46:{ id:'selection', on:'0', TargetClass:'geany_selection', fg:'#000000', bg:'#FF802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47:</text:p>
          </table:table-cell>
          <table:table-cell table:formula="of:=&quot;{ id:'&quot;&amp;[Init.A74]&amp;&quot;',&quot;" office:value-type="string" office:string-value="{ id:''," calcext:value-type="string">
            <text:p>{ id:'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74]&amp;&quot;',&quot;" office:value-type="string" office:string-value="TargetClass:'geany_'," calcext:value-type="string">
            <text:p>TargetClass:'geany_',</text:p>
          </table:table-cell>
          <table:table-cell table:formula="of:=&quot;fg:'&quot;&amp;[Init.G74]&amp;&quot;',&quot;" office:value-type="string" office:string-value="fg:''," calcext:value-type="string">
            <text:p>fg:'',</text:p>
          </table:table-cell>
          <table:table-cell table:formula="of:=&quot;bg:'&quot;&amp;[Init.H74]&amp;&quot;',&quot;" office:value-type="string" office:string-value="bg:''," calcext:value-type="string">
            <text:p>bg:'',</text:p>
          </table:table-cell>
          <table:table-cell table:formula="of:=&quot;isBold:&quot;&amp;[Init.J74]&amp;&quot;,&quot;" office:value-type="string" office:string-value="isBold:," calcext:value-type="string">
            <text:p>isBold:,</text:p>
          </table:table-cell>
          <table:table-cell table:formula="of:=&quot;isItalic:&quot;&amp;[Init.M74]&amp;&quot; },&quot;" office:value-type="string" office:string-value="isItalic: }," calcext:value-type="string">
            <text:p>isItalic: },</text:p>
          </table:table-cell>
          <table:table-cell/>
          <table:table-cell table:formula="of:=[.B49]&amp;[.C49]&amp;&quot; &quot;&amp;[.D49]&amp;&quot; &quot;&amp;[.E49]&amp;&quot; &quot;&amp;[.F49]&amp;&quot; &quot;&amp;[.G49]&amp;&quot; &quot;&amp;[.H49]&amp;&quot; &quot;&amp;[.I49]" office:value-type="string" office:string-value="47:{ id:'', on:'1', TargetClass:'geany_', fg:'', bg:'', isBold:, isItalic: }," calcext:value-type="string">
            <text:p>47:{ id:'', on:'1', TargetClass:'geany_', fg:'', bg:'', isBold:, isItalic: },</text:p>
          </table:table-cell>
        </table:table-row>
        <table:table-row table:style-name="ro2">
          <table:table-cell/>
          <table:table-cell office:value-type="string" calcext:value-type="string">
            <text:p>48:</text:p>
          </table:table-cell>
          <table:table-cell table:formula="of:=&quot;{ id:'&quot;&amp;[Init.A25]&amp;&quot;',&quot;" office:value-type="string" office:string-value="{ id:'string_1'," calcext:value-type="string">
            <text:p>{ id:'string_1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5]&amp;&quot;',&quot;" office:value-type="string" office:string-value="TargetClass:'geany_string_1'," calcext:value-type="string">
            <text:p>TargetClass:'geany_string_1',</text:p>
          </table:table-cell>
          <table:table-cell table:formula="of:=&quot;fg:'&quot;&amp;[Init.G25]&amp;&quot;',&quot;" office:value-type="string" office:string-value="fg:'#0090BF'," calcext:value-type="string">
            <text:p>fg:'#0090BF',</text:p>
          </table:table-cell>
          <table:table-cell table:formula="of:=&quot;bg:'&quot;&amp;[Init.H25]&amp;&quot;',&quot;" office:value-type="string" office:string-value="bg:'#DAF2F2'," calcext:value-type="string">
            <text:p>bg:'#DAF2F2',</text:p>
          </table:table-cell>
          <table:table-cell table:formula="of:=&quot;isBold:&quot;&amp;[Init.J25]&amp;&quot;,&quot;" office:value-type="string" office:string-value="isBold:false," calcext:value-type="string">
            <text:p>isBold:false,</text:p>
          </table:table-cell>
          <table:table-cell table:formula="of:=&quot;isItalic:&quot;&amp;[Init.M25]&amp;&quot; },&quot;" office:value-type="string" office:string-value="isItalic:false }," calcext:value-type="string">
            <text:p>isItalic:false },</text:p>
          </table:table-cell>
          <table:table-cell/>
          <table:table-cell table:formula="of:=[.B50]&amp;[.C50]&amp;&quot; &quot;&amp;[.D50]&amp;&quot; &quot;&amp;[.E50]&amp;&quot; &quot;&amp;[.F50]&amp;&quot; &quot;&amp;[.G50]&amp;&quot; &quot;&amp;[.H50]&amp;&quot; &quot;&amp;[.I50]" office:value-type="string" office:string-value="48:{ id:'string_1', on:'1', TargetClass:'geany_string_1', fg:'#0090BF', bg:'#DAF2F2', isBold:false, isItalic:false }," calcext:value-type="string">
            <text:p>48:{ id:'string_1', on:'1', TargetClass:'geany_string_1', fg:'#0090BF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49:</text:p>
          </table:table-cell>
          <table:table-cell table:formula="of:=&quot;{ id:'&quot;&amp;[Init.A26]&amp;&quot;',&quot;" office:value-type="string" office:string-value="{ id:'string_2'," calcext:value-type="string">
            <text:p>{ id:'string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6]&amp;&quot;',&quot;" office:value-type="string" office:string-value="TargetClass:'geany_string_2'," calcext:value-type="string">
            <text:p>TargetClass:'geany_string_2',</text:p>
          </table:table-cell>
          <table:table-cell table:formula="of:=&quot;fg:'&quot;&amp;[Init.G26]&amp;&quot;',&quot;" office:value-type="string" office:string-value="fg:'#008000'," calcext:value-type="string">
            <text:p>fg:'#008000',</text:p>
          </table:table-cell>
          <table:table-cell table:formula="of:=&quot;bg:'&quot;&amp;[Init.H26]&amp;&quot;',&quot;" office:value-type="string" office:string-value="bg:'#DAF2F2'," calcext:value-type="string">
            <text:p>bg:'#DAF2F2',</text:p>
          </table:table-cell>
          <table:table-cell table:formula="of:=&quot;isBold:&quot;&amp;[Init.J26]&amp;&quot;,&quot;" office:value-type="string" office:string-value="isBold:false," calcext:value-type="string">
            <text:p>isBold:false,</text:p>
          </table:table-cell>
          <table:table-cell table:formula="of:=&quot;isItalic:&quot;&amp;[Init.M26]&amp;&quot; },&quot;" office:value-type="string" office:string-value="isItalic:false }," calcext:value-type="string">
            <text:p>isItalic:false },</text:p>
          </table:table-cell>
          <table:table-cell/>
          <table:table-cell table:formula="of:=[.B51]&amp;[.C51]&amp;&quot; &quot;&amp;[.D51]&amp;&quot; &quot;&amp;[.E51]&amp;&quot; &quot;&amp;[.F51]&amp;&quot; &quot;&amp;[.G51]&amp;&quot; &quot;&amp;[.H51]&amp;&quot; &quot;&amp;[.I51]" office:value-type="string" office:string-value="49:{ id:'string_2', on:'0', TargetClass:'geany_string_2', fg:'#008000', bg:'#DAF2F2', isBold:false, isItalic:false }," calcext:value-type="string">
            <text:p>49:{ id:'string_2', on:'0', TargetClass:'geany_string_2', fg:'#008000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50:</text:p>
          </table:table-cell>
          <table:table-cell table:formula="of:=&quot;{ id:'&quot;&amp;[Init.A77]&amp;&quot;',&quot;" office:value-type="string" office:string-value="{ id:''," calcext:value-type="string">
            <text:p>{ id:'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77]&amp;&quot;',&quot;" office:value-type="string" office:string-value="TargetClass:'geany_'," calcext:value-type="string">
            <text:p>TargetClass:'geany_',</text:p>
          </table:table-cell>
          <table:table-cell table:formula="of:=&quot;fg:'&quot;&amp;[Init.G77]&amp;&quot;',&quot;" office:value-type="string" office:string-value="fg:''," calcext:value-type="string">
            <text:p>fg:'',</text:p>
          </table:table-cell>
          <table:table-cell table:formula="of:=&quot;bg:'&quot;&amp;[Init.H77]&amp;&quot;',&quot;" office:value-type="string" office:string-value="bg:''," calcext:value-type="string">
            <text:p>bg:'',</text:p>
          </table:table-cell>
          <table:table-cell table:formula="of:=&quot;isBold:&quot;&amp;[Init.J77]&amp;&quot;,&quot;" office:value-type="string" office:string-value="isBold:," calcext:value-type="string">
            <text:p>isBold:,</text:p>
          </table:table-cell>
          <table:table-cell table:formula="of:=&quot;isItalic:&quot;&amp;[Init.M77]&amp;&quot; },&quot;" office:value-type="string" office:string-value="isItalic: }," calcext:value-type="string">
            <text:p>isItalic: },</text:p>
          </table:table-cell>
          <table:table-cell/>
          <table:table-cell table:formula="of:=[.B52]&amp;[.C52]&amp;&quot; &quot;&amp;[.D52]&amp;&quot; &quot;&amp;[.E52]&amp;&quot; &quot;&amp;[.F52]&amp;&quot; &quot;&amp;[.G52]&amp;&quot; &quot;&amp;[.H52]&amp;&quot; &quot;&amp;[.I52]" office:value-type="string" office:string-value="50:{ id:'', on:'1', TargetClass:'geany_', fg:'', bg:'', isBold:, isItalic: }," calcext:value-type="string">
            <text:p>50:{ id:'', on:'1', TargetClass:'geany_', fg:'', bg:'', isBold:, isItalic: },</text:p>
          </table:table-cell>
        </table:table-row>
        <table:table-row table:style-name="ro2">
          <table:table-cell/>
          <table:table-cell office:value-type="string" calcext:value-type="string">
            <text:p>51:</text:p>
          </table:table-cell>
          <table:table-cell table:formula="of:=&quot;{ id:'&quot;&amp;[Init.A28]&amp;&quot;',&quot;" office:value-type="string" office:string-value="{ id:'value'," calcext:value-type="string">
            <text:p>{ id:'valu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8]&amp;&quot;',&quot;" office:value-type="string" office:string-value="TargetClass:'geany_value'," calcext:value-type="string">
            <text:p>TargetClass:'geany_value',</text:p>
          </table:table-cell>
          <table:table-cell table:formula="of:=&quot;fg:'&quot;&amp;[Init.G28]&amp;&quot;',&quot;" office:value-type="string" office:string-value="fg:'#000000'," calcext:value-type="string">
            <text:p>fg:'#000000',</text:p>
          </table:table-cell>
          <table:table-cell table:formula="of:=&quot;bg:'&quot;&amp;[Init.H28]&amp;&quot;',&quot;" office:value-type="string" office:string-value="bg:'#000000'," calcext:value-type="string">
            <text:p>bg:'#000000',</text:p>
          </table:table-cell>
          <table:table-cell table:formula="of:=&quot;isBold:&quot;&amp;[Init.J28]&amp;&quot;,&quot;" office:value-type="string" office:string-value="isBold:false," calcext:value-type="string">
            <text:p>isBold:false,</text:p>
          </table:table-cell>
          <table:table-cell table:formula="of:=&quot;isItalic:&quot;&amp;[Init.M28]&amp;&quot; },&quot;" office:value-type="string" office:string-value="isItalic:false }," calcext:value-type="string">
            <text:p>isItalic:false },</text:p>
          </table:table-cell>
          <table:table-cell/>
          <table:table-cell table:formula="of:=[.B53]&amp;[.C53]&amp;&quot; &quot;&amp;[.D53]&amp;&quot; &quot;&amp;[.E53]&amp;&quot; &quot;&amp;[.F53]&amp;&quot; &quot;&amp;[.G53]&amp;&quot; &quot;&amp;[.H53]&amp;&quot; &quot;&amp;[.I53]" office:value-type="string" office:string-value="51:{ id:'value', on:'0', TargetClass:'geany_value', fg:'#000000', bg:'#000000', isBold:false, isItalic:false }," calcext:value-type="string">
            <text:p>51:{ id:'value', on:'0', TargetClass:'geany_value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52:</text:p>
          </table:table-cell>
          <table:table-cell table:formula="of:=&quot;{ id:'&quot;&amp;[Init.A79]&amp;&quot;',&quot;" office:value-type="string" office:string-value="{ id:''," calcext:value-type="string">
            <text:p>{ id:'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79]&amp;&quot;',&quot;" office:value-type="string" office:string-value="TargetClass:'geany_'," calcext:value-type="string">
            <text:p>TargetClass:'geany_',</text:p>
          </table:table-cell>
          <table:table-cell table:formula="of:=&quot;fg:'&quot;&amp;[Init.G79]&amp;&quot;',&quot;" office:value-type="string" office:string-value="fg:''," calcext:value-type="string">
            <text:p>fg:'',</text:p>
          </table:table-cell>
          <table:table-cell table:formula="of:=&quot;bg:'&quot;&amp;[Init.H79]&amp;&quot;',&quot;" office:value-type="string" office:string-value="bg:''," calcext:value-type="string">
            <text:p>bg:'',</text:p>
          </table:table-cell>
          <table:table-cell table:formula="of:=&quot;isBold:&quot;&amp;[Init.J79]&amp;&quot;,&quot;" office:value-type="string" office:string-value="isBold:," calcext:value-type="string">
            <text:p>isBold:,</text:p>
          </table:table-cell>
          <table:table-cell table:formula="of:=&quot;isItalic:&quot;&amp;[Init.M79]&amp;&quot; },&quot;" office:value-type="string" office:string-value="isItalic: }," calcext:value-type="string">
            <text:p>isItalic: },</text:p>
          </table:table-cell>
          <table:table-cell/>
          <table:table-cell table:formula="of:=[.B54]&amp;[.C54]&amp;&quot; &quot;&amp;[.D54]&amp;&quot; &quot;&amp;[.E54]&amp;&quot; &quot;&amp;[.F54]&amp;&quot; &quot;&amp;[.G54]&amp;&quot; &quot;&amp;[.H54]&amp;&quot; &quot;&amp;[.I54]" office:value-type="string" office:string-value="52:{ id:'', on:'1', TargetClass:'geany_', fg:'', bg:'', isBold:, isItalic: }," calcext:value-type="string">
            <text:p>52:{ id:'', on:'1', TargetClass:'geany_', fg:'', bg:'', isBold:, isItalic: },</text:p>
          </table:table-cell>
        </table:table-row>
        <table:table-row table:style-name="ro2">
          <table:table-cell/>
          <table:table-cell office:value-type="string" calcext:value-type="string">
            <text:p>53:</text:p>
          </table:table-cell>
          <table:table-cell table:formula="of:=&quot;{ id:'&quot;&amp;[Init.A29]&amp;&quot;',&quot;" office:value-type="string" office:string-value="{ id:'Title03'," calcext:value-type="string">
            <text:p>{ id:'Title03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9]&amp;&quot;',&quot;" office:value-type="string" office:string-value="TargetClass:'geany_Title03'," calcext:value-type="string">
            <text:p>TargetClass:'geany_Title03',</text:p>
          </table:table-cell>
          <table:table-cell table:formula="of:=&quot;fg:'&quot;&amp;[Init.G29]&amp;&quot;',&quot;" office:value-type="string" office:string-value="fg:'#000000'," calcext:value-type="string">
            <text:p>fg:'#000000',</text:p>
          </table:table-cell>
          <table:table-cell table:formula="of:=&quot;bg:'&quot;&amp;[Init.H29]&amp;&quot;',&quot;" office:value-type="string" office:string-value="bg:'#000000'," calcext:value-type="string">
            <text:p>bg:'#000000',</text:p>
          </table:table-cell>
          <table:table-cell table:formula="of:=&quot;isBold:&quot;&amp;[Init.J29]&amp;&quot;,&quot;" office:value-type="string" office:string-value="isBold:false," calcext:value-type="string">
            <text:p>isBold:false,</text:p>
          </table:table-cell>
          <table:table-cell table:formula="of:=&quot;isItalic:&quot;&amp;[Init.M29]&amp;&quot; },&quot;" office:value-type="string" office:string-value="isItalic:false }," calcext:value-type="string">
            <text:p>isItalic:false },</text:p>
          </table:table-cell>
          <table:table-cell/>
          <table:table-cell table:formula="of:=[.B55]&amp;[.C55]&amp;&quot; &quot;&amp;[.D55]&amp;&quot; &quot;&amp;[.E55]&amp;&quot; &quot;&amp;[.F55]&amp;&quot; &quot;&amp;[.G55]&amp;&quot; &quot;&amp;[.H55]&amp;&quot; &quot;&amp;[.I55]" office:value-type="string" office:string-value="53:{ id:'Title03', on:'0', TargetClass:'geany_Title03', fg:'#000000', bg:'#000000', isBold:false, isItalic:false }," calcext:value-type="string">
            <text:p>53:{ id:'Title03', on:'0', TargetClass:'geany_Title03', fg:'#000000', bg:'#000000', isBold:false, isItalic:false },</text:p>
          </table:table-cell>
        </table:table-row>
      </table:table>
      <table:named-expressions/>
      <table:database-ranges>
        <table:database-range table:name="__Anonymous_Sheet_DB__0" table:target-range-address="Init.A33:Init.O6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CSS.A1:CSS.A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JavaScript_old.B1:JavaScript_old.I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22:16:51.130681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8:46:21.840722836</meta:creation-date>
    <dc:date>2018-01-09T23:45:09.000739045</dc:date>
    <meta:editing-duration>PT8H38S</meta:editing-duration>
    <meta:editing-cycles>40</meta:editing-cycles>
    <meta:generator>LibreOffice/5.2.7.2$Linux_X86_64 LibreOffice_project/20m0$Build-2</meta:generator>
    <meta:document-statistic meta:table-count="4" meta:cell-count="2543" meta:object-count="0"/>
  </office:meta>
</office:document-meta>
</file>